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12/styles.xml" manifest:media-type="text/xml"/>
  <manifest:file-entry manifest:full-path="Object 9/styles.xml" manifest:media-type="text/xml"/>
  <manifest:file-entry manifest:full-path="Object 10/styles.xml" manifest:media-type="text/xml"/>
  <manifest:file-entry manifest:full-path="Object 13/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7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4/content.xml" manifest:media-type="text/xml"/>
  <manifest:file-entry manifest:full-path="Object 8/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TableColumn3" style:family="table-column">
      <style:table-column-properties style:column-width="5.3458in"/>
    </style:style>
    <style:style style:name="Table2" style:family="table">
      <style:table-properties style:width="5.3458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6" style:parent-style-name="DefaultParagraphFont" style:family="text">
      <style:text-properties fo:color="#2E74B5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5B9BD5" fo:border-bottom="none" fo:border-right="none" style:writing-mode="lr-tb" fo:padding-top="0in" fo:padding-left="0.1in" fo:padding-bottom="0in" fo:padding-right="0.0798in"/>
    </style:style>
    <style:style style:name="P9" style:parent-style-name="NoSpacing" style:family="paragraph">
      <style:paragraph-properties fo:line-height="90%"/>
    </style:style>
    <style:style style:name="T10" style:parent-style-name="DefaultParagraphFont" style:family="text">
      <style:text-properties style:font-name="Calibri Light" style:font-name-asian="Times New Roman" style:font-name-complex="Times New Roman" fo:color="#5B9BD5" fo:font-size="28pt" style:font-size-asian="28pt" style:font-size-complex="28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13" style:parent-style-name="DefaultParagraphFont" style:family="text">
      <style:text-properties fo:color="#2E74B5" fo:font-size="12pt" style:font-size-asian="12pt" style:font-size-complex="12pt"/>
    </style:style>
    <style:style style:name="T14" style:parent-style-name="DefaultParagraphFont" style:family="text">
      <style:text-properties fo:color="#2E74B5" fo:font-size="12pt" style:font-size-asian="12pt" style:font-size-complex="12pt"/>
    </style:style>
    <style:style style:name="T15" style:parent-style-name="DefaultParagraphFont" style:family="text">
      <style:text-properties fo:color="#2E74B5" fo:font-size="12pt" style:font-size-asian="12pt" style:font-size-complex="12pt"/>
    </style:style>
    <style:style style:name="P16" style:parent-style-name="Normal" style:family="paragraph">
      <style:text-properties text:display="none"/>
    </style:style>
    <style:style style:name="TableColumn18" style:family="table-column">
      <style:table-column-properties style:column-width="5.1631in"/>
    </style:style>
    <style:style style:name="Table17" style:family="table">
      <style:table-properties style:width="5.1631in" style:rel-width="77.14%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.15in" fo:padding-left="0.0798in" fo:padding-bottom="0.15in" fo:padding-right="0.0798in"/>
    </style:style>
    <style:style style:name="T21" style:parent-style-name="DefaultParagraphFont" style:family="text">
      <style:text-properties fo:color="#5B9BD5" fo:font-size="14pt" style:font-size-asian="14pt" style:font-size-complex="14pt"/>
    </style:style>
    <style:style style:name="T22" style:parent-style-name="DefaultParagraphFont" style:family="text">
      <style:text-properties fo:color="#5B9BD5" fo:font-size="14pt" style:font-size-asian="14pt" style:font-size-complex="14pt"/>
    </style:style>
    <style:style style:name="P23" style:parent-style-name="NoSpacing" style:family="paragraph">
      <style:text-properties fo:color="#5B9BD5"/>
    </style:style>
    <style:style style:name="P24" style:parent-style-name="Normal" style:family="paragraph">
      <style:paragraph-properties fo:break-before="page"/>
      <style:text-properties fo:hyphenate="true"/>
    </style:style>
    <style:style style:name="P25" style:parent-style-name="Standard" style:family="paragraph">
      <style:paragraph-properties style:text-autospace="none"/>
    </style:style>
    <style:style style:name="T26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27" style:parent-style-name="Standard" style:family="paragraph">
      <style:paragraph-properties style:text-autospace="none"/>
    </style:style>
    <style:style style:name="T28" style:parent-style-name="DefaultParagraphFont" style:family="text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1" style:parent-style-name="Standard" style:family="paragraph">
      <style:paragraph-properties style:text-autospace="none"/>
    </style:style>
    <style:style style:name="T3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3" style:parent-style-name="Standard" style:family="paragraph">
      <style:paragraph-properties style:text-autospace="none"/>
    </style:style>
    <style:style style:name="T3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37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38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39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4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41" style:parent-style-name="Standard" style:family="paragraph">
      <style:paragraph-properties style:text-autospace="none" fo:margin-left="0.0208in" fo:text-indent="-0.25in">
        <style:tab-stops/>
      </style:paragraph-properties>
    </style:style>
    <style:style style:name="T4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43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44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4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46" style:parent-style-name="Standard" style:family="paragraph">
      <style:paragraph-properties style:text-autospace="none"/>
      <style:text-properties style:font-name="Arial" style:font-name-complex="Arial" fo:font-size="7pt" style:font-size-asian="7pt" style:font-size-complex="7pt"/>
    </style:style>
    <style:style style:name="P47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48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49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5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51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5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5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5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55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5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5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58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5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61" style:parent-style-name="Standard" style:family="paragraph">
      <style:paragraph-properties style:text-autospace="none"/>
    </style:style>
    <style:style style:name="T6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63" style:parent-style-name="Standard" style:family="paragraph">
      <style:paragraph-properties style:text-autospace="none" fo:text-align="start"/>
    </style:style>
    <style:style style:name="P64" style:parent-style-name="Standard" style:family="paragraph">
      <style:paragraph-properties style:text-autospace="none"/>
    </style:style>
    <style:style style:name="T6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66" style:parent-style-name="Standard" style:family="paragraph">
      <style:paragraph-properties style:text-autospace="none"/>
    </style:style>
    <style:style style:name="T6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68" style:parent-style-name="Standard" style:family="paragraph">
      <style:paragraph-properties style:text-autospace="none"/>
    </style:style>
    <style:style style:name="T6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0" style:parent-style-name="Standard" style:family="paragraph">
      <style:paragraph-properties style:text-autospace="none"/>
    </style:style>
    <style:style style:name="T71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7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7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8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9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1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2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3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4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57" style:parent-style-name="Standard" style:family="paragraph">
      <style:paragraph-properties style:text-autospace="none"/>
    </style:style>
    <style:style style:name="T15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5" style:parent-style-name="DefaultParagraphFont" style:family="text">
      <style:text-properties style:font-name="Arial" style:font-name-complex="Arial" fo:color="#000000" fo:font-size="7pt" style:font-size-asian="7pt" style:font-size-complex="7pt" fo:language="en" fo:country="US"/>
    </style:style>
    <style:style style:name="T16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16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6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7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89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0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5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6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8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9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0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1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2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3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4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05" style:parent-style-name="Standard" style:family="paragraph">
      <style:paragraph-properties style:text-autospace="none"/>
    </style:style>
    <style:style style:name="T206" style:parent-style-name="DefaultParagraphFont" style:family="text">
      <style:text-properties fo:font-size="8pt" style:font-size-asian="8pt" style:font-size-complex="8pt"/>
    </style:style>
    <style:style style:name="T207" style:parent-style-name="DefaultParagraphFont" style:family="text">
      <style:text-properties fo:font-size="8pt" style:font-size-asian="8pt" style:font-size-complex="8pt"/>
    </style:style>
    <style:style style:name="T208" style:parent-style-name="DefaultParagraphFont" style:family="text">
      <style:text-properties fo:font-size="8pt" style:font-size-asian="8pt" style:font-size-complex="8pt"/>
    </style:style>
    <style:style style:name="T209" style:parent-style-name="DefaultParagraphFont" style:family="text">
      <style:text-properties fo:font-size="8pt" style:font-size-asian="8pt" style:font-size-complex="8pt"/>
    </style:style>
    <style:style style:name="T210" style:parent-style-name="DefaultParagraphFont" style:family="text">
      <style:text-properties fo:font-size="8pt" style:font-size-asian="8pt" style:font-size-complex="8pt"/>
    </style:style>
    <style:style style:name="T211" style:parent-style-name="DefaultParagraphFont" style:family="text">
      <style:text-properties fo:font-size="8pt" style:font-size-asian="8pt" style:font-size-complex="8pt"/>
    </style:style>
    <style:style style:name="T212" style:parent-style-name="DefaultParagraphFont" style:family="text">
      <style:text-properties fo:font-size="8pt" style:font-size-asian="8pt" style:font-size-complex="8pt"/>
    </style:style>
    <style:style style:name="T213" style:parent-style-name="DefaultParagraphFont" style:family="text">
      <style:text-properties fo:font-size="8pt" style:font-size-asian="8pt" style:font-size-complex="8pt"/>
    </style:style>
    <style:style style:name="T214" style:parent-style-name="DefaultParagraphFont" style:family="text">
      <style:text-properties fo:font-size="8pt" style:font-size-asian="8pt" style:font-size-complex="8pt"/>
    </style:style>
    <style:style style:name="T215" style:parent-style-name="DefaultParagraphFont" style:family="text">
      <style:text-properties fo:font-size="8pt" style:font-size-asian="8pt" style:font-size-complex="8pt"/>
    </style:style>
    <style:style style:name="T216" style:parent-style-name="DefaultParagraphFont" style:family="text">
      <style:text-properties fo:font-size="8pt" style:font-size-asian="8pt" style:font-size-complex="8pt"/>
    </style:style>
    <style:style style:name="T217" style:parent-style-name="DefaultParagraphFont" style:family="text">
      <style:text-properties fo:font-size="8pt" style:font-size-asian="8pt" style:font-size-complex="8pt"/>
    </style:style>
    <style:style style:name="T218" style:parent-style-name="DefaultParagraphFont" style:family="text">
      <style:text-properties fo:font-size="8pt" style:font-size-asian="8pt" style:font-size-complex="8pt"/>
    </style:style>
    <style:style style:name="T219" style:parent-style-name="DefaultParagraphFont" style:family="text">
      <style:text-properties fo:font-size="8pt" style:font-size-asian="8pt" style:font-size-complex="8pt"/>
    </style:style>
    <style:style style:name="T220" style:parent-style-name="DefaultParagraphFont" style:family="text">
      <style:text-properties fo:font-size="8pt" style:font-size-asian="8pt" style:font-size-complex="8pt"/>
    </style:style>
    <style:style style:name="T221" style:parent-style-name="DefaultParagraphFont" style:family="text">
      <style:text-properties fo:font-size="8pt" style:font-size-asian="8pt" style:font-size-complex="8pt"/>
    </style:style>
    <style:style style:name="T222" style:parent-style-name="DefaultParagraphFont" style:family="text">
      <style:text-properties fo:font-size="8pt" style:font-size-asian="8pt" style:font-size-complex="8pt"/>
    </style:style>
    <style:style style:name="T223" style:parent-style-name="DefaultParagraphFont" style:family="text">
      <style:text-properties fo:font-size="8pt" style:font-size-asian="8pt" style:font-size-complex="8pt"/>
    </style:style>
    <style:style style:name="T224" style:parent-style-name="DefaultParagraphFont" style:family="text">
      <style:text-properties fo:font-size="8pt" style:font-size-asian="8pt" style:font-size-complex="8pt"/>
    </style:style>
    <style:style style:name="T225" style:parent-style-name="DefaultParagraphFont" style:family="text">
      <style:text-properties fo:font-size="8pt" style:font-size-asian="8pt" style:font-size-complex="8pt"/>
    </style:style>
    <style:style style:name="T226" style:parent-style-name="DefaultParagraphFont" style:family="text">
      <style:text-properties fo:font-size="8pt" style:font-size-asian="8pt" style:font-size-complex="8pt"/>
    </style:style>
    <style:style style:name="T227" style:parent-style-name="DefaultParagraphFont" style:family="text">
      <style:text-properties fo:font-size="8pt" style:font-size-asian="8pt" style:font-size-complex="8pt"/>
    </style:style>
    <style:style style:name="T228" style:parent-style-name="DefaultParagraphFont" style:family="text">
      <style:text-properties fo:font-size="8pt" style:font-size-asian="8pt" style:font-size-complex="8pt"/>
    </style:style>
    <style:style style:name="T229" style:parent-style-name="DefaultParagraphFont" style:family="text">
      <style:text-properties fo:font-size="8pt" style:font-size-asian="8pt" style:font-size-complex="8pt" fo:language="en" fo:country="US"/>
    </style:style>
    <style:style style:name="T230" style:parent-style-name="DefaultParagraphFont" style:family="text">
      <style:text-properties fo:font-size="8pt" style:font-size-asian="8pt" style:font-size-complex="8pt" fo:language="en" fo:country="US"/>
    </style:style>
    <style:style style:name="P231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32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33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34" style:parent-style-name="Standard" style:family="paragraph">
      <style:paragraph-properties style:text-autospace="none"/>
    </style:style>
    <style:style style:name="T235" style:parent-style-name="DefaultParagraphFont" style:family="text">
      <style:text-properties fo:font-size="8pt" style:font-size-asian="8pt" style:font-size-complex="8pt"/>
    </style:style>
    <style:style style:name="T236" style:parent-style-name="DefaultParagraphFont" style:family="text">
      <style:text-properties fo:font-size="8pt" style:font-size-asian="8pt" style:font-size-complex="8pt" fo:language="en" fo:country="US"/>
    </style:style>
    <style:style style:name="T237" style:parent-style-name="DefaultParagraphFont" style:family="text">
      <style:text-properties fo:font-size="8pt" style:font-size-asian="8pt" style:font-size-complex="8pt" fo:language="en" fo:country="US"/>
    </style:style>
    <style:style style:name="P238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39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40" style:parent-style-name="Standard" style:family="paragraph">
      <style:paragraph-properties style:text-autospace="none"/>
    </style:style>
    <style:style style:name="P241" style:parent-style-name="Standard" style:family="paragraph">
      <style:paragraph-properties style:text-autospace="none"/>
    </style:style>
    <style:style style:name="T242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43" style:parent-style-name="Standard" style:family="paragraph">
      <style:paragraph-properties style:text-autospace="none"/>
    </style:style>
    <style:style style:name="T244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45" style:parent-style-name="Standard" style:family="paragraph">
      <style:paragraph-properties style:text-autospace="none"/>
    </style:style>
    <style:style style:name="T2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7" style:parent-style-name="Standard" style:family="paragraph">
      <style:paragraph-properties style:text-autospace="none"/>
    </style:style>
    <style:style style:name="T2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49" style:parent-style-name="Standard" style:family="paragraph">
      <style:paragraph-properties style:text-autospace="none"/>
    </style:style>
    <style:style style:name="T2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1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252" style:parent-style-name="Standard" style:family="paragraph">
      <style:paragraph-properties style:text-autospace="none"/>
    </style:style>
    <style:style style:name="T2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4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255" style:parent-style-name="Standard" style:family="paragraph">
      <style:paragraph-properties style:text-autospace="none"/>
    </style:style>
    <style:style style:name="T2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57" style:parent-style-name="Standard" style:family="paragraph">
      <style:paragraph-properties style:text-autospace="none"/>
    </style:style>
    <style:style style:name="T2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65" style:parent-style-name="Standard" style:family="paragraph">
      <style:paragraph-properties style:text-autospace="none"/>
    </style:style>
    <style:style style:name="T2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72" style:parent-style-name="Standard" style:family="paragraph">
      <style:paragraph-properties style:text-autospace="none"/>
    </style:style>
    <style:style style:name="T2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0" style:parent-style-name="Standard" style:family="paragraph">
      <style:paragraph-properties style:text-autospace="none"/>
    </style:style>
    <style:style style:name="T2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88" style:parent-style-name="Standard" style:family="paragraph">
      <style:paragraph-properties style:text-autospace="none"/>
    </style:style>
    <style:style style:name="T2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95" style:parent-style-name="Standard" style:family="paragraph">
      <style:paragraph-properties style:text-autospace="none"/>
    </style:style>
    <style:style style:name="T2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2" style:parent-style-name="Standard" style:family="paragraph">
      <style:paragraph-properties style:text-autospace="none"/>
    </style:style>
    <style:style style:name="T3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09" style:parent-style-name="Standard" style:family="paragraph">
      <style:paragraph-properties style:text-autospace="none"/>
    </style:style>
    <style:style style:name="T3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17" style:parent-style-name="Standard" style:family="paragraph">
      <style:paragraph-properties style:text-autospace="none"/>
    </style:style>
    <style:style style:name="T3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26" style:parent-style-name="Standard" style:family="paragraph">
      <style:paragraph-properties style:text-autospace="none"/>
    </style:style>
    <style:style style:name="T3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34" style:parent-style-name="Standard" style:family="paragraph">
      <style:paragraph-properties style:text-autospace="none"/>
    </style:style>
    <style:style style:name="T3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0" style:parent-style-name="Standard" style:family="paragraph">
      <style:paragraph-properties style:text-autospace="none"/>
    </style:style>
    <style:style style:name="T3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48" style:parent-style-name="Standard" style:family="paragraph">
      <style:paragraph-properties style:text-autospace="none"/>
    </style:style>
    <style:style style:name="T3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55" style:parent-style-name="Standard" style:family="paragraph">
      <style:paragraph-properties style:text-autospace="none"/>
    </style:style>
    <style:style style:name="T3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62" style:parent-style-name="Standard" style:family="paragraph">
      <style:paragraph-properties style:text-autospace="none"/>
    </style:style>
    <style:style style:name="T3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0" style:parent-style-name="Standard" style:family="paragraph">
      <style:paragraph-properties style:text-autospace="none"/>
    </style:style>
    <style:style style:name="T3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79" style:parent-style-name="Standard" style:family="paragraph">
      <style:paragraph-properties style:text-autospace="none"/>
    </style:style>
    <style:style style:name="T3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86" style:parent-style-name="Standard" style:family="paragraph">
      <style:paragraph-properties style:text-autospace="none"/>
    </style:style>
    <style:style style:name="T3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394" style:parent-style-name="Standard" style:family="paragraph">
      <style:paragraph-properties style:text-autospace="none"/>
    </style:style>
    <style:style style:name="T3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3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02" style:parent-style-name="Standard" style:family="paragraph">
      <style:paragraph-properties style:text-autospace="none"/>
    </style:style>
    <style:style style:name="T4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0" style:parent-style-name="Standard" style:family="paragraph">
      <style:paragraph-properties style:text-autospace="none"/>
    </style:style>
    <style:style style:name="T4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3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414" style:parent-style-name="Standard" style:family="paragraph">
      <style:paragraph-properties style:text-autospace="none"/>
    </style:style>
    <style:style style:name="T4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16" style:parent-style-name="Standard" style:family="paragraph">
      <style:paragraph-properties style:text-autospace="none"/>
    </style:style>
    <style:style style:name="T41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24" style:parent-style-name="Standard" style:family="paragraph">
      <style:paragraph-properties style:text-autospace="none"/>
    </style:style>
    <style:style style:name="T4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32" style:parent-style-name="Standard" style:family="paragraph">
      <style:paragraph-properties style:text-autospace="none"/>
    </style:style>
    <style:style style:name="T4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0" style:parent-style-name="Standard" style:family="paragraph">
      <style:paragraph-properties style:text-autospace="none"/>
    </style:style>
    <style:style style:name="T4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49" style:parent-style-name="Standard" style:family="paragraph">
      <style:paragraph-properties style:text-autospace="none"/>
    </style:style>
    <style:style style:name="T4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57" style:parent-style-name="Standard" style:family="paragraph">
      <style:paragraph-properties style:text-autospace="none"/>
    </style:style>
    <style:style style:name="T4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61" style:parent-style-name="Standard" style:family="paragraph">
      <style:paragraph-properties style:text-autospace="none"/>
    </style:style>
    <style:style style:name="T4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67" style:parent-style-name="Standard" style:family="paragraph">
      <style:paragraph-properties style:text-autospace="none"/>
    </style:style>
    <style:style style:name="T4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73" style:parent-style-name="Standard" style:family="paragraph">
      <style:paragraph-properties style:text-autospace="none"/>
    </style:style>
    <style:style style:name="T4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81" style:parent-style-name="Standard" style:family="paragraph">
      <style:paragraph-properties style:text-autospace="none"/>
    </style:style>
    <style:style style:name="T4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89" style:parent-style-name="Standard" style:family="paragraph">
      <style:paragraph-properties style:text-autospace="none"/>
    </style:style>
    <style:style style:name="T4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495" style:parent-style-name="Standard" style:family="paragraph">
      <style:paragraph-properties style:text-autospace="none"/>
    </style:style>
    <style:style style:name="T4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4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01" style:parent-style-name="Standard" style:family="paragraph">
      <style:paragraph-properties style:text-autospace="none"/>
    </style:style>
    <style:style style:name="T5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09" style:parent-style-name="Standard" style:family="paragraph">
      <style:paragraph-properties style:text-autospace="none"/>
    </style:style>
    <style:style style:name="T5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17" style:parent-style-name="Standard" style:family="paragraph">
      <style:paragraph-properties style:text-autospace="none"/>
    </style:style>
    <style:style style:name="T5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25" style:parent-style-name="Standard" style:family="paragraph">
      <style:paragraph-properties style:text-autospace="none"/>
    </style:style>
    <style:style style:name="T5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34" style:parent-style-name="Standard" style:family="paragraph">
      <style:paragraph-properties style:text-autospace="none"/>
    </style:style>
    <style:style style:name="T5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40" style:parent-style-name="Standard" style:family="paragraph">
      <style:paragraph-properties style:text-autospace="none"/>
    </style:style>
    <style:style style:name="T5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46" style:parent-style-name="Standard" style:family="paragraph">
      <style:paragraph-properties style:text-autospace="none"/>
    </style:style>
    <style:style style:name="T5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54" style:parent-style-name="Standard" style:family="paragraph">
      <style:paragraph-properties style:text-autospace="none"/>
    </style:style>
    <style:style style:name="T5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62" style:parent-style-name="Standard" style:family="paragraph">
      <style:paragraph-properties style:text-autospace="none"/>
    </style:style>
    <style:style style:name="T5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70" style:parent-style-name="Standard" style:family="paragraph">
      <style:paragraph-properties style:text-autospace="none"/>
    </style:style>
    <style:style style:name="T5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76" style:parent-style-name="Standard" style:family="paragraph">
      <style:paragraph-properties style:text-autospace="none"/>
    </style:style>
    <style:style style:name="T5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83" style:parent-style-name="Standard" style:family="paragraph">
      <style:paragraph-properties style:text-autospace="none"/>
    </style:style>
    <style:style style:name="T5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90" style:parent-style-name="Standard" style:family="paragraph">
      <style:paragraph-properties style:text-autospace="none"/>
    </style:style>
    <style:style style:name="T5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5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598" style:parent-style-name="Standard" style:family="paragraph">
      <style:paragraph-properties style:text-autospace="none"/>
    </style:style>
    <style:style style:name="T5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06" style:parent-style-name="Standard" style:family="paragraph">
      <style:paragraph-properties style:text-autospace="none"/>
    </style:style>
    <style:style style:name="T6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12" style:parent-style-name="Standard" style:family="paragraph">
      <style:paragraph-properties style:text-autospace="none"/>
    </style:style>
    <style:style style:name="T6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19" style:parent-style-name="Standard" style:family="paragraph">
      <style:paragraph-properties style:text-autospace="none"/>
    </style:style>
    <style:style style:name="T6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26" style:parent-style-name="Standard" style:family="paragraph">
      <style:paragraph-properties style:text-autospace="none"/>
    </style:style>
    <style:style style:name="T6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34" style:parent-style-name="Standard" style:family="paragraph">
      <style:paragraph-properties style:text-autospace="none"/>
    </style:style>
    <style:style style:name="T6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42" style:parent-style-name="Standard" style:family="paragraph">
      <style:paragraph-properties style:text-autospace="none"/>
    </style:style>
    <style:style style:name="T6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48" style:parent-style-name="Standard" style:family="paragraph">
      <style:paragraph-properties style:text-autospace="none"/>
    </style:style>
    <style:style style:name="T6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55" style:parent-style-name="Standard" style:family="paragraph">
      <style:paragraph-properties style:text-autospace="none"/>
    </style:style>
    <style:style style:name="T6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62" style:parent-style-name="Standard" style:family="paragraph">
      <style:paragraph-properties style:text-autospace="none"/>
    </style:style>
    <style:style style:name="T6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70" style:parent-style-name="Standard" style:family="paragraph">
      <style:paragraph-properties style:text-autospace="none"/>
    </style:style>
    <style:style style:name="T6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7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678" style:parent-style-name="Standard" style:family="paragraph">
      <style:paragraph-properties style:text-autospace="none"/>
    </style:style>
    <style:style style:name="T6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80" style:parent-style-name="Standard" style:family="paragraph">
      <style:paragraph-properties style:text-autospace="none"/>
    </style:style>
    <style:style style:name="T6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88" style:parent-style-name="Standard" style:family="paragraph">
      <style:paragraph-properties style:text-autospace="none"/>
    </style:style>
    <style:style style:name="T6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695" style:parent-style-name="Standard" style:family="paragraph">
      <style:paragraph-properties style:text-autospace="none"/>
    </style:style>
    <style:style style:name="T6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6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02" style:parent-style-name="Standard" style:family="paragraph">
      <style:paragraph-properties style:text-autospace="none"/>
    </style:style>
    <style:style style:name="T7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09" style:parent-style-name="Standard" style:family="paragraph">
      <style:paragraph-properties style:text-autospace="none"/>
    </style:style>
    <style:style style:name="T7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17" style:parent-style-name="Standard" style:family="paragraph">
      <style:paragraph-properties style:text-autospace="none"/>
    </style:style>
    <style:style style:name="T7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23" style:parent-style-name="Standard" style:family="paragraph">
      <style:paragraph-properties style:text-autospace="none"/>
    </style:style>
    <style:style style:name="T7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30" style:parent-style-name="Standard" style:family="paragraph">
      <style:paragraph-properties style:text-autospace="none"/>
    </style:style>
    <style:style style:name="T7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38" style:parent-style-name="Standard" style:family="paragraph">
      <style:paragraph-properties style:text-autospace="none"/>
    </style:style>
    <style:style style:name="T7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45" style:parent-style-name="Standard" style:family="paragraph">
      <style:paragraph-properties style:text-autospace="none"/>
    </style:style>
    <style:style style:name="T7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53" style:parent-style-name="Standard" style:family="paragraph">
      <style:paragraph-properties style:text-autospace="none"/>
    </style:style>
    <style:style style:name="T7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60" style:parent-style-name="Standard" style:family="paragraph">
      <style:paragraph-properties style:text-autospace="none"/>
    </style:style>
    <style:style style:name="T7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62" style:parent-style-name="Standard" style:family="paragraph">
      <style:paragraph-properties style:text-autospace="none"/>
    </style:style>
    <style:style style:name="T7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69" style:parent-style-name="Standard" style:family="paragraph">
      <style:paragraph-properties style:text-autospace="none"/>
    </style:style>
    <style:style style:name="T7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72" style:parent-style-name="Standard" style:family="paragraph">
      <style:paragraph-properties style:text-autospace="none"/>
    </style:style>
    <style:style style:name="T7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782" style:parent-style-name="Standard" style:family="paragraph">
      <style:paragraph-properties style:text-autospace="none"/>
    </style:style>
    <style:style style:name="T7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784" style:parent-style-name="Standard" style:family="paragraph">
      <style:paragraph-properties style:text-autospace="none"/>
    </style:style>
    <style:style style:name="T7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 fo:language="en" fo:country="US"/>
    </style:style>
    <style:style style:name="P793" style:parent-style-name="Standard" style:family="paragraph">
      <style:paragraph-properties style:text-autospace="none"/>
    </style:style>
    <style:style style:name="T7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7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01" style:parent-style-name="Standard" style:family="paragraph">
      <style:paragraph-properties style:text-autospace="none"/>
    </style:style>
    <style:style style:name="T8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07" style:parent-style-name="Standard" style:family="paragraph">
      <style:paragraph-properties style:text-autospace="none"/>
    </style:style>
    <style:style style:name="T8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09" style:parent-style-name="Standard" style:family="paragraph">
      <style:paragraph-properties style:text-autospace="none"/>
    </style:style>
    <style:style style:name="T8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1" style:parent-style-name="Standard" style:family="paragraph">
      <style:paragraph-properties style:text-autospace="none"/>
    </style:style>
    <style:style style:name="T8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3" style:parent-style-name="Standard" style:family="paragraph">
      <style:paragraph-properties style:text-autospace="none"/>
    </style:style>
    <style:style style:name="T8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5" style:parent-style-name="Standard" style:family="paragraph">
      <style:paragraph-properties style:text-autospace="none"/>
    </style:style>
    <style:style style:name="T8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7" style:parent-style-name="Standard" style:family="paragraph">
      <style:paragraph-properties style:text-autospace="none"/>
    </style:style>
    <style:style style:name="T8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19" style:parent-style-name="Standard" style:family="paragraph">
      <style:paragraph-properties style:text-autospace="none"/>
    </style:style>
    <style:style style:name="T8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27" style:parent-style-name="Standard" style:family="paragraph">
      <style:paragraph-properties style:text-autospace="none"/>
    </style:style>
    <style:style style:name="T8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36" style:parent-style-name="Standard" style:family="paragraph">
      <style:paragraph-properties style:text-autospace="none"/>
    </style:style>
    <style:style style:name="T8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44" style:parent-style-name="Standard" style:family="paragraph">
      <style:paragraph-properties style:text-autospace="none"/>
    </style:style>
    <style:style style:name="T8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53" style:parent-style-name="Standard" style:family="paragraph">
      <style:paragraph-properties style:text-autospace="none"/>
    </style:style>
    <style:style style:name="T8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60" style:parent-style-name="Standard" style:family="paragraph">
      <style:paragraph-properties style:text-autospace="none"/>
    </style:style>
    <style:style style:name="T8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68" style:parent-style-name="Standard" style:family="paragraph">
      <style:paragraph-properties style:text-autospace="none"/>
    </style:style>
    <style:style style:name="T8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76" style:parent-style-name="Standard" style:family="paragraph">
      <style:paragraph-properties style:text-autospace="none"/>
    </style:style>
    <style:style style:name="T8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85" style:parent-style-name="Standard" style:family="paragraph">
      <style:paragraph-properties style:text-autospace="none"/>
    </style:style>
    <style:style style:name="T8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892" style:parent-style-name="Standard" style:family="paragraph">
      <style:paragraph-properties style:text-autospace="none"/>
    </style:style>
    <style:style style:name="T8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8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00" style:parent-style-name="Standard" style:family="paragraph">
      <style:paragraph-properties style:text-autospace="none"/>
    </style:style>
    <style:style style:name="T9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08" style:parent-style-name="Standard" style:family="paragraph">
      <style:paragraph-properties style:text-autospace="none"/>
    </style:style>
    <style:style style:name="T9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17" style:parent-style-name="Standard" style:family="paragraph">
      <style:paragraph-properties style:text-autospace="none"/>
    </style:style>
    <style:style style:name="T9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26" style:parent-style-name="Standard" style:family="paragraph">
      <style:paragraph-properties style:text-autospace="none"/>
    </style:style>
    <style:style style:name="T9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34" style:parent-style-name="Standard" style:family="paragraph">
      <style:paragraph-properties style:text-autospace="none"/>
    </style:style>
    <style:style style:name="T9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36" style:parent-style-name="Standard" style:family="paragraph">
      <style:paragraph-properties style:text-autospace="none"/>
    </style:style>
    <style:style style:name="T9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38" style:parent-style-name="Standard" style:family="paragraph">
      <style:paragraph-properties style:text-autospace="none"/>
    </style:style>
    <style:style style:name="T9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46" style:parent-style-name="Standard" style:family="paragraph">
      <style:paragraph-properties style:text-autospace="none"/>
    </style:style>
    <style:style style:name="T9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54" style:parent-style-name="Standard" style:family="paragraph">
      <style:paragraph-properties style:text-autospace="none"/>
    </style:style>
    <style:style style:name="T9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62" style:parent-style-name="Standard" style:family="paragraph">
      <style:paragraph-properties style:text-autospace="none"/>
    </style:style>
    <style:style style:name="T9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70" style:parent-style-name="Standard" style:family="paragraph">
      <style:paragraph-properties style:text-autospace="none"/>
    </style:style>
    <style:style style:name="T9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78" style:parent-style-name="Standard" style:family="paragraph">
      <style:paragraph-properties style:text-autospace="none"/>
    </style:style>
    <style:style style:name="T9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86" style:parent-style-name="Standard" style:family="paragraph">
      <style:paragraph-properties style:text-autospace="none"/>
    </style:style>
    <style:style style:name="T9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994" style:parent-style-name="Standard" style:family="paragraph">
      <style:paragraph-properties style:text-autospace="none"/>
    </style:style>
    <style:style style:name="T9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9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03" style:parent-style-name="Standard" style:family="paragraph">
      <style:paragraph-properties style:text-autospace="none"/>
    </style:style>
    <style:style style:name="T10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11" style:parent-style-name="Standard" style:family="paragraph">
      <style:paragraph-properties style:text-autospace="none"/>
    </style:style>
    <style:style style:name="T10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17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18" style:parent-style-name="Standard" style:family="paragraph">
      <style:paragraph-properties style:text-autospace="none"/>
    </style:style>
    <style:style style:name="T101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20" style:parent-style-name="Standard" style:family="paragraph">
      <style:paragraph-properties style:text-autospace="none"/>
    </style:style>
    <style:style style:name="T10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28" style:parent-style-name="Standard" style:family="paragraph">
      <style:paragraph-properties style:text-autospace="none"/>
    </style:style>
    <style:style style:name="T10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36" style:parent-style-name="Standard" style:family="paragraph">
      <style:paragraph-properties style:text-autospace="none"/>
    </style:style>
    <style:style style:name="T10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44" style:parent-style-name="Standard" style:family="paragraph">
      <style:paragraph-properties style:text-autospace="none"/>
    </style:style>
    <style:style style:name="T10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5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52" style:parent-style-name="Standard" style:family="paragraph">
      <style:paragraph-properties style:text-autospace="none"/>
      <style:text-properties style:font-name="Arial" style:font-name-complex="Arial" fo:color="#000000" fo:font-size="7pt" style:font-size-asian="7pt" style:font-size-complex="7pt"/>
    </style:style>
    <style:style style:name="P1053" style:parent-style-name="Standard" style:family="paragraph">
      <style:paragraph-properties style:text-autospace="none"/>
    </style:style>
    <style:style style:name="T10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55" style:parent-style-name="Standard" style:family="paragraph">
      <style:paragraph-properties style:text-autospace="none"/>
    </style:style>
    <style:style style:name="T10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5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63" style:parent-style-name="Standard" style:family="paragraph">
      <style:paragraph-properties style:text-autospace="none"/>
    </style:style>
    <style:style style:name="T10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71" style:parent-style-name="Standard" style:family="paragraph">
      <style:paragraph-properties style:text-autospace="none"/>
    </style:style>
    <style:style style:name="T10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80" style:parent-style-name="Standard" style:family="paragraph">
      <style:paragraph-properties style:text-autospace="none"/>
    </style:style>
    <style:style style:name="T10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88" style:parent-style-name="Standard" style:family="paragraph">
      <style:paragraph-properties style:text-autospace="none"/>
    </style:style>
    <style:style style:name="T10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90" style:parent-style-name="Standard" style:family="paragraph">
      <style:paragraph-properties style:text-autospace="none"/>
    </style:style>
    <style:style style:name="T10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092" style:parent-style-name="Standard" style:family="paragraph">
      <style:paragraph-properties style:text-autospace="none"/>
    </style:style>
    <style:style style:name="T10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0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00" style:parent-style-name="Standard" style:family="paragraph">
      <style:paragraph-properties style:text-autospace="none"/>
    </style:style>
    <style:style style:name="T11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0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10" style:parent-style-name="Standard" style:family="paragraph">
      <style:paragraph-properties style:text-autospace="none"/>
    </style:style>
    <style:style style:name="T111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1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19" style:parent-style-name="Standard" style:family="paragraph">
      <style:paragraph-properties style:text-autospace="none"/>
    </style:style>
    <style:style style:name="T112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27" style:parent-style-name="Standard" style:family="paragraph">
      <style:paragraph-properties style:text-autospace="none"/>
    </style:style>
    <style:style style:name="T11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2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35" style:parent-style-name="Standard" style:family="paragraph">
      <style:paragraph-properties style:text-autospace="none"/>
    </style:style>
    <style:style style:name="T113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43" style:parent-style-name="Standard" style:family="paragraph">
      <style:paragraph-properties style:text-autospace="none"/>
    </style:style>
    <style:style style:name="T11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4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50" style:parent-style-name="Standard" style:family="paragraph">
      <style:paragraph-properties style:text-autospace="none"/>
    </style:style>
    <style:style style:name="T11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58" style:parent-style-name="Standard" style:family="paragraph">
      <style:paragraph-properties style:text-autospace="none"/>
    </style:style>
    <style:style style:name="T115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66" style:parent-style-name="Standard" style:family="paragraph">
      <style:paragraph-properties style:text-autospace="none"/>
    </style:style>
    <style:style style:name="T11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74" style:parent-style-name="Standard" style:family="paragraph">
      <style:paragraph-properties style:text-autospace="none"/>
    </style:style>
    <style:style style:name="T11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82" style:parent-style-name="Standard" style:family="paragraph">
      <style:paragraph-properties style:text-autospace="none"/>
    </style:style>
    <style:style style:name="T118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8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90" style:parent-style-name="Standard" style:family="paragraph">
      <style:paragraph-properties style:text-autospace="none"/>
    </style:style>
    <style:style style:name="T119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1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198" style:parent-style-name="Standard" style:family="paragraph">
      <style:paragraph-properties style:text-autospace="none"/>
    </style:style>
    <style:style style:name="T119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20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206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207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08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0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10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11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12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13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14" style:parent-style-name="Standard" style:family="paragraph">
      <style:paragraph-properties style:text-autospace="none"/>
    </style:style>
    <style:style style:name="T1215" style:parent-style-name="DefaultParagraphFont" style:family="text">
      <style:text-properties fo:font-size="8pt" style:font-size-asian="8pt" style:font-size-complex="8pt"/>
    </style:style>
    <style:style style:name="T1216" style:parent-style-name="DefaultParagraphFont" style:family="text">
      <style:text-properties fo:font-size="8pt" style:font-size-asian="8pt" style:font-size-complex="8pt" fo:language="en" fo:country="US"/>
    </style:style>
    <style:style style:name="P1217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218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21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220" style:parent-style-name="Standard" style:family="paragraph">
      <style:paragraph-properties style:text-autospace="none"/>
    </style:style>
    <style:style style:name="T1221" style:parent-style-name="DefaultParagraphFont" style:family="text">
      <style:text-properties fo:font-size="8pt" style:font-size-asian="8pt" style:font-size-complex="8pt"/>
    </style:style>
    <style:style style:name="T1222" style:parent-style-name="DefaultParagraphFont" style:family="text">
      <style:text-properties fo:font-size="8pt" style:font-size-asian="8pt" style:font-size-complex="8pt" fo:language="en" fo:country="US"/>
    </style:style>
    <style:style style:name="T1223" style:parent-style-name="DefaultParagraphFont" style:family="text">
      <style:text-properties fo:font-size="8pt" style:font-size-asian="8pt" style:font-size-complex="8pt" fo:language="en" fo:country="US"/>
    </style:style>
    <style:style style:name="P1224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225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226" style:parent-style-name="Standard" style:family="paragraph">
      <style:paragraph-properties style:text-autospace="none"/>
    </style:style>
    <style:style style:name="T122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228" style:parent-style-name="Standard" style:family="paragraph">
      <style:paragraph-properties style:text-autospace="none"/>
    </style:style>
    <style:style style:name="T122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23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231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232" style:parent-style-name="Standard" style:family="paragraph">
      <style:paragraph-properties style:text-autospace="none"/>
    </style:style>
    <style:style style:name="T123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1235" style:family="table-column">
      <style:table-column-properties style:column-width="1.3437in" style:use-optimal-column-width="false"/>
    </style:style>
    <style:style style:name="TableColumn1236" style:family="table-column">
      <style:table-column-properties style:column-width="1.3437in" style:use-optimal-column-width="false"/>
    </style:style>
    <style:style style:name="TableColumn1237" style:family="table-column">
      <style:table-column-properties style:column-width="1.3333in" style:use-optimal-column-width="false"/>
    </style:style>
    <style:style style:name="TableColumn1238" style:family="table-column">
      <style:table-column-properties style:column-width="1.3437in" style:use-optimal-column-width="false"/>
    </style:style>
    <style:style style:name="TableColumn1239" style:family="table-column">
      <style:table-column-properties style:column-width="1.3437in" style:use-optimal-column-width="false"/>
    </style:style>
    <style:style style:name="Table1234" style:family="table">
      <style:table-properties style:width="6.7083in" fo:margin-left="-0.0062in" table:align="lef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2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2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247" style:family="table-row">
      <style:table-row-properties style:use-optimal-row-height="false"/>
    </style:style>
    <style:style style:name="P1248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1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1444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1445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446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447" style:parent-style-name="Standard" style:family="paragraph">
      <style:paragraph-properties style:text-autospace="none"/>
    </style:style>
    <style:style style:name="T1448" style:parent-style-name="DefaultParagraphFont" style:family="text">
      <style:text-properties style:font-name="Arial" style:font-name-complex="Arial" fo:color="#000000" style:language-asian="lt" style:country-asian="LT" style:language-complex="ar" style:country-complex="SA"/>
    </style:style>
    <style:style style:name="T1449" style:parent-style-name="DefaultParagraphFont" style:family="text">
      <style:text-properties style:font-name="Arial" style:font-name-complex="Arial" style:language-asian="lt" style:country-asian="LT" style:language-complex="ar" style:country-complex="SA"/>
    </style:style>
    <style:style style:name="T1450" style:parent-style-name="DefaultParagraphFont" style:family="text">
      <style:text-properties style:language-asian="lt" style:country-asian="LT" style:language-complex="ar" style:country-complex="SA"/>
    </style:style>
    <style:style style:name="T1451" style:parent-style-name="DefaultParagraphFont" style:family="text">
      <style:text-properties style:language-asian="lt" style:country-asian="LT" style:language-complex="ar" style:country-complex="SA"/>
    </style:style>
    <style:style style:name="T1452" style:parent-style-name="DefaultParagraphFont" style:family="text">
      <style:text-properties style:font-name-asian="Monospace" fo:font-weight="bold" style:font-weight-asian="bold" style:font-weight-complex="bold" fo:font-size="10pt" style:font-size-asian="10pt" style:font-size-complex="10pt"/>
    </style:style>
    <style:style style:name="P1453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45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55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45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5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5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5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62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46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66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46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46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70" style:parent-style-name="Standard" style:family="paragraph">
      <style:paragraph-properties style:text-autospace="none"/>
    </style:style>
    <style:style style:name="T147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72" style:parent-style-name="Standard" style:family="paragraph">
      <style:paragraph-properties style:text-autospace="none" fo:text-align="start"/>
    </style:style>
    <style:style style:name="P1473" style:parent-style-name="Standard" style:family="paragraph">
      <style:paragraph-properties style:text-autospace="none"/>
    </style:style>
    <style:style style:name="T147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75" style:parent-style-name="Standard" style:family="paragraph">
      <style:paragraph-properties style:text-autospace="none"/>
    </style:style>
    <style:style style:name="T1476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477" style:parent-style-name="Standard" style:family="paragraph">
      <style:paragraph-properties style:text-autospace="none"/>
    </style:style>
    <style:style style:name="T147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479" style:parent-style-name="Standard" style:family="paragraph">
      <style:paragraph-properties style:text-autospace="none"/>
    </style:style>
    <style:style style:name="T1480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4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4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14" style:parent-style-name="Standard" style:family="paragraph">
      <style:paragraph-properties style:text-autospace="none"/>
    </style:style>
    <style:style style:name="T151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16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1517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151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1519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152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1521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5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26" style:parent-style-name="Standard" style:family="paragraph">
      <style:paragraph-properties style:text-autospace="none"/>
    </style:style>
    <style:style style:name="T152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2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529" style:parent-style-name="Standard" style:family="paragraph">
      <style:paragraph-properties style:text-autospace="none"/>
    </style:style>
    <style:style style:name="T153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31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5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36" style:parent-style-name="Standard" style:family="paragraph">
      <style:paragraph-properties style:text-autospace="none"/>
    </style:style>
    <style:style style:name="T153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3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3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4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4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4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43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54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 fo:language="en" fo:country="US"/>
    </style:style>
    <style:style style:name="T154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5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4" style:parent-style-name="Standard" style:family="paragraph">
      <style:paragraph-properties style:text-autospace="none">
        <style:tab-stops>
          <style:tab-stop style:type="center" style:position="3.3465in"/>
        </style:tab-stops>
      </style:paragraph-properties>
      <style:text-properties style:font-name="Arial" style:font-name-asian="Monospace" style:font-name-complex="Arial" fo:color="#000000" fo:font-size="7pt" style:font-size-asian="7pt" style:font-size-complex="7pt"/>
    </style:style>
    <style:style style:name="P15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592" style:parent-style-name="Standard" style:family="paragraph">
      <style:paragraph-properties style:text-autospace="none"/>
    </style:style>
    <style:style style:name="T1593" style:parent-style-name="DefaultParagraphFont" style:family="text">
      <style:text-properties fo:font-size="8pt" style:font-size-asian="8pt" style:font-size-complex="8pt"/>
    </style:style>
    <style:style style:name="T1594" style:parent-style-name="DefaultParagraphFont" style:family="text">
      <style:text-properties fo:font-size="8pt" style:font-size-asian="8pt" style:font-size-complex="8pt" fo:language="en" fo:country="US"/>
    </style:style>
    <style:style style:name="P1595" style:parent-style-name="Standard" style:family="paragraph">
      <style:paragraph-properties style:text-autospace="none" fo:margin-left="0.4923in" fo:text-indent="-0.4923in">
        <style:tab-stops/>
      </style:paragraph-properties>
    </style:style>
    <style:style style:name="T1596" style:parent-style-name="DefaultParagraphFont" style:family="text">
      <style:text-properties fo:font-size="8pt" style:font-size-asian="8pt" style:font-size-complex="8pt"/>
    </style:style>
    <style:style style:name="T1597" style:parent-style-name="DefaultParagraphFont" style:family="text">
      <style:text-properties fo:font-size="8pt" style:font-size-asian="8pt" style:font-size-complex="8pt" fo:language="en" fo:country="US"/>
    </style:style>
    <style:style style:name="P1598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59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600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601" style:parent-style-name="Standard" style:family="paragraph">
      <style:paragraph-properties style:text-autospace="none"/>
    </style:style>
    <style:style style:name="T1602" style:parent-style-name="DefaultParagraphFont" style:family="text">
      <style:text-properties fo:font-size="8pt" style:font-size-asian="8pt" style:font-size-complex="8pt"/>
    </style:style>
    <style:style style:name="T1603" style:parent-style-name="DefaultParagraphFont" style:family="text">
      <style:text-properties fo:font-size="8pt" style:font-size-asian="8pt" style:font-size-complex="8pt" fo:language="en" fo:country="US"/>
    </style:style>
    <style:style style:name="P1604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605" style:parent-style-name="Standard" style:family="paragraph">
      <style:paragraph-properties style:text-autospace="none"/>
    </style:style>
    <style:style style:name="P1606" style:parent-style-name="Standard" style:family="paragraph">
      <style:paragraph-properties style:text-autospace="none"/>
    </style:style>
    <style:style style:name="T160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1608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1609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1610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611" style:parent-style-name="Standard" style:family="paragraph">
      <style:paragraph-properties style:text-autospace="none"/>
    </style:style>
    <style:style style:name="T1612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613" style:parent-style-name="Standard" style:family="paragraph">
      <style:paragraph-properties style:text-autospace="none"/>
      <style:text-properties style:font-name="Arial" style:font-name-asian="Monospace" style:font-name-complex="Arial" fo:font-weight="bold" style:font-weight-asian="bold" style:font-weight-complex="bold" fo:color="#000000" fo:font-size="7pt" style:font-size-asian="7pt" style:font-size-complex="7pt"/>
    </style:style>
    <style:style style:name="P16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46" style:parent-style-name="Standard" style:family="paragraph">
      <style:paragraph-properties style:text-autospace="none"/>
    </style:style>
    <style:style style:name="T164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4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6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53" style:parent-style-name="Standard" style:family="paragraph">
      <style:paragraph-properties style:text-autospace="none"/>
    </style:style>
    <style:style style:name="T165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55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656" style:parent-style-name="Standard" style:family="paragraph">
      <style:paragraph-properties style:text-autospace="none"/>
    </style:style>
    <style:style style:name="T165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5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16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63" style:parent-style-name="Standard" style:family="paragraph">
      <style:paragraph-properties style:text-autospace="none"/>
    </style:style>
    <style:style style:name="T1664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6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6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6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6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7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167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 fo:language="en" fo:country="US"/>
    </style:style>
    <style:style style:name="T1672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16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6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1745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46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47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48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4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50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1751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1752" style:parent-style-name="Standard" style:family="paragraph">
      <style:paragraph-properties style:text-autospace="none"/>
    </style:style>
    <style:style style:name="T175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754" style:parent-style-name="Standard" style:family="paragraph">
      <style:paragraph-properties style:text-autospace="none"/>
    </style:style>
    <style:style style:name="T175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75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757" style:parent-style-name="Standard" style:family="paragraph">
      <style:paragraph-properties style:text-autospace="none"/>
      <style:text-properties style:font-name="Arial" style:font-name-complex="Arial"/>
    </style:style>
    <style:style style:name="TableColumn1759" style:family="table-column">
      <style:table-column-properties style:column-width="1.3437in" style:use-optimal-column-width="false"/>
    </style:style>
    <style:style style:name="TableColumn1760" style:family="table-column">
      <style:table-column-properties style:column-width="1.4375in" style:use-optimal-column-width="false"/>
    </style:style>
    <style:style style:name="TableColumn1761" style:family="table-column">
      <style:table-column-properties style:column-width="1.2395in" style:use-optimal-column-width="false"/>
    </style:style>
    <style:style style:name="TableColumn1762" style:family="table-column">
      <style:table-column-properties style:column-width="1.3437in" style:use-optimal-column-width="false"/>
    </style:style>
    <style:style style:name="TableColumn1763" style:family="table-column">
      <style:table-column-properties style:column-width="1.3437in" style:use-optimal-column-width="false"/>
    </style:style>
    <style:style style:name="Table1758" style:family="table">
      <style:table-properties style:width="6.7083in" fo:margin-left="-0.0062in" table:align="left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7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7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7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771" style:family="table-row">
      <style:table-row-properties style:use-optimal-row-height="false"/>
    </style:style>
    <style:style style:name="P1772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8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1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1781" style:family="table-row">
      <style:table-row-properties style:use-optimal-row-height="false"/>
    </style:style>
    <style:style style:name="TableCell1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792" style:family="table-row">
      <style:table-row-properties style:use-optimal-row-height="false"/>
    </style:style>
    <style:style style:name="TableCell1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03" style:family="table-row">
      <style:table-row-properties style:use-optimal-row-height="false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58" style:family="table-row">
      <style:table-row-properties style:use-optimal-row-height="false"/>
    </style:style>
    <style:style style:name="TableCell1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80" style:family="table-row">
      <style:table-row-properties style:use-optimal-row-height="false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891" style:family="table-row">
      <style:table-row-properties style:use-optimal-row-height="false"/>
    </style:style>
    <style:style style:name="TableCell1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02" style:family="table-row">
      <style:table-row-properties style:use-optimal-row-height="false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13" style:family="table-row">
      <style:table-row-properties style:use-optimal-row-height="false"/>
    </style:style>
    <style:style style:name="TableCell1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24" style:family="table-row">
      <style:table-row-properties style:use-optimal-row-height="false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35" style:family="table-row">
      <style:table-row-properties style:use-optimal-row-height="false"/>
    </style:style>
    <style:style style:name="TableCell1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1957" style:family="table-row">
      <style:table-row-properties style:use-optimal-row-height="false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1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1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1968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1969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1970" style:parent-style-name="Standard" style:family="paragraph">
      <style:paragraph-properties style:text-autospace="none"/>
    </style:style>
    <style:style style:name="T1971" style:parent-style-name="DefaultParagraphFont" style:family="text">
      <style:text-properties style:language-asian="lt" style:country-asian="LT" style:language-complex="ar" style:country-complex="SA"/>
    </style:style>
    <style:style style:name="T1972" style:parent-style-name="DefaultParagraphFont" style:family="text">
      <style:text-properties style:language-asian="lt" style:country-asian="LT" style:language-complex="ar" style:country-complex="SA"/>
    </style:style>
    <style:style style:name="T1973" style:parent-style-name="DefaultParagraphFont" style:family="text">
      <style:text-properties style:language-asian="lt" style:country-asian="LT" style:language-complex="ar" style:country-complex="SA"/>
    </style:style>
    <style:style style:name="T1974" style:parent-style-name="DefaultParagraphFont" style:family="text">
      <style:text-properties style:language-asian="lt" style:country-asian="LT" style:language-complex="ar" style:country-complex="SA"/>
    </style:style>
    <style:style style:name="P1975" style:parent-style-name="Standard" style:family="paragraph">
      <style:text-properties style:font-name="Arial" style:font-name-complex="Arial"/>
    </style:style>
    <style:style style:name="P1976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77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1978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7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80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8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8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83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8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8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8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87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8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8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90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9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9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9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94" style:parent-style-name="Standard" style:family="paragraph">
      <style:paragraph-properties style:text-autospace="none" fo:margin-left="0.0208in" fo:text-indent="-0.0312in">
        <style:tab-stops/>
      </style:paragraph-properties>
    </style:style>
    <style:style style:name="T199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9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9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99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1999" style:parent-style-name="Standard" style:family="paragraph">
      <style:paragraph-properties style:text-autospace="none"/>
    </style:style>
    <style:style style:name="T200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001" style:parent-style-name="Standard" style:family="paragraph">
      <style:paragraph-properties style:text-autospace="none" fo:text-align="start"/>
    </style:style>
    <style:style style:name="P2002" style:parent-style-name="Standard" style:family="paragraph">
      <style:paragraph-properties style:text-autospace="none"/>
    </style:style>
    <style:style style:name="T200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004" style:parent-style-name="Standard" style:family="paragraph">
      <style:paragraph-properties style:text-autospace="none"/>
    </style:style>
    <style:style style:name="T200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006" style:parent-style-name="Standard" style:family="paragraph">
      <style:paragraph-properties style:text-autospace="none"/>
    </style:style>
    <style:style style:name="T200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008" style:parent-style-name="Standard" style:family="paragraph">
      <style:paragraph-properties style:text-autospace="none"/>
    </style:style>
    <style:style style:name="T2009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0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50" style:parent-style-name="Standard" style:family="paragraph">
      <style:paragraph-properties style:text-autospace="none"/>
    </style:style>
    <style:style style:name="T205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52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5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54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55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0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60" style:parent-style-name="Standard" style:family="paragraph">
      <style:paragraph-properties style:text-autospace="none"/>
    </style:style>
    <style:style style:name="T206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62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63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64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65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066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067" style:parent-style-name="Standard" style:family="paragraph">
      <style:paragraph-properties style:text-autospace="none"/>
    </style:style>
    <style:style style:name="T206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69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0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74" style:parent-style-name="Standard" style:family="paragraph">
      <style:paragraph-properties style:text-autospace="none"/>
    </style:style>
    <style:style style:name="T2075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76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7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7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79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8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081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0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0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0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42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143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144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145" style:parent-style-name="Standard" style:family="paragraph">
      <style:paragraph-properties style:text-autospace="none"/>
    </style:style>
    <style:style style:name="T2146" style:parent-style-name="DefaultParagraphFont" style:family="text">
      <style:text-properties fo:font-size="8pt" style:font-size-asian="8pt" style:font-size-complex="8pt"/>
    </style:style>
    <style:style style:name="T2147" style:parent-style-name="DefaultParagraphFont" style:family="text">
      <style:text-properties fo:font-size="8pt" style:font-size-asian="8pt" style:font-size-complex="8pt" fo:language="en" fo:country="US"/>
    </style:style>
    <style:style style:name="P2148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149" style:parent-style-name="Standard" style:family="paragraph">
      <style:paragraph-properties style:text-autospace="none"/>
    </style:style>
    <style:style style:name="T2150" style:parent-style-name="DefaultParagraphFont" style:family="text">
      <style:text-properties fo:font-size="8pt" style:font-size-asian="8pt" style:font-size-complex="8pt" fo:language="en" fo:country="US"/>
    </style:style>
    <style:style style:name="T2151" style:parent-style-name="DefaultParagraphFont" style:family="text">
      <style:text-properties fo:font-size="8pt" style:font-size-asian="8pt" style:font-size-complex="8pt"/>
    </style:style>
    <style:style style:name="P2152" style:parent-style-name="Standard" style:family="paragraph">
      <style:paragraph-properties style:text-autospace="none"/>
    </style:style>
    <style:style style:name="T215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154" style:parent-style-name="Standard" style:family="paragraph">
      <style:paragraph-properties style:text-autospace="none"/>
    </style:style>
    <style:style style:name="T2155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1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196" style:parent-style-name="Standard" style:family="paragraph">
      <style:paragraph-properties style:text-autospace="none"/>
    </style:style>
    <style:style style:name="T219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19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199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200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T2201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2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06" style:parent-style-name="Standard" style:family="paragraph">
      <style:paragraph-properties style:text-autospace="none"/>
    </style:style>
    <style:style style:name="T2207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208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209" style:parent-style-name="Standard" style:family="paragraph">
      <style:paragraph-properties style:text-autospace="none"/>
    </style:style>
    <style:style style:name="T2210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T2211" style:parent-style-name="DefaultParagraphFont" style:family="text">
      <style:text-properties style:font-name="Arial" style:font-name-asian="Monospace" style:font-name-complex="Arial" fo:font-style="italic" style:font-style-asian="italic" style:font-style-complex="italic" fo:color="#000000" fo:font-size="7pt" style:font-size-asian="7pt" style:font-size-complex="7pt"/>
    </style:style>
    <style:style style:name="P221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2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3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4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5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6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7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8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7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8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29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0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1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2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3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4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5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6" style:parent-style-name="Standard" style:family="paragraph">
      <style:paragraph-properties style:text-autospace="none"/>
      <style:text-properties style:font-name="Arial" style:font-name-asian="Monospace" style:font-name-complex="Arial" fo:color="#000000" fo:font-size="7pt" style:font-size-asian="7pt" style:font-size-complex="7pt"/>
    </style:style>
    <style:style style:name="P2307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308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309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310" style:parent-style-name="Standard" style:family="paragraph">
      <style:paragraph-properties style:text-autospace="none"/>
      <style:text-properties fo:font-size="8pt" style:font-size-asian="8pt" style:font-size-complex="8pt"/>
    </style:style>
    <style:style style:name="P2311" style:parent-style-name="Standard" style:family="paragraph">
      <style:paragraph-properties style:text-autospace="none"/>
    </style:style>
    <style:style style:name="T2312" style:parent-style-name="DefaultParagraphFont" style:family="text">
      <style:text-properties fo:font-size="8pt" style:font-size-asian="8pt" style:font-size-complex="8pt"/>
    </style:style>
    <style:style style:name="T2313" style:parent-style-name="DefaultParagraphFont" style:family="text">
      <style:text-properties fo:font-size="8pt" style:font-size-asian="8pt" style:font-size-complex="8pt" fo:language="en" fo:country="US"/>
    </style:style>
    <style:style style:name="T2314" style:parent-style-name="DefaultParagraphFont" style:family="text">
      <style:text-properties fo:font-size="8pt" style:font-size-asian="8pt" style:font-size-complex="8pt" fo:language="en" fo:country="US"/>
    </style:style>
    <style:style style:name="T2315" style:parent-style-name="DefaultParagraphFont" style:family="text">
      <style:text-properties fo:font-size="8pt" style:font-size-asian="8pt" style:font-size-complex="8pt" fo:language="en" fo:country="US"/>
    </style:style>
    <style:style style:name="T2316" style:parent-style-name="DefaultParagraphFont" style:family="text">
      <style:text-properties fo:font-size="8pt" style:font-size-asian="8pt" style:font-size-complex="8pt" fo:language="en" fo:country="US"/>
    </style:style>
    <style:style style:name="T2317" style:parent-style-name="DefaultParagraphFont" style:family="text">
      <style:text-properties fo:font-size="8pt" style:font-size-asian="8pt" style:font-size-complex="8pt" fo:language="en" fo:country="US"/>
    </style:style>
    <style:style style:name="T2318" style:parent-style-name="DefaultParagraphFont" style:family="text">
      <style:text-properties fo:font-size="8pt" style:font-size-asian="8pt" style:font-size-complex="8pt" fo:language="en" fo:country="US"/>
    </style:style>
    <style:style style:name="T2319" style:parent-style-name="DefaultParagraphFont" style:family="text">
      <style:text-properties fo:font-size="8pt" style:font-size-asian="8pt" style:font-size-complex="8pt" fo:language="en" fo:country="US"/>
    </style:style>
    <style:style style:name="T2320" style:parent-style-name="DefaultParagraphFont" style:family="text">
      <style:text-properties fo:font-size="8pt" style:font-size-asian="8pt" style:font-size-complex="8pt" fo:language="en" fo:country="US"/>
    </style:style>
    <style:style style:name="T2321" style:parent-style-name="DefaultParagraphFont" style:family="text">
      <style:text-properties fo:font-size="8pt" style:font-size-asian="8pt" style:font-size-complex="8pt" fo:language="en" fo:country="US"/>
    </style:style>
    <style:style style:name="T2322" style:parent-style-name="DefaultParagraphFont" style:family="text">
      <style:text-properties fo:font-size="8pt" style:font-size-asian="8pt" style:font-size-complex="8pt" fo:language="en" fo:country="US"/>
    </style:style>
    <style:style style:name="P2323" style:parent-style-name="Standard" style:family="paragraph">
      <style:paragraph-properties style:text-autospace="none"/>
      <style:text-properties fo:font-size="8pt" style:font-size-asian="8pt" style:font-size-complex="8pt" fo:language="en" fo:country="US"/>
    </style:style>
    <style:style style:name="P2324" style:parent-style-name="Standard" style:family="paragraph">
      <style:paragraph-properties style:text-autospace="none"/>
    </style:style>
    <style:style style:name="T2325" style:parent-style-name="DefaultParagraphFont" style:family="text">
      <style:text-properties fo:font-size="8pt" style:font-size-asian="8pt" style:font-size-complex="8pt" fo:language="en" fo:country="US"/>
    </style:style>
    <style:style style:name="T2326" style:parent-style-name="DefaultParagraphFont" style:family="text">
      <style:text-properties fo:font-size="8pt" style:font-size-asian="8pt" style:font-size-complex="8pt"/>
    </style:style>
    <style:style style:name="P2327" style:parent-style-name="Standard" style:family="paragraph">
      <style:paragraph-properties style:text-autospace="none"/>
    </style:style>
    <style:style style:name="T2328" style:parent-style-name="DefaultParagraphFont" style:family="text">
      <style:text-properties style:font-name="Arial" style:font-name-asian="Monospace" style:font-name-complex="Arial" fo:color="#000000" fo:font-size="7pt" style:font-size-asian="7pt" style:font-size-complex="7pt"/>
    </style:style>
    <style:style style:name="P2329" style:parent-style-name="Standard" style:family="paragraph">
      <style:paragraph-properties style:text-autospace="none"/>
    </style:style>
    <style:style style:name="T2330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2331" style:parent-style-name="Standard" style:family="paragraph">
      <style:paragraph-properties style:text-autospace="none"/>
    </style:style>
    <style:style style:name="T233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233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2335" style:family="table-column">
      <style:table-column-properties style:column-width="1.3437in" style:use-optimal-column-width="false"/>
    </style:style>
    <style:style style:name="TableColumn2336" style:family="table-column">
      <style:table-column-properties style:column-width="1.4375in" style:use-optimal-column-width="false"/>
    </style:style>
    <style:style style:name="TableColumn2337" style:family="table-column">
      <style:table-column-properties style:column-width="1.2395in" style:use-optimal-column-width="false"/>
    </style:style>
    <style:style style:name="TableColumn2338" style:family="table-column">
      <style:table-column-properties style:column-width="1.3437in" style:use-optimal-column-width="false"/>
    </style:style>
    <style:style style:name="TableColumn2339" style:family="table-column">
      <style:table-column-properties style:column-width="1.3437in" style:use-optimal-column-width="false"/>
    </style:style>
    <style:style style:name="Table2334" style:family="table">
      <style:table-properties style:width="6.7083in" fo:margin-left="-0.0062in" table:align="left"/>
    </style:style>
    <style:style style:name="TableRow2340" style:family="table-row">
      <style:table-row-properties style:use-optimal-row-height="false"/>
    </style:style>
    <style:style style:name="TableCell234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2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23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4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2347" style:family="table-row">
      <style:table-row-properties style:use-optimal-row-height="false"/>
    </style:style>
    <style:style style:name="P2348" style:parent-style-name="Normal" style:family="paragraph">
      <style:text-properties style:font-name="Arial" style:font-name-complex="Arial" fo:font-size="8pt" style:font-size-asian="8pt" style:font-size-complex="8pt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0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2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2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4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Cell2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6" style:parent-style-name="TableContents" style:family="paragraph">
      <style:paragraph-properties fo:text-align="center"/>
      <style:text-properties style:font-name="Arial" style:font-name-complex="Arial" fo:font-size="8pt" style:font-size-asian="8pt" style:font-size-complex="8pt"/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379" style:family="table-row">
      <style:table-row-properties style:use-optimal-row-height="false"/>
    </style:style>
    <style:style style:name="TableCell2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01" style:family="table-row">
      <style:table-row-properties style:use-optimal-row-height="false"/>
    </style:style>
    <style:style style:name="TableCell2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12" style:family="table-row">
      <style:table-row-properties style:use-optimal-row-height="false"/>
    </style:style>
    <style:style style:name="TableCell2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34" style:family="table-row">
      <style:table-row-properties style:use-optimal-row-height="false"/>
    </style:style>
    <style:style style:name="TableCell2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6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45" style:family="table-row">
      <style:table-row-properties style:use-optimal-row-height="false"/>
    </style:style>
    <style:style style:name="TableCell2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7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56" style:family="table-row">
      <style:table-row-properties style:use-optimal-row-height="false"/>
    </style:style>
    <style:style style:name="TableCell2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8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67" style:family="table-row">
      <style:table-row-properties style:use-optimal-row-height="false"/>
    </style:style>
    <style:style style:name="TableCell2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9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78" style:family="table-row">
      <style:table-row-properties style:use-optimal-row-height="false"/>
    </style:style>
    <style:style style:name="TableCell2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0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489" style:family="table-row">
      <style:table-row-properties style:use-optimal-row-height="false"/>
    </style:style>
    <style:style style:name="TableCell2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1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500" style:family="table-row">
      <style:table-row-properties style:use-optimal-row-height="false"/>
    </style:style>
    <style:style style:name="TableCell2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2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4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511" style:family="table-row">
      <style:table-row-properties style:use-optimal-row-height="false"/>
    </style:style>
    <style:style style:name="TableCell2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3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5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522" style:family="table-row">
      <style:table-row-properties style:use-optimal-row-height="false"/>
    </style:style>
    <style:style style:name="TableCell2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4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6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8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0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2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Row2533" style:family="table-row">
      <style:table-row-properties style:use-optimal-row-height="false"/>
    </style:style>
    <style:style style:name="TableCell2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5" style:parent-style-name="TableContents" style:family="paragraph">
      <style:text-properties style:font-name="Arial" style:font-name-complex="Arial" fo:font-size="8pt" style:font-size-asian="8pt" style:font-size-complex="8pt"/>
    </style:style>
    <style:style style:name="TableCell2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7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9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1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TableCell2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3" style:parent-style-name="TableContents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2544" style:parent-style-name="Standard" style:family="paragraph">
      <style:paragraph-properties style:text-autospace="none"/>
      <style:text-properties style:font-name="Arial" style:font-name-complex="Arial" fo:font-weight="bold" style:font-weight-asian="bold" fo:color="#000000"/>
    </style:style>
    <style:style style:name="P2545" style:parent-style-name="Standard" style:family="paragraph">
      <style:paragraph-properties style:text-autospace="none"/>
      <style:text-properties style:font-name="Arial" style:font-name-complex="Arial" fo:color="#000000"/>
    </style:style>
    <style:style style:name="P2546" style:parent-style-name="Standard" style:family="paragraph">
      <style:paragraph-properties style:text-autospace="none"/>
    </style:style>
    <style:style style:name="T2547" style:parent-style-name="DefaultParagraphFont" style:family="text">
      <style:text-properties style:language-asian="lt" style:country-asian="LT" style:language-complex="ar" style:country-complex="SA"/>
    </style:style>
    <style:style style:name="T2548" style:parent-style-name="DefaultParagraphFont" style:family="text">
      <style:text-properties style:language-asian="lt" style:country-asian="LT" style:language-complex="ar" style:country-complex="SA"/>
    </style:style>
    <style:style style:name="T2549" style:parent-style-name="DefaultParagraphFont" style:family="text">
      <style:text-properties style:language-asian="lt" style:country-asian="LT" style:language-complex="ar" style:country-complex="SA"/>
    </style:style>
    <style:style style:name="T2550" style:parent-style-name="DefaultParagraphFont" style:family="text">
      <style:text-properties style:language-asian="lt" style:country-asian="LT" style:language-complex="ar" style:country-complex="SA"/>
    </style:style>
    <style:style style:name="P2551" style:parent-style-name="Standard" style:family="paragraph">
      <style:text-properties style:font-name="Arial" style:font-name-complex="Arial"/>
    </style:style>
    <style:style style:family="graphic" style:name="a12">
      <style:graphic-properties/>
    </style:style>
    <style:style style:family="graphic" style:name="a0">
      <style:graphic-properties style:vertical-pos="middle"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 style:vertical-pos="middle"/>
    </style:style>
    <style:style style:family="graphic" style:name="a11">
      <style:graphic-properties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NoSpacing"><text:span text:style-name="T6">Kauno Technologijos Universitetas</text:span></text:p>
          </table:table-cell>
        </table:table-row>
        <table:table-row table:style-name="TableRow7">
          <table:table-cell table:style-name="TableCell8">
            <text:p text:style-name="P9"><text:span text:style-name="T10">Algoritmų sudarymas ir analizė</text:span></text:p>
          </table:table-cell>
        </table:table-row>
        <table:table-row table:style-name="TableRow11">
          <table:table-cell table:style-name="TableCell12">
            <text:p text:style-name="NoSpacing"><text:span text:style-name="T13">Laboratorinis darbas Nr. 1,</text:span><text:span text:style-name="T14"><text:s/>3</text:span><text:span text:style-name="T15"><text:s/>variantas</text:span></text:p>
          </table:table-cell>
        </table:table-row>
      </table:table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NoSpacing"><text:span text:style-name="T21">Atliko: Tautvydas Petkus IFF-1</text:span></text:p>
            <text:p text:style-name="NoSpacing"><text:span text:style-name="T22">Kaunas 2013</text:span></text:p>
            <text:p text:style-name="P23"/>
          </table:table-cell>
        </table:table-row>
      </table:table>
      <text:soft-page-break/>
      <text:p text:style-name="P24"/>
      <text:soft-page-break/>
      <text:p text:style-name="P25"><text:span text:style-name="T26">Užduotis</text:span></text:p>
      <text:p text:style-name="P27"><text:span text:style-name="T28">Rikiavimo uždavinys</text:span><text:span text:style-name="T29">.<text:s/></text:span><text:span text:style-name="T30">Palyginkite tris rūšiavimo algoritmus, kai rūšiavimas atliekamas masyve ir dinaminiame sąraše. Algoritmai:</text:span></text:p>
      <text:p text:style-name="P31"><text:span text:style-name="T32">a) Rūšiavimas „suliejimu“.</text:span></text:p>
      <text:p text:style-name="P33"><text:span text:style-name="T34">b) Greitasis rūšiavimas „Quick sort“.</text:span></text:p>
      <text:p text:style-name="P35"><text:span text:style-name="T36">c) Rūšiavimo algoritmas „Bucket sort“.</text:span></text:p>
      <text:p text:style-name="P37"><text:span text:style-name="T38">Realizavimas</text:span></text:p>
      <text:p text:style-name="P39"><text:span text:style-name="T40">Laboratorinio darbo programos realizuotos python programavimo kalbą naudojant Aptana Studio 3 programinę aplinką</text:span></text:p>
      <text:p text:style-name="P41"><text:span text:style-name="T42">Laboratorinio darbo metu rūšiuojama atsitiktinė sveikų skaičių imtis nuo -2.500.000.000 iki 2.500.000.000</text:span></text:p>
      <text:p text:style-name="P43"><text:span text:style-name="T44"><text:tab/></text:span><text:span text:style-name="T45">Rūšiavimo algoritmų tyrimas</text:span></text:p>
      <text:p text:style-name="P46"/>
      <text:p text:style-name="P47"><text:span text:style-name="T48">Rūšiavimas „suliejimu“</text:span></text:p>
      <text:p text:style-name="P49"><text:span text:style-name="T50">Šis rikiavimo metodas remiasi „Skaldyk ir valdyk“ paradigma. Metodas – rekursinis. Algoritmo viekimo tvarka:</text:span></text:p>
      <text:p text:style-name="P51"><text:span text:style-name="T52"><text:tab/></text:span><text:span text:style-name="T53"><text:tab/>*Visa duomenų imtis, turinti n elementų, padalinama į dvi imtis,<text:s/></text:span><text:span text:style-name="T54"><text:tab/>kuriuose yra n/2 elementų.</text:span></text:p>
      <text:p text:style-name="P55"><text:span text:style-name="T56"><text:tab/></text:span><text:span text:style-name="T57"><text:tab/>*Šios dvi imtys rikiuojamos rekursyviai naudojant rikiavimą suliejimu.</text:span></text:p>
      <text:p text:style-name="P58"><text:span text:style-name="T59"><text:tab/></text:span><text:span text:style-name="T60"><text:tab/>*Sulieti dvi surikiuotas imtis tam, kad gauti surikiuotą atsakymą.</text:span></text:p>
      <text:p text:style-name="P61"><text:span text:style-name="T62">Imtis rekursyviai dalinama, ir tada suliejant šios imtys yra rikiuojamos. Teoriškai šio algoritmo sudėtingumas yra:</text:span></text:p>
      <text:p text:style-name="P63"><draw:frame draw:style-name="a0" text:anchor-type="as-char" svg:x="0in" svg:y="0in" svg:width="1.08333in" svg:height="0.19792in" style:rel-width="scale" style:rel-height="scale"><draw:object xlink:href="Object 1/" xlink:type="simple" xlink:show="embed" xlink:actuate="onLoad"/></draw:frame></text:p>
      <text:p text:style-name="P64"><text:span text:style-name="T65">n – rikiuojamų elementų kiekis.</text:span></text:p>
      <text:p text:style-name="P66"><text:span text:style-name="T67">Rūšiavimas „suliejimu“ masyve</text:span></text:p>
      <text:p text:style-name="P68"><text:span text:style-name="T69">Dešinėje pažymėta, kiek kartų vykdomos eilutės. Skaičiavimo algoritme skaičiuosime tik tas eilutes, kurios yra susijusios su algoritmu.</text:span></text:p>
      <text:p text:style-name="P70"><text:span text:style-name="T71">L1_1_1.py</text:span></text:p>
      <text:p text:style-name="P72">import os</text:p>
      <text:p text:style-name="P73">import struct</text:p>
      <text:p text:style-name="P74">import time</text:p>
      <text:p text:style-name="P75"/>
      <text:p text:style-name="P76">const = 0;</text:p>
      <text:p text:style-name="P77"/>
      <text:p text:style-name="P78">def rusiuoti(f, w, offset):<text:tab/><text:tab/><text:tab/><text:tab/><text:tab/></text:p>
      <text:p text:style-name="P79"><text:s text:c="4"/>global const<text:tab/><text:tab/><text:tab/><text:tab/><text:tab/><text:tab/>1</text:p>
      <text:p text:style-name="P80"><text:s text:c="4"/>if offset[0] == offset[1]:<text:tab/><text:tab/><text:tab/><text:tab/><text:tab/>1</text:p>
      <text:p text:style-name="P81"><text:s text:c="8"/>const += 1<text:tab/><text:tab/><text:tab/><text:tab/><text:tab/><text:tab/>1</text:p>
      <text:p text:style-name="P82"><text:s text:c="8"/>return offset<text:tab/><text:tab/><text:tab/><text:tab/><text:tab/><text:tab/>1</text:p>
      <text:p text:style-name="P83"><text:s text:c="4"/>if offset[0] + 1 == offset[1]:<text:tab/><text:tab/><text:tab/><text:tab/><text:tab/>1</text:p>
      <text:p text:style-name="P84"><text:s text:c="8"/>of1_f = of1_t = offset[0]<text:tab/><text:tab/><text:tab/><text:tab/><text:tab/>1</text:p>
      <text:p text:style-name="P85"><text:s text:c="8"/>of2_f = of2_t = offset[1]<text:tab/><text:tab/><text:tab/><text:tab/><text:tab/>1</text:p>
      <text:p text:style-name="P86"><text:s text:c="8"/>const += 2<text:tab/><text:tab/><text:tab/><text:tab/><text:tab/><text:tab/>1</text:p>
      <text:p text:style-name="P87"><text:s text:c="4"/>else:<text:tab/><text:tab/><text:tab/><text:tab/><text:tab/><text:tab/><text:tab/>1</text:p>
      <text:p text:style-name="P88"><text:s text:c="8"/>of1_f = offset[0]<text:tab/><text:tab/><text:tab/><text:tab/><text:tab/><text:tab/>1</text:p>
      <text:p text:style-name="P89"><text:s text:c="8"/>of1_t = (offset[0] + offset[1]) / 2<text:tab/><text:tab/><text:tab/><text:tab/>1</text:p>
      <text:p text:style-name="P90"><text:s text:c="8"/>const += 2<text:tab/><text:tab/><text:tab/><text:tab/><text:tab/><text:tab/>1</text:p>
      <text:p text:style-name="P91"><text:s text:c="8"/>if of1_t + 1 &gt; offset[1]:<text:tab/><text:tab/><text:tab/><text:tab/><text:tab/>1</text:p>
      <text:p text:style-name="P92"><text:s text:c="12"/>of2_f = offset[1]<text:tab/><text:tab/><text:tab/><text:tab/><text:tab/>1</text:p>
      <text:p text:style-name="P93"><text:s text:c="12"/>const += 1<text:tab/><text:tab/><text:tab/><text:tab/><text:tab/><text:tab/>1</text:p>
      <text:p text:style-name="P94"><text:s text:c="8"/>else:<text:tab/><text:tab/><text:tab/><text:tab/><text:tab/><text:tab/><text:tab/>1</text:p>
      <text:p text:style-name="P95"><text:s text:c="12"/>of2_f = of1_t + 1<text:tab/><text:tab/><text:tab/><text:tab/><text:tab/>1</text:p>
      <text:p text:style-name="P96"><text:s text:c="12"/>const += 1<text:tab/><text:tab/><text:tab/><text:tab/><text:tab/><text:tab/>1</text:p>
      <text:p text:style-name="P97"><text:s text:c="8"/>of2_t = offset[1]<text:tab/><text:tab/><text:tab/><text:tab/><text:tab/><text:tab/>1</text:p>
      <text:p text:style-name="P98"><text:s text:c="8"/>const += 1<text:tab/><text:tab/><text:tab/><text:tab/><text:tab/><text:tab/>1</text:p>
      <text:p text:style-name="P99"><text:s text:c="4"/>return sujungti(f, w, rusiuoti(f, w, [of1_f, of1_t]), rusiuoti(f, w, [of2_f, of2_t]))<text:tab/>2Trusiuoti</text:p>
      <text:p text:style-name="P100"/>
      <text:p text:style-name="P101">def sujungti(f, w, left, right):</text:p>
      <text:p text:style-name="P102"><text:s text:c="4"/>global const<text:tab/><text:tab/><text:tab/><text:tab/><text:tab/><text:tab/>1</text:p>
      <text:p text:style-name="P103"><text:s text:c="4"/>test_list = []<text:tab/><text:tab/><text:tab/><text:tab/><text:tab/><text:tab/>1</text:p>
      <text:p text:style-name="P104"><text:s text:c="4"/>begin = left[0]<text:tab/><text:tab/><text:tab/><text:tab/><text:tab/><text:tab/>1</text:p>
      <text:p text:style-name="P105"><text:s text:c="4"/>i = j = 0<text:tab/><text:tab/><text:tab/><text:tab/><text:tab/><text:tab/><text:tab/>1</text:p>
      <text:p text:style-name="P106"><text:s text:c="4"/>const += 3<text:tab/><text:tab/><text:tab/><text:tab/><text:tab/><text:tab/>1</text:p>
      <text:p text:style-name="P107"><text:s text:c="4"/>while i &lt; (left[1] - left[0] + 1) and j &lt; (right[1] - right[0] + 1):<text:tab/><text:tab/>n</text:p>
      <text:p text:style-name="P108"><text:s text:c="8"/>var_i = imti(f, (left[0]*4)+i*4)<text:tab/><text:tab/><text:tab/><text:tab/><text:tab/>Timti</text:p>
      <text:p text:style-name="P109"><text:s text:c="8"/>var_j = imti(f, (right[0]*4)+j*4)<text:tab/><text:tab/><text:tab/><text:tab/><text:tab/>Timti</text:p>
      <text:p text:style-name="P110"><text:s text:c="8"/>const += 2<text:tab/><text:tab/><text:tab/><text:tab/><text:tab/><text:tab/>1</text:p>
      <text:p text:style-name="P111"><text:s text:c="8"/>if var_i &lt; var_j:<text:tab/><text:tab/><text:tab/><text:tab/><text:tab/><text:tab/>1</text:p>
      <text:p text:style-name="P112"><text:s text:c="12"/>var_bin = imti_b(f, (left[0]*4)+i*4)<text:tab/><text:tab/><text:tab/><text:tab/>Timti_b</text:p>
      <text:p text:style-name="P113"><text:s text:c="12"/>deti(w, begin*4, var_bin)<text:tab/><text:tab/><text:tab/><text:tab/><text:tab/>Tdeti</text:p>
      <text:p text:style-name="P114"><text:s text:c="12"/>begin += 1<text:tab/><text:tab/><text:tab/><text:tab/><text:tab/><text:tab/>1</text:p>
      <text:p text:style-name="P115"><text:s text:c="12"/>i += 1<text:tab/><text:tab/><text:tab/><text:tab/><text:tab/><text:tab/>1</text:p>
      <text:p text:style-name="P116"><text:s text:c="12"/>const += 4<text:tab/><text:tab/><text:tab/><text:tab/><text:tab/><text:tab/>1</text:p>
      <text:p text:style-name="P117"><text:s text:c="8"/>else:<text:tab/><text:tab/><text:tab/><text:tab/><text:tab/><text:tab/><text:tab/>1</text:p>
      <text:p text:style-name="P118"><text:s text:c="12"/>var_bin = imti_b(f, (right[0]*4)+j*4)<text:tab/><text:tab/><text:tab/><text:tab/>Timti_b</text:p>
      <text:p text:style-name="P119"><text:s text:c="12"/>deti(w, begin*4, var_bin)<text:tab/><text:tab/><text:tab/><text:tab/><text:tab/>Tdeti</text:p>
      <text:p text:style-name="P120"><text:s text:c="12"/>begin += 1<text:tab/><text:tab/><text:tab/><text:tab/><text:tab/><text:tab/>1</text:p>
      <text:soft-page-break/>
      <text:p text:style-name="P121"><text:s text:c="12"/>j += 1<text:tab/><text:tab/><text:tab/><text:tab/><text:tab/><text:tab/>1</text:p>
      <text:p text:style-name="P122"><text:s text:c="12"/>const += 4<text:tab/><text:tab/><text:tab/><text:tab/><text:tab/><text:tab/>1</text:p>
      <text:p text:style-name="P123"><text:s text:c="4"/>for tt in xrange(left[0] + i, left[1] + 1):<text:tab/><text:tab/><text:tab/><text:tab/>n</text:p>
      <text:p text:style-name="P124"><text:s text:c="8"/>var = imti_b(f, tt*4)<text:tab/><text:tab/><text:tab/><text:tab/><text:tab/>Timti_b</text:p>
      <text:p text:style-name="P125"><text:s text:c="8"/>deti(w, begin*4, var)<text:tab/><text:tab/><text:tab/><text:tab/><text:tab/>Tdeti_b</text:p>
      <text:p text:style-name="P126"><text:s text:c="8"/>begin += 1<text:tab/><text:tab/><text:tab/><text:tab/><text:tab/><text:tab/>1</text:p>
      <text:p text:style-name="P127"><text:s text:c="8"/>const += 3<text:tab/><text:tab/><text:tab/><text:tab/><text:tab/><text:tab/>1</text:p>
      <text:p text:style-name="P128"><text:s text:c="4"/>for tt in xrange(right[0] + j, right[1] + 1):<text:tab/><text:tab/><text:tab/><text:tab/>n</text:p>
      <text:p text:style-name="P129"><text:s text:c="8"/>var = imti_b(f, tt*4)<text:tab/><text:tab/><text:tab/><text:tab/><text:tab/>Timti_b</text:p>
      <text:p text:style-name="P130"><text:s text:c="8"/>deti(w, begin*4, var)<text:tab/><text:tab/><text:tab/><text:tab/><text:tab/>Tdeti</text:p>
      <text:p text:style-name="P131"><text:s text:c="8"/>begin += 1<text:tab/><text:tab/><text:tab/><text:tab/><text:tab/><text:tab/>1</text:p>
      <text:p text:style-name="P132"><text:s text:c="8"/>const += 3<text:tab/><text:tab/><text:tab/><text:tab/><text:tab/><text:tab/>1</text:p>
      <text:p text:style-name="P133"><text:s text:c="4"/>for tt in xrange(left[0], right[1] + 1):<text:tab/><text:tab/><text:tab/><text:tab/>n</text:p>
      <text:p text:style-name="P134"><text:s text:c="8"/>var = imti_b(w, tt*4)<text:tab/><text:tab/><text:tab/><text:tab/><text:tab/>Timti_b</text:p>
      <text:p text:style-name="P135"><text:s text:c="8"/>deti(f, tt*4, var)<text:tab/><text:tab/><text:tab/><text:tab/><text:tab/><text:tab/>Tdeti</text:p>
      <text:p text:style-name="P136"><text:s text:c="8"/>const += 2<text:tab/><text:tab/><text:tab/><text:tab/><text:tab/><text:tab/>1</text:p>
      <text:p text:style-name="P137"><text:s text:c="4"/>return [left[0], right[1]]<text:tab/><text:tab/><text:tab/><text:tab/><text:tab/>1</text:p>
      <text:p text:style-name="P138"/>
      <text:p text:style-name="P139">def rik(failo_pav, rez_failo_pav="Laikinas"):</text:p>
      <text:p text:style-name="P140"><text:s text:c="4"/>global const<text:tab/><text:tab/><text:tab/><text:tab/><text:tab/><text:tab/>1</text:p>
      <text:p text:style-name="P141"><text:s text:c="4"/>f = open(failo_pav, 'r+b')<text:tab/><text:tab/><text:tab/><text:tab/><text:tab/>1</text:p>
      <text:p text:style-name="P142"><text:s text:c="4"/>open(rez_failo_pav, 'w').close()<text:tab/><text:tab/><text:tab/><text:tab/><text:tab/>1</text:p>
      <text:p text:style-name="P143"><text:s text:c="4"/>w = open(rez_failo_pav, 'r+b')<text:tab/><text:tab/><text:tab/><text:tab/><text:tab/>1</text:p>
      <text:p text:style-name="P144"><text:s text:c="4"/>w.truncate()<text:tab/><text:tab/><text:tab/><text:tab/><text:tab/><text:tab/>1</text:p>
      <text:p text:style-name="P145"><text:s text:c="4"/>length = os.path.getsize(failo_pav)<text:tab/><text:tab/><text:tab/><text:tab/>1</text:p>
      <text:p text:style-name="P146"><text:s text:c="4"/>#failo_isvedimas(f, length)<text:tab/><text:tab/><text:tab/><text:tab/><text:tab/><text:tab/><text:tab/><text:tab/></text:p>
      <text:p text:style-name="P147"><text:s text:c="4"/>time1 = time.time()<text:tab/><text:tab/><text:tab/><text:tab/><text:tab/><text:tab/>1</text:p>
      <text:p text:style-name="P148"><text:s text:c="4"/>rusiuoti(f, w, [0, length/4 - 1])<text:tab/><text:tab/><text:tab/><text:tab/><text:tab/>Trusiuoti</text:p>
      <text:p text:style-name="P149"><text:s text:c="4"/>time2 = time.time()<text:tab/><text:tab/><text:tab/><text:tab/><text:tab/><text:tab/>1</text:p>
      <text:p text:style-name="P150"><text:s text:c="4"/>#print "-----ISRIKIUOTAS-----"</text:p>
      <text:p text:style-name="P151"><text:s text:c="4"/>skirtumas = time2 - time1<text:tab/><text:tab/><text:tab/><text:tab/><text:tab/>1</text:p>
      <text:p text:style-name="P152"><text:s text:c="4"/>#failo_isvedimas(f, length)</text:p>
      <text:p text:style-name="P153"><text:s text:c="4"/>print "Bendras uztruktas laikas sekundemis: %(time)s" %{'time': skirtumas}<text:tab/>1</text:p>
      <text:p text:style-name="P154"><text:s text:c="4"/>const += 13<text:tab/><text:tab/><text:tab/><text:tab/><text:tab/><text:tab/>1</text:p>
      <text:p text:style-name="P155"><text:s text:c="4"/>print "Eiluciu kiekis: %(const)s" %{'const': const}<text:tab/><text:tab/><text:tab/>1</text:p>
      <text:p text:style-name="P156"><text:s text:c="4"/></text:p>
      <text:p text:style-name="P157"><text:span text:style-name="T158">def script(parent):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#</text:span><text:span text:style-name="T166">Skirtas testavimo automatizavimui</text:span></text:p>
      <text:p text:style-name="P167"><text:s text:c="4"/>global const</text:p>
      <text:p text:style-name="P168"><text:s text:c="4"/>for x in xrange(1, 18):</text:p>
      <text:p text:style-name="P169"><text:s text:c="8"/>const = 0</text:p>
      <text:p text:style-name="P170"><text:s text:c="8"/>file_name = "T%(test)s" %{'test': x}<text:tab/><text:tab/><text:tab/><text:tab/></text:p>
      <text:p text:style-name="P171"><text:s text:c="8"/>print file_name<text:tab/><text:tab/><text:tab/><text:tab/><text:tab/><text:tab/></text:p>
      <text:p text:style-name="P172"><text:s text:c="8"/>rik(parent+file_name)<text:tab/><text:tab/><text:tab/><text:tab/><text:tab/></text:p>
      <text:p text:style-name="P173"><text:s text:c="4"/></text:p>
      <text:p text:style-name="P174">def imti(f, i):</text:p>
      <text:p text:style-name="P175"><text:s text:c="4"/>global const<text:tab/><text:tab/><text:tab/><text:tab/><text:tab/><text:tab/>1</text:p>
      <text:p text:style-name="P176"><text:s text:c="4"/>f.seek(i)<text:tab/><text:tab/><text:tab/><text:tab/><text:tab/><text:tab/><text:tab/>1</text:p>
      <text:p text:style-name="P177"><text:s text:c="4"/>var = struct.unpack('i', f.read(4))[0]<text:tab/><text:tab/><text:tab/><text:tab/>1</text:p>
      <text:p text:style-name="P178"><text:s text:c="4"/>const += 2<text:tab/><text:tab/><text:tab/><text:tab/><text:tab/><text:tab/>1</text:p>
      <text:p text:style-name="P179"><text:s text:c="4"/>return var<text:tab/><text:tab/><text:tab/><text:tab/><text:tab/><text:tab/>1</text:p>
      <text:p text:style-name="P180"/>
      <text:p text:style-name="P181">def imti_b(f, i):</text:p>
      <text:p text:style-name="P182"><text:s text:c="4"/>global const<text:tab/><text:tab/><text:tab/><text:tab/><text:tab/><text:tab/>1</text:p>
      <text:p text:style-name="P183"><text:s text:c="4"/>f.seek(i)<text:tab/><text:tab/><text:tab/><text:tab/><text:tab/><text:tab/><text:tab/>1</text:p>
      <text:p text:style-name="P184"><text:s text:c="4"/>var = f.read(4)<text:tab/><text:tab/><text:tab/><text:tab/><text:tab/><text:tab/>1</text:p>
      <text:p text:style-name="P185"><text:s text:c="4"/>const += 2<text:tab/><text:tab/><text:tab/><text:tab/><text:tab/><text:tab/>1</text:p>
      <text:p text:style-name="P186"><text:s text:c="4"/>return var<text:tab/><text:tab/><text:tab/><text:tab/><text:tab/><text:tab/>1</text:p>
      <text:p text:style-name="P187"/>
      <text:p text:style-name="P188">def deti(f, i, r):</text:p>
      <text:p text:style-name="P189"><text:s text:c="4"/>global const<text:tab/><text:tab/><text:tab/><text:tab/><text:tab/><text:tab/>1</text:p>
      <text:p text:style-name="P190"><text:s text:c="4"/>f.seek(i)<text:tab/><text:tab/><text:tab/><text:tab/><text:tab/><text:tab/><text:tab/>1</text:p>
      <text:p text:style-name="P191"><text:s text:c="4"/>f.write(r)<text:tab/><text:tab/><text:tab/><text:tab/><text:tab/><text:tab/><text:tab/>1</text:p>
      <text:p text:style-name="P192"><text:s text:c="4"/>const += 2<text:tab/><text:tab/><text:tab/><text:tab/><text:tab/><text:tab/>1</text:p>
      <text:p text:style-name="P193"><text:s text:c="4"/></text:p>
      <text:p text:style-name="P194">def failo_isvedimas(f, length):</text:p>
      <text:p text:style-name="P195"><text:s text:c="4"/>global const<text:tab/><text:tab/><text:tab/><text:tab/><text:tab/><text:tab/>1</text:p>
      <text:p text:style-name="P196"><text:s text:c="4"/>for j in xrange(0, length, 4):<text:tab/><text:tab/><text:tab/><text:tab/><text:tab/>n</text:p>
      <text:p text:style-name="P197"><text:s text:c="8"/>print imti(f, j)<text:tab/><text:tab/><text:tab/><text:tab/><text:tab/><text:tab/>1</text:p>
      <text:p text:style-name="P198"><text:s text:c="8"/>const += 1<text:tab/><text:tab/><text:tab/><text:tab/><text:tab/><text:tab/>1</text:p>
      <text:p text:style-name="P199">T(n) = 1+1+1+1+1+1+1+Trusiuoti(n)+1+1+1+1+1 = Trusiuoti(n) + 12</text:p>
      <text:p text:style-name="P200">Trusiuoti(n) = 1+1+1+1+1+1+1+1+1+1+1+1+1+1+1+1+1+1+1+1+Tsujungti(2Trusiuoti(n/2))</text:p>
      <text:p text:style-name="P201">Tsujungti(n) = 1+1+1+1+1+n+Timti(n)+Timti(n)+1+1+Timti_ b(n)+Tdeti(n)+1+1+1+1+Timti_b(n)+Tdeti(n)+1+1+1+n+ Timti_b(n)+Tdeti(n)+1+1+n+Timti_b + Tdeti+1+1+n+Timti_b+Tdeti+1+1</text:p>
      <text:p text:style-name="P202">Timti(n) = 5</text:p>
      <text:p text:style-name="P203">Timti_b(n) = <text:s/>5</text:p>
      <text:p text:style-name="P204">Tdeti(n) = <text:s/>4</text:p>
      <text:p text:style-name="P205"><text:span text:style-name="T206">Tsujungti(n) = 5 + n +<text:s/></text:span><text:span text:style-name="T207">5</text:span><text:span text:style-name="T208"><text:s/>+<text:s/></text:span><text:span text:style-name="T209">5</text:span><text:span text:style-name="T210"><text:s/>+ 2 +<text:s/></text:span><text:span text:style-name="T211">5<text:s/></text:span><text:span text:style-name="T212">+<text:s/></text:span><text:span text:style-name="T213">4</text:span><text:span text:style-name="T214"><text:s/>+ 4 +<text:s/></text:span><text:span text:style-name="T215">5</text:span><text:span text:style-name="T216"><text:s/>+<text:s/></text:span><text:span text:style-name="T217">4<text:s/></text:span><text:span text:style-name="T218">+ 3 + n +<text:s/></text:span><text:span text:style-name="T219">5</text:span><text:span text:style-name="T220"><text:s/>+<text:s/></text:span><text:span text:style-name="T221">4</text:span><text:span text:style-name="T222"><text:s/>+2 + n +<text:s/></text:span><text:span text:style-name="T223">5</text:span><text:span text:style-name="T224"><text:s/>+<text:s/></text:span><text:span text:style-name="T225">4</text:span><text:span text:style-name="T226"><text:s/>+ 2 + n +<text:s/></text:span><text:span text:style-name="T227">5 + 4</text:span><text:span text:style-name="T228"><text:s/>+ 2<text:s/></text:span><text:span text:style-name="T229">=<text:s/></text:span><text:span text:style-name="T230">4n + 75</text:span></text:p>
      <text:p text:style-name="P231">Trusiuoti(n) = 20 + 2Trusiuoti(n/2) +<text:s/>4n + 75<text:s/>= 2Trusiuoti(n/2) +<text:s/>4n + 95</text:p>
      <text:p text:style-name="P232">T(n) = 2Trusiuoti(n/2) +4n + 95</text:p>
      <text:p text:style-name="P233">Taikant pradinę teoriją, gauname:</text:p>
      <text:p text:style-name="P234"><text:span text:style-name="T235">f(n)<text:s/></text:span><text:span text:style-name="T236">=<text:s/></text:span><text:span text:style-name="T237"><text:s/>4n + 95</text:span></text:p>
      <text:p text:style-name="P238">f(n) = n ^ log2(2)</text:p>
      <text:p text:style-name="P239">T(n) = O(n * log2(n))</text:p>
      <text:p text:style-name="P240"/>
      <text:p text:style-name="P241"><text:span text:style-name="T242">Rūšiavimas „suliejimu“ sąraše</text:span></text:p>
      <text:p text:style-name="P243"><text:span text:style-name="T244">L1_1_2.py</text:span></text:p>
      <text:soft-page-break/>
      <text:p text:style-name="P245"><text:span text:style-name="T246">import os</text:span></text:p>
      <text:p text:style-name="P247"><text:span text:style-name="T248">import struct</text:span></text:p>
      <text:p text:style-name="P249"><text:span text:style-name="T250">import time</text:span></text:p>
      <text:p text:style-name="P251"/>
      <text:p text:style-name="P252"><text:span text:style-name="T253">const = 0</text:span></text:p>
      <text:p text:style-name="P254"/>
      <text:p text:style-name="P255"><text:span text:style-name="T256">def rusiuoti(f, w, offset):</text:span></text:p>
      <text:p text:style-name="P257"><text:span text:style-name="T258"><text:s text:c="4"/>global const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1</text:span></text:p>
      <text:p text:style-name="P265"><text:span text:style-name="T266"><text:s text:c="4"/>if offset[0] == offset[1]: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1</text:span></text:p>
      <text:p text:style-name="P272"><text:span text:style-name="T273"><text:s text:c="8"/>const += 1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1</text:span></text:p>
      <text:p text:style-name="P280"><text:span text:style-name="T281"><text:s text:c="8"/>return offset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1</text:span></text:p>
      <text:p text:style-name="P288"><text:span text:style-name="T289"><text:s text:c="4"/>if offset[0] + 1 == offset[1]: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1</text:span></text:p>
      <text:p text:style-name="P295"><text:span text:style-name="T296"><text:s text:c="8"/>of1_f = of1_t = offset[0]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1</text:span></text:p>
      <text:p text:style-name="P302"><text:span text:style-name="T303"><text:s text:c="8"/>of2_f = of2_t = offset[1]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1</text:span></text:p>
      <text:p text:style-name="P309"><text:span text:style-name="T310"><text:s text:c="8"/>const += 2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1</text:span></text:p>
      <text:p text:style-name="P317"><text:span text:style-name="T318"><text:s text:c="4"/>else: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1</text:span></text:p>
      <text:p text:style-name="P326"><text:span text:style-name="T327"><text:s text:c="8"/>of1_f = offset[0]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1</text:span></text:p>
      <text:p text:style-name="P334"><text:span text:style-name="T335"><text:s text:c="8"/>of1_t = (offset[0] + offset[1]) / 2</text:span><text:span text:style-name="T336"><text:tab/></text:span><text:span text:style-name="T337"><text:tab/></text:span><text:span text:style-name="T338"><text:tab/></text:span><text:span text:style-name="T339"><text:tab/>1</text:span></text:p>
      <text:p text:style-name="P340"><text:span text:style-name="T341"><text:s text:c="8"/>const += 2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1</text:span></text:p>
      <text:p text:style-name="P348"><text:span text:style-name="T349"><text:s text:c="8"/>if of1_t + 1 &gt; offset[1]: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1</text:span></text:p>
      <text:p text:style-name="P355"><text:span text:style-name="T356"><text:s text:c="12"/>of2_f = offset[1]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1</text:span></text:p>
      <text:p text:style-name="P362"><text:span text:style-name="T363"><text:s text:c="12"/>const += 1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1</text:span></text:p>
      <text:p text:style-name="P370"><text:span text:style-name="T371"><text:s text:c="8"/>else: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1</text:span></text:p>
      <text:p text:style-name="P379"><text:span text:style-name="T380"><text:s text:c="12"/>of2_f = of1_t + 1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1</text:span></text:p>
      <text:p text:style-name="P386"><text:span text:style-name="T387"><text:s text:c="12"/>const += 1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1</text:span></text:p>
      <text:p text:style-name="P394"><text:span text:style-name="T395"><text:s text:c="8"/>of2_t = offset[1]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1</text:span></text:p>
      <text:p text:style-name="P402"><text:span text:style-name="T403"><text:s text:c="8"/>const += 1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1</text:span></text:p>
      <text:p text:style-name="P410"><text:span text:style-name="T411"><text:s text:c="4"/>return sujungti(f, w, rusiuoti(f, w, [of1_f, of1_t]), rusiuoti(f, w, [of2_f, of2_t]))</text:span><text:span text:style-name="T412"><text:tab/>Tsujungti(2Trusiuoti)</text:span></text:p>
      <text:p text:style-name="P413"/>
      <text:p text:style-name="P414"><text:span text:style-name="T415">def sujungti(f, w, left, right):</text:span></text:p>
      <text:p text:style-name="P416"><text:span text:style-name="T417"><text:s text:c="4"/>global const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1</text:span></text:p>
      <text:p text:style-name="P424"><text:span text:style-name="T425"><text:s text:c="4"/>test_list = []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1</text:span></text:p>
      <text:p text:style-name="P432"><text:span text:style-name="T433"><text:s text:c="4"/>begin = left[0]</text:span><text:span text:style-name="T434"><text:tab/>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1</text:span></text:p>
      <text:p text:style-name="P440"><text:span text:style-name="T441"><text:s text:c="4"/>i = j = 0</text:span><text:span text:style-name="T442"><text:tab/></text:span><text:span text:style-name="T443"><text:tab/></text:span><text:span text:style-name="T444"><text:tab/></text:span><text:span text:style-name="T445"><text:tab/></text:span><text:span text:style-name="T446"><text:tab/></text:span><text:span text:style-name="T447"><text:tab/></text:span><text:span text:style-name="T448"><text:tab/>1</text:span></text:p>
      <text:p text:style-name="P449"><text:span text:style-name="T450"><text:s text:c="4"/>const += 3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1</text:span></text:p>
      <text:p text:style-name="P457"><text:span text:style-name="T458"><text:s text:c="4"/>while i &lt; (left[1] - left[0] + 1) and j &lt; (right[1] - right[0] + 1):</text:span><text:span text:style-name="T459"><text:tab/></text:span><text:span text:style-name="T460"><text:tab/>n</text:span></text:p>
      <text:p text:style-name="P461"><text:span text:style-name="T462"><text:s text:c="8"/>var_i = imti_list(f, (left[0]*4)+i*4)</text:span><text:span text:style-name="T463"><text:tab/></text:span><text:span text:style-name="T464"><text:tab/></text:span><text:span text:style-name="T465"><text:tab/></text:span><text:span text:style-name="T466"><text:tab/>Timti_list</text:span></text:p>
      <text:p text:style-name="P467"><text:span text:style-name="T468"><text:s text:c="8"/>var_j = imti_list(f, (right[0]*4)+j*4)</text:span><text:span text:style-name="T469"><text:tab/></text:span><text:span text:style-name="T470"><text:tab/></text:span><text:span text:style-name="T471"><text:tab/></text:span><text:span text:style-name="T472"><text:tab/>Timti_list</text:span></text:p>
      <text:p text:style-name="P473"><text:span text:style-name="T474"><text:s text:c="8"/>const += 2</text:span><text:span text:style-name="T475"><text:tab/></text:span><text:span text:style-name="T476"><text:tab/></text:span><text:span text:style-name="T477"><text:tab/></text:span><text:span text:style-name="T478"><text:tab/></text:span><text:span text:style-name="T479"><text:tab/></text:span><text:span text:style-name="T480"><text:tab/>1</text:span></text:p>
      <text:p text:style-name="P481"><text:span text:style-name="T482"><text:s text:c="8"/>if var_i &lt; var_j: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1</text:span></text:p>
      <text:p text:style-name="P489"><text:span text:style-name="T490"><text:s text:c="12"/>var_bin = imti_list_b(f, (left[0]*4)+i*4)</text:span><text:span text:style-name="T491"><text:tab/></text:span><text:span text:style-name="T492"><text:tab/></text:span><text:span text:style-name="T493"><text:tab/></text:span><text:span text:style-name="T494"><text:tab/>Timti_list_b</text:span></text:p>
      <text:p text:style-name="P495"><text:span text:style-name="T496"><text:s text:c="12"/>deti_list(w, begin*4, var_bin)</text:span><text:span text:style-name="T497"><text:tab/></text:span><text:span text:style-name="T498"><text:tab/></text:span><text:span text:style-name="T499"><text:tab/></text:span><text:span text:style-name="T500"><text:tab/>Tdeti_list</text:span></text:p>
      <text:p text:style-name="P501"><text:span text:style-name="T502"><text:s text:c="12"/>begin += 1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1</text:span></text:p>
      <text:p text:style-name="P509"><text:span text:style-name="T510"><text:s text:c="12"/>i += 1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1</text:span></text:p>
      <text:p text:style-name="P517"><text:span text:style-name="T518"><text:s text:c="12"/>const += 4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</text:span><text:span text:style-name="T524"><text:tab/>1</text:span></text:p>
      <text:p text:style-name="P525"><text:span text:style-name="T526"><text:s text:c="8"/>else:</text:span><text:span text:style-name="T527"><text:tab/></text:span><text:span text:style-name="T528"><text:tab/></text:span><text:span text:style-name="T529"><text:tab/></text:span><text:span text:style-name="T530"><text:tab/></text:span><text:span text:style-name="T531"><text:tab/></text:span><text:span text:style-name="T532"><text:tab/></text:span><text:span text:style-name="T533"><text:tab/>1</text:span></text:p>
      <text:p text:style-name="P534"><text:span text:style-name="T535"><text:s text:c="12"/>var_bin = imti_list_b(f, (right[0]*4)+j*4)</text:span><text:span text:style-name="T536"><text:tab/></text:span><text:span text:style-name="T537"><text:tab/></text:span><text:span text:style-name="T538"><text:tab/></text:span><text:span text:style-name="T539"><text:tab/>Timti_list_b</text:span></text:p>
      <text:p text:style-name="P540"><text:span text:style-name="T541"><text:s text:c="12"/>deti_list(w, begin*4, var_bin)</text:span><text:span text:style-name="T542"><text:tab/></text:span><text:span text:style-name="T543"><text:tab/></text:span><text:span text:style-name="T544"><text:tab/></text:span><text:span text:style-name="T545"><text:tab/>Tdeti_list</text:span></text:p>
      <text:p text:style-name="P546"><text:span text:style-name="T547"><text:s text:c="12"/>begin += 1</text:span><text:span text:style-name="T548"><text:tab/>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1</text:span></text:p>
      <text:p text:style-name="P554"><text:span text:style-name="T555"><text:s text:c="12"/>j += 1</text:span><text:span text:style-name="T556"><text:tab/></text:span><text:span text:style-name="T557"><text:tab/></text:span><text:span text:style-name="T558"><text:tab/></text:span><text:span text:style-name="T559"><text:tab/></text:span><text:span text:style-name="T560"><text:tab/></text:span><text:span text:style-name="T561"><text:tab/>1</text:span></text:p>
      <text:p text:style-name="P562"><text:span text:style-name="T563"><text:s text:c="12"/>const += 4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1</text:span></text:p>
      <text:p text:style-name="P570"><text:span text:style-name="T571"><text:s text:c="4"/>for tt in xrange(left[0] + i, left[1] + 1):</text:span><text:span text:style-name="T572"><text:tab/></text:span><text:span text:style-name="T573"><text:tab/></text:span><text:span text:style-name="T574"><text:tab/></text:span><text:span text:style-name="T575"><text:tab/>n</text:span></text:p>
      <text:p text:style-name="P576"><text:span text:style-name="T577"><text:s text:c="8"/>var = imti_list_b(f, tt*4)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Timti_list_b</text:span></text:p>
      <text:p text:style-name="P583"><text:span text:style-name="T584"><text:s text:c="8"/>deti_list(w, begin*4, var)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Tdeti_list</text:span></text:p>
      <text:p text:style-name="P590"><text:span text:style-name="T591"><text:s text:c="8"/>begin += 1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1</text:span></text:p>
      <text:p text:style-name="P598"><text:span text:style-name="T599"><text:s text:c="8"/>const += 3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1</text:span></text:p>
      <text:p text:style-name="P606"><text:span text:style-name="T607"><text:s text:c="4"/>for tt in xrange(right[0] + j, right[1] + 1):</text:span><text:span text:style-name="T608"><text:tab/></text:span><text:span text:style-name="T609"><text:tab/></text:span><text:span text:style-name="T610"><text:tab/></text:span><text:span text:style-name="T611"><text:tab/>n</text:span></text:p>
      <text:p text:style-name="P612"><text:span text:style-name="T613"><text:s text:c="8"/>var = imti_list_b(f, tt*4)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Timti_list_b</text:span></text:p>
      <text:p text:style-name="P619"><text:span text:style-name="T620"><text:s text:c="8"/>deti_list(w, begin*4, var)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Tdeti_list</text:span></text:p>
      <text:p text:style-name="P626"><text:span text:style-name="T627"><text:s text:c="8"/>begin += 1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1</text:span></text:p>
      <text:p text:style-name="P634"><text:span text:style-name="T635"><text:s text:c="8"/>const += 3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1</text:span></text:p>
      <text:p text:style-name="P642"><text:span text:style-name="T643"><text:s text:c="4"/>for tt in xrange(left[0], right[1] + 1):</text:span><text:span text:style-name="T644"><text:tab/></text:span><text:span text:style-name="T645"><text:tab/></text:span><text:span text:style-name="T646"><text:tab/></text:span><text:span text:style-name="T647"><text:tab/>n</text:span></text:p>
      <text:p text:style-name="P648"><text:span text:style-name="T649"><text:s text:c="8"/>var = imti_list_b(w, tt*4)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Timti_list_b</text:span></text:p>
      <text:p text:style-name="P655"><text:span text:style-name="T656"><text:s text:c="8"/>deti_list(f, tt*4, var)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Tdeti_list</text:span></text:p>
      <text:p text:style-name="P662"><text:span text:style-name="T663"><text:s text:c="8"/>const += 2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<text:tab/>1</text:span></text:p>
      <text:p text:style-name="P670"><text:span text:style-name="T671"><text:s text:c="4"/>return [left[0], right[1]]</text:span><text:span text:style-name="T672"><text:tab/></text:span><text:span text:style-name="T673"><text:tab/></text:span><text:span text:style-name="T674"><text:tab/></text:span><text:span text:style-name="T675"><text:tab/></text:span><text:span text:style-name="T676"><text:tab/>1</text:span></text:p>
      <text:p text:style-name="P677"/>
      <text:p text:style-name="P678"><text:span text:style-name="T679">def rik(failo_pav, rez_failo_pav="Laikinas"):</text:span></text:p>
      <text:p text:style-name="P680"><text:span text:style-name="T681"><text:s text:c="4"/>global const</text:span><text:span text:style-name="T682"><text:tab/></text:span><text:span text:style-name="T683"><text:tab/></text:span><text:span text:style-name="T684"><text:tab/></text:span><text:span text:style-name="T685"><text:tab/></text:span><text:span text:style-name="T686"><text:tab/></text:span><text:span text:style-name="T687"><text:tab/>1</text:span></text:p>
      <text:p text:style-name="P688"><text:span text:style-name="T689"><text:s text:c="4"/>f = open(failo_pav, 'r+b')</text:span><text:span text:style-name="T690"><text:tab/></text:span><text:span text:style-name="T691"><text:tab/></text:span><text:span text:style-name="T692"><text:tab/></text:span><text:span text:style-name="T693"><text:tab/></text:span><text:span text:style-name="T694"><text:tab/>1</text:span></text:p>
      <text:p text:style-name="P695"><text:span text:style-name="T696"><text:s text:c="4"/>open(rez_failo_pav, 'w').close()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tab/>1</text:span></text:p>
      <text:p text:style-name="P702"><text:span text:style-name="T703"><text:s text:c="4"/>w = open(rez_failo_pav, 'r+b')</text:span><text:span text:style-name="T704"><text:tab/></text:span><text:span text:style-name="T705"><text:tab/></text:span><text:span text:style-name="T706"><text:tab/></text:span><text:span text:style-name="T707"><text:tab/></text:span><text:span text:style-name="T708"><text:tab/>1</text:span></text:p>
      <text:p text:style-name="P709"><text:span text:style-name="T710"><text:s text:c="4"/>w.truncate()</text:span><text:span text:style-name="T711"><text:tab/></text:span><text:span text:style-name="T712"><text:tab/></text:span><text:span text:style-name="T713"><text:tab/></text:span><text:span text:style-name="T714"><text:tab/></text:span><text:span text:style-name="T715"><text:tab/></text:span><text:span text:style-name="T716"><text:tab/>1</text:span></text:p>
      <text:p text:style-name="P717"><text:span text:style-name="T718"><text:s text:c="4"/>length = os.path.getsize(failo_pav)</text:span><text:span text:style-name="T719"><text:tab/></text:span><text:span text:style-name="T720"><text:tab/></text:span><text:span text:style-name="T721"><text:tab/></text:span><text:span text:style-name="T722"><text:tab/>1</text:span></text:p>
      <text:p text:style-name="P723"><text:span text:style-name="T724"><text:s text:c="4"/>#failo_isvedimas_list(f)</text:span><text:span text:style-name="T725"><text:tab/></text:span><text:span text:style-name="T726"><text:tab/></text:span><text:span text:style-name="T727"><text:tab/></text:span><text:span text:style-name="T728"><text:tab/></text:span><text:span text:style-name="T729"><text:tab/></text:span></text:p>
      <text:p text:style-name="P730"><text:span text:style-name="T731"><text:s text:c="4"/>time1 = time.time()</text:span><text:span text:style-name="T732"><text:tab/></text:span><text:span text:style-name="T733"><text:tab/></text:span><text:span text:style-name="T734"><text:tab/></text:span><text:span text:style-name="T735"><text:tab/></text:span><text:span text:style-name="T736"><text:tab/></text:span><text:span text:style-name="T737"><text:tab/>1</text:span></text:p>
      <text:p text:style-name="P738"><text:span text:style-name="T739"><text:s text:c="4"/>rusiuoti(f, w, [0, length/4 - 1])</text:span><text:span text:style-name="T740"><text:tab/></text:span><text:span text:style-name="T741"><text:tab/></text:span><text:span text:style-name="T742"><text:tab/></text:span><text:span text:style-name="T743"><text:tab/></text:span><text:span text:style-name="T744"><text:tab/>Trusiuoti</text:span></text:p>
      <text:p text:style-name="P745"><text:span text:style-name="T746"><text:s text:c="4"/>time2 = time.time()</text:span><text:span text:style-name="T747"><text:tab/></text:span><text:span text:style-name="T748"><text:tab/></text:span><text:span text:style-name="T749"><text:tab/></text:span><text:span text:style-name="T750"><text:tab/></text:span><text:span text:style-name="T751"><text:tab/></text:span><text:span text:style-name="T752"><text:tab/>1</text:span></text:p>
      <text:p text:style-name="P753"><text:span text:style-name="T754"><text:s text:c="4"/>skirtumas = time2 - time1</text:span><text:span text:style-name="T755"><text:tab/></text:span><text:span text:style-name="T756"><text:tab/></text:span><text:span text:style-name="T757"><text:tab/></text:span><text:span text:style-name="T758"><text:tab/></text:span><text:span text:style-name="T759"><text:tab/>1</text:span></text:p>
      <text:p text:style-name="P760"><text:span text:style-name="T761"><text:s text:c="4"/>#print "-----ISRIKIUOTAS-----"</text:span></text:p>
      <text:p text:style-name="P762"><text:span text:style-name="T763"><text:s text:c="4"/>#failo_isvedimas_list(f)</text:span><text:span text:style-name="T764"><text:tab/></text:span><text:span text:style-name="T765"><text:tab/></text:span><text:span text:style-name="T766"><text:tab/></text:span><text:span text:style-name="T767"><text:tab/></text:span><text:span text:style-name="T768"><text:tab/></text:span></text:p>
      <text:p text:style-name="P769"><text:span text:style-name="T770"><text:s text:c="4"/>print "Bendras uztruktas laikas sekundemis: %(time)s" %{'time': skirtumas}</text:span><text:span text:style-name="T771"><text:tab/>1</text:span></text:p>
      <text:p text:style-name="P772"><text:span text:style-name="T773"><text:s text:c="4"/>const += 13</text:span><text:span text:style-name="T774"><text:tab/></text:span><text:span text:style-name="T775"><text:tab/></text:span><text:span text:style-name="T776"><text:tab/></text:span><text:span text:style-name="T777"><text:tab/></text:span><text:span text:style-name="T778"><text:tab/></text:span><text:span text:style-name="T779"><text:tab/>1</text:span></text:p>
      <text:p text:style-name="P780"><text:s text:c="4"/>print "Eiluciu kiekis: %(const)s" %{'const': const}<text:tab/><text:tab/><text:tab/>1</text:p>
      <text:p text:style-name="P781"/>
      <text:p text:style-name="P782"><text:span text:style-name="T783"><text:s text:c="4"/></text:span></text:p>
      <text:p text:style-name="P784"><text:span text:style-name="T785">def script(parent):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text:span text:style-name="T792">#skirtas testavimu automatizavimui</text:span></text:p>
      <text:p text:style-name="P793"><text:span text:style-name="T794"><text:s text:c="4"/>global const</text:span><text:span text:style-name="T795"><text:tab/></text:span><text:span text:style-name="T796"><text:tab/></text:span><text:span text:style-name="T797"><text:tab/></text:span><text:span text:style-name="T798"><text:tab/></text:span><text:span text:style-name="T799"><text:tab/></text:span><text:span text:style-name="T800"><text:tab/></text:span></text:p>
      <text:p text:style-name="P801"><text:span text:style-name="T802"><text:s text:c="4"/>for x in xrange(1, 18):</text:span><text:span text:style-name="T803"><text:tab/></text:span><text:span text:style-name="T804"><text:tab/></text:span><text:span text:style-name="T805"><text:tab/></text:span><text:span text:style-name="T806"><text:tab/></text:span></text:p>
      <text:soft-page-break/>
      <text:p text:style-name="P807"><text:span text:style-name="T808"><text:s text:c="8"/>const = 0</text:span></text:p>
      <text:p text:style-name="P809"><text:span text:style-name="T810"><text:s text:c="8"/>file_name = "T%(test)s" %{'test': x}</text:span></text:p>
      <text:p text:style-name="P811"><text:span text:style-name="T812"><text:s text:c="8"/>print file_name</text:span></text:p>
      <text:p text:style-name="P813"><text:span text:style-name="T814"><text:s text:c="8"/>rik(parent+file_name)</text:span></text:p>
      <text:p text:style-name="P815"><text:span text:style-name="T816"><text:s text:c="4"/></text:span></text:p>
      <text:p text:style-name="P817"><text:span text:style-name="T818">def pereiti(f, j):</text:span></text:p>
      <text:p text:style-name="P819"><text:span text:style-name="T820"><text:s text:c="4"/>global const</text:span><text:span text:style-name="T821"><text:tab/></text:span><text:span text:style-name="T822"><text:tab/></text:span><text:span text:style-name="T823"><text:tab/></text:span><text:span text:style-name="T824"><text:tab/></text:span><text:span text:style-name="T825"><text:tab/></text:span><text:span text:style-name="T826"><text:tab/>1</text:span></text:p>
      <text:p text:style-name="P827"><text:span text:style-name="T828"><text:s text:c="4"/>i = f.tell()</text:span><text:span text:style-name="T829"><text:tab/></text:span><text:span text:style-name="T830"><text:tab/></text:span><text:span text:style-name="T831"><text:tab/></text:span><text:span text:style-name="T832"><text:tab/></text:span><text:span text:style-name="T833"><text:tab/></text:span><text:span text:style-name="T834"><text:tab/></text:span><text:span text:style-name="T835"><text:tab/>1</text:span></text:p>
      <text:p text:style-name="P836"><text:span text:style-name="T837"><text:s text:c="4"/>const += 1</text:span><text:span text:style-name="T838"><text:tab/></text:span><text:span text:style-name="T839"><text:tab/></text:span><text:span text:style-name="T840"><text:tab/></text:span><text:span text:style-name="T841"><text:tab/></text:span><text:span text:style-name="T842"><text:tab/></text:span><text:span text:style-name="T843"><text:tab/>1</text:span></text:p>
      <text:p text:style-name="P844"><text:span text:style-name="T845"><text:s text:c="4"/>if i &lt; j:</text:span><text:span text:style-name="T846"><text:tab/></text:span><text:span text:style-name="T847"><text:tab/></text:span><text:span text:style-name="T848"><text:tab/></text:span><text:span text:style-name="T849"><text:tab/></text:span><text:span text:style-name="T850"><text:tab/></text:span><text:span text:style-name="T851"><text:tab/></text:span><text:span text:style-name="T852"><text:tab/>1</text:span></text:p>
      <text:p text:style-name="P853"><text:span text:style-name="T854"><text:s text:c="8"/>for x in xrange(i+4, j+4, 4):</text:span><text:span text:style-name="T855"><text:tab/></text:span><text:span text:style-name="T856"><text:tab/></text:span><text:span text:style-name="T857"><text:tab/></text:span><text:span text:style-name="T858"><text:tab/></text:span><text:span text:style-name="T859"><text:tab/>n</text:span></text:p>
      <text:p text:style-name="P860"><text:span text:style-name="T861"><text:s text:c="12"/>f.seek(x)</text:span><text:span text:style-name="T862"><text:tab/></text:span><text:span text:style-name="T863"><text:tab/></text:span><text:span text:style-name="T864"><text:tab/></text:span><text:span text:style-name="T865"><text:tab/></text:span><text:span text:style-name="T866"><text:tab/></text:span><text:span text:style-name="T867"><text:tab/>1</text:span></text:p>
      <text:p text:style-name="P868"><text:span text:style-name="T869"><text:s text:c="12"/>const += 1</text:span><text:span text:style-name="T870"><text:tab/></text:span><text:span text:style-name="T871"><text:tab/></text:span><text:span text:style-name="T872"><text:tab/></text:span><text:span text:style-name="T873"><text:tab/></text:span><text:span text:style-name="T874"><text:tab/></text:span><text:span text:style-name="T875"><text:tab/>1</text:span></text:p>
      <text:p text:style-name="P876"><text:span text:style-name="T877"><text:s text:c="4"/>if i &gt; j:</text:span><text:span text:style-name="T878"><text:tab/></text:span><text:span text:style-name="T879"><text:tab/></text:span><text:span text:style-name="T880"><text:tab/></text:span><text:span text:style-name="T881"><text:tab/></text:span><text:span text:style-name="T882"><text:tab/></text:span><text:span text:style-name="T883"><text:tab/></text:span><text:span text:style-name="T884"><text:tab/>1</text:span></text:p>
      <text:p text:style-name="P885"><text:span text:style-name="T886"><text:s text:c="8"/>for x in xrange(i-4, j-4, -4):</text:span><text:span text:style-name="T887"><text:tab/></text:span><text:span text:style-name="T888"><text:tab/></text:span><text:span text:style-name="T889"><text:tab/></text:span><text:span text:style-name="T890"><text:tab/></text:span><text:span text:style-name="T891"><text:tab/>n</text:span></text:p>
      <text:p text:style-name="P892"><text:span text:style-name="T893"><text:s text:c="12"/>f.seek(x)</text:span><text:span text:style-name="T894"><text:tab/></text:span><text:span text:style-name="T895"><text:tab/></text:span><text:span text:style-name="T896"><text:tab/></text:span><text:span text:style-name="T897"><text:tab/></text:span><text:span text:style-name="T898"><text:tab/></text:span><text:span text:style-name="T899"><text:tab/>1</text:span></text:p>
      <text:p text:style-name="P900"><text:span text:style-name="T901"><text:s text:c="12"/>const += 1</text:span><text:span text:style-name="T902"><text:tab/></text:span><text:span text:style-name="T903"><text:tab/></text:span><text:span text:style-name="T904"><text:tab/></text:span><text:span text:style-name="T905"><text:tab/></text:span><text:span text:style-name="T906"><text:tab/></text:span><text:span text:style-name="T907"><text:tab/>1</text:span></text:p>
      <text:p text:style-name="P908"><text:span text:style-name="T909"><text:s text:c="4"/>if i == j:</text:span><text:span text:style-name="T910"><text:tab/></text:span><text:span text:style-name="T911"><text:tab/></text:span><text:span text:style-name="T912"><text:tab/></text:span><text:span text:style-name="T913"><text:tab/></text:span><text:span text:style-name="T914"><text:tab/></text:span><text:span text:style-name="T915"><text:tab/></text:span><text:span text:style-name="T916"><text:tab/>1</text:span></text:p>
      <text:p text:style-name="P917"><text:span text:style-name="T918"><text:s text:c="8"/>pass</text:span><text:span text:style-name="T919"><text:tab/></text:span><text:span text:style-name="T920"><text:tab/></text:span><text:span text:style-name="T921"><text:tab/></text:span><text:span text:style-name="T922"><text:tab/></text:span><text:span text:style-name="T923"><text:tab/></text:span><text:span text:style-name="T924"><text:tab/></text:span><text:span text:style-name="T925"><text:tab/>1</text:span></text:p>
      <text:p text:style-name="P926"><text:span text:style-name="T927"><text:s text:c="4"/>const += 1</text:span><text:span text:style-name="T928"><text:tab/></text:span><text:span text:style-name="T929"><text:tab/></text:span><text:span text:style-name="T930"><text:tab/></text:span><text:span text:style-name="T931"><text:tab/></text:span><text:span text:style-name="T932"><text:tab/></text:span><text:span text:style-name="T933"><text:tab/>1</text:span></text:p>
      <text:p text:style-name="P934"><text:span text:style-name="T935"><text:s text:c="8"/></text:span></text:p>
      <text:p text:style-name="P936"><text:span text:style-name="T937">def imti_list(f, j):</text:span></text:p>
      <text:p text:style-name="P938"><text:span text:style-name="T939"><text:s text:c="4"/>global const</text:span><text:span text:style-name="T940"><text:tab/></text:span><text:span text:style-name="T941"><text:tab/></text:span><text:span text:style-name="T942"><text:tab/></text:span><text:span text:style-name="T943"><text:tab/></text:span><text:span text:style-name="T944"><text:tab/></text:span><text:span text:style-name="T945"><text:tab/>1</text:span></text:p>
      <text:p text:style-name="P946"><text:span text:style-name="T947"><text:s text:c="4"/>pereiti(f, j)</text:span><text:span text:style-name="T948"><text:tab/></text:span><text:span text:style-name="T949"><text:tab/></text:span><text:span text:style-name="T950"><text:tab/></text:span><text:span text:style-name="T951"><text:tab/></text:span><text:span text:style-name="T952"><text:tab/></text:span><text:span text:style-name="T953"><text:tab/>Tpereiti</text:span></text:p>
      <text:p text:style-name="P954"><text:span text:style-name="T955"><text:s text:c="4"/>val = f.read(4)</text:span><text:span text:style-name="T956"><text:tab/></text:span><text:span text:style-name="T957"><text:tab/></text:span><text:span text:style-name="T958"><text:tab/></text:span><text:span text:style-name="T959"><text:tab/></text:span><text:span text:style-name="T960"><text:tab/></text:span><text:span text:style-name="T961"><text:tab/>1</text:span></text:p>
      <text:p text:style-name="P962"><text:span text:style-name="T963"><text:s text:c="4"/>const += 2</text:span><text:span text:style-name="T964"><text:tab/></text:span><text:span text:style-name="T965"><text:tab/></text:span><text:span text:style-name="T966"><text:tab/></text:span><text:span text:style-name="T967"><text:tab/></text:span><text:span text:style-name="T968"><text:tab/></text:span><text:span text:style-name="T969"><text:tab/>1</text:span></text:p>
      <text:p text:style-name="P970"><text:span text:style-name="T971"><text:s text:c="4"/>if val == '':</text:span><text:span text:style-name="T972"><text:tab/></text:span><text:span text:style-name="T973"><text:tab/></text:span><text:span text:style-name="T974"><text:tab/></text:span><text:span text:style-name="T975"><text:tab/></text:span><text:span text:style-name="T976"><text:tab/></text:span><text:span text:style-name="T977"><text:tab/>1</text:span></text:p>
      <text:p text:style-name="P978"><text:span text:style-name="T979"><text:s text:c="8"/>const += 1</text:span><text:span text:style-name="T980"><text:tab/></text:span><text:span text:style-name="T981"><text:tab/></text:span><text:span text:style-name="T982"><text:tab/></text:span><text:span text:style-name="T983"><text:tab/></text:span><text:span text:style-name="T984"><text:tab/></text:span><text:span text:style-name="T985"><text:tab/>1</text:span></text:p>
      <text:p text:style-name="P986"><text:span text:style-name="T987"><text:s text:c="8"/>return ''</text:span><text:span text:style-name="T988"><text:tab/></text:span><text:span text:style-name="T989"><text:tab/></text:span><text:span text:style-name="T990"><text:tab/></text:span><text:span text:style-name="T991"><text:tab/></text:span><text:span text:style-name="T992"><text:tab/></text:span><text:span text:style-name="T993"><text:tab/>1</text:span></text:p>
      <text:p text:style-name="P994"><text:span text:style-name="T995"><text:s text:c="4"/>else:</text:span><text:span text:style-name="T996"><text:tab/></text:span><text:span text:style-name="T997"><text:tab/></text:span><text:span text:style-name="T998"><text:tab/></text:span><text:span text:style-name="T999"><text:tab/></text:span><text:span text:style-name="T1000"><text:tab/></text:span><text:span text:style-name="T1001"><text:tab/></text:span><text:span text:style-name="T1002"><text:tab/>1</text:span></text:p>
      <text:p text:style-name="P1003"><text:span text:style-name="T1004"><text:s text:c="8"/>const += 1</text:span><text:span text:style-name="T1005"><text:tab/></text:span><text:span text:style-name="T1006"><text:tab/></text:span><text:span text:style-name="T1007"><text:tab/></text:span><text:span text:style-name="T1008"><text:tab/></text:span><text:span text:style-name="T1009"><text:tab/></text:span><text:span text:style-name="T1010"><text:tab/>1</text:span></text:p>
      <text:p text:style-name="P1011"><text:span text:style-name="T1012"><text:s text:c="8"/>return struct.unpack('i', val)[0]</text:span><text:span text:style-name="T1013"><text:tab/></text:span><text:span text:style-name="T1014"><text:tab/></text:span><text:span text:style-name="T1015"><text:tab/></text:span><text:span text:style-name="T1016"><text:tab/>1</text:span></text:p>
      <text:p text:style-name="P1017"/>
      <text:p text:style-name="P1018"><text:span text:style-name="T1019">def imti_list_b(f, j):</text:span></text:p>
      <text:p text:style-name="P1020"><text:span text:style-name="T1021"><text:s text:c="4"/>global const</text:span><text:span text:style-name="T1022"><text:tab/></text:span><text:span text:style-name="T1023"><text:tab/></text:span><text:span text:style-name="T1024"><text:tab/></text:span><text:span text:style-name="T1025"><text:tab/></text:span><text:span text:style-name="T1026"><text:tab/></text:span><text:span text:style-name="T1027"><text:tab/>1</text:span></text:p>
      <text:p text:style-name="P1028"><text:span text:style-name="T1029"><text:s text:c="4"/>pereiti(f, j)</text:span><text:span text:style-name="T1030"><text:tab/></text:span><text:span text:style-name="T1031"><text:tab/></text:span><text:span text:style-name="T1032"><text:tab/></text:span><text:span text:style-name="T1033"><text:tab/></text:span><text:span text:style-name="T1034"><text:tab/></text:span><text:span text:style-name="T1035"><text:tab/>Tpereiti</text:span></text:p>
      <text:p text:style-name="P1036"><text:span text:style-name="T1037"><text:s text:c="4"/>const += 2</text:span><text:span text:style-name="T1038"><text:tab/></text:span><text:span text:style-name="T1039"><text:tab/></text:span><text:span text:style-name="T1040"><text:tab/></text:span><text:span text:style-name="T1041"><text:tab/></text:span><text:span text:style-name="T1042"><text:tab/></text:span><text:span text:style-name="T1043"><text:tab/>1</text:span></text:p>
      <text:p text:style-name="P1044"><text:span text:style-name="T1045"><text:s text:c="4"/>return f.read(4)</text:span><text:span text:style-name="T1046"><text:tab/></text:span><text:span text:style-name="T1047"><text:tab/></text:span><text:span text:style-name="T1048"><text:tab/></text:span><text:span text:style-name="T1049"><text:tab/></text:span><text:span text:style-name="T1050"><text:tab/></text:span><text:span text:style-name="T1051"><text:tab/>1</text:span></text:p>
      <text:p text:style-name="P1052"/>
      <text:p text:style-name="P1053"><text:span text:style-name="T1054">def deti_list(f, j, r):</text:span></text:p>
      <text:p text:style-name="P1055"><text:span text:style-name="T1056"><text:s text:c="4"/>global const</text:span><text:span text:style-name="T1057"><text:tab/></text:span><text:span text:style-name="T1058"><text:tab/></text:span><text:span text:style-name="T1059"><text:tab/></text:span><text:span text:style-name="T1060"><text:tab/></text:span><text:span text:style-name="T1061"><text:tab/></text:span><text:span text:style-name="T1062"><text:tab/>1</text:span></text:p>
      <text:p text:style-name="P1063"><text:span text:style-name="T1064"><text:s text:c="4"/>pereiti(f, j)</text:span><text:span text:style-name="T1065"><text:tab/></text:span><text:span text:style-name="T1066"><text:tab/></text:span><text:span text:style-name="T1067"><text:tab/></text:span><text:span text:style-name="T1068"><text:tab/></text:span><text:span text:style-name="T1069"><text:tab/></text:span><text:span text:style-name="T1070"><text:tab/>Tpereiti</text:span></text:p>
      <text:p text:style-name="P1071"><text:span text:style-name="T1072"><text:s text:c="4"/>f.write(r);</text:span><text:span text:style-name="T1073"><text:tab/></text:span><text:span text:style-name="T1074"><text:tab/></text:span><text:span text:style-name="T1075"><text:tab/></text:span><text:span text:style-name="T1076"><text:tab/></text:span><text:span text:style-name="T1077"><text:tab/></text:span><text:span text:style-name="T1078"><text:tab/></text:span><text:span text:style-name="T1079"><text:tab/>1</text:span></text:p>
      <text:p text:style-name="P1080"><text:span text:style-name="T1081"><text:s text:c="4"/>const += 2</text:span><text:span text:style-name="T1082"><text:tab/></text:span><text:span text:style-name="T1083"><text:tab/></text:span><text:span text:style-name="T1084"><text:tab/></text:span><text:span text:style-name="T1085"><text:tab/></text:span><text:span text:style-name="T1086"><text:tab/></text:span><text:span text:style-name="T1087"><text:tab/>1</text:span></text:p>
      <text:p text:style-name="P1088"><text:span text:style-name="T1089"><text:s text:c="4"/></text:span></text:p>
      <text:p text:style-name="P1090"><text:span text:style-name="T1091">def failo_isvedimas_list(f):</text:span></text:p>
      <text:p text:style-name="P1092"><text:span text:style-name="T1093"><text:s text:c="4"/>global const</text:span><text:span text:style-name="T1094"><text:tab/></text:span><text:span text:style-name="T1095"><text:tab/></text:span><text:span text:style-name="T1096"><text:tab/></text:span><text:span text:style-name="T1097"><text:tab/></text:span><text:span text:style-name="T1098"><text:tab/></text:span><text:span text:style-name="T1099"><text:tab/>1</text:span></text:p>
      <text:p text:style-name="P1100"><text:span text:style-name="T1101"><text:s text:c="4"/>value = 0</text:span><text:span text:style-name="T1102"><text:tab/></text:span><text:span text:style-name="T1103"><text:tab/></text:span><text:span text:style-name="T1104"><text:tab/></text:span><text:span text:style-name="T1105"><text:tab/></text:span><text:span text:style-name="T1106"><text:tab/></text:span><text:span text:style-name="T1107"><text:tab/>1</text:span><text:span text:style-name="T1108"><text:tab/></text:span><text:span text:style-name="T1109"><text:tab/></text:span></text:p>
      <text:p text:style-name="P1110"><text:span text:style-name="T1111"><text:s text:c="4"/>f.seek(0)</text:span><text:span text:style-name="T1112"><text:tab/></text:span><text:span text:style-name="T1113"><text:tab/></text:span><text:span text:style-name="T1114"><text:tab/></text:span><text:span text:style-name="T1115"><text:tab/></text:span><text:span text:style-name="T1116"><text:tab/></text:span><text:span text:style-name="T1117"><text:tab/></text:span><text:span text:style-name="T1118"><text:tab/>1</text:span></text:p>
      <text:p text:style-name="P1119"><text:span text:style-name="T1120"><text:s text:c="4"/>offset = 0</text:span><text:span text:style-name="T1121"><text:tab/></text:span><text:span text:style-name="T1122"><text:tab/></text:span><text:span text:style-name="T1123"><text:tab/></text:span><text:span text:style-name="T1124"><text:tab/></text:span><text:span text:style-name="T1125"><text:tab/></text:span><text:span text:style-name="T1126"><text:tab/>1</text:span></text:p>
      <text:p text:style-name="P1127"><text:span text:style-name="T1128"><text:s text:c="4"/>const += 3</text:span><text:span text:style-name="T1129"><text:tab/></text:span><text:span text:style-name="T1130"><text:tab/></text:span><text:span text:style-name="T1131"><text:tab/></text:span><text:span text:style-name="T1132"><text:tab/></text:span><text:span text:style-name="T1133"><text:tab/></text:span><text:span text:style-name="T1134"><text:tab/>1</text:span></text:p>
      <text:p text:style-name="P1135"><text:span text:style-name="T1136"><text:s text:c="4"/>while value != '':</text:span><text:span text:style-name="T1137"><text:tab/></text:span><text:span text:style-name="T1138"><text:tab/></text:span><text:span text:style-name="T1139"><text:tab/></text:span><text:span text:style-name="T1140"><text:tab/></text:span><text:span text:style-name="T1141"><text:tab/></text:span><text:span text:style-name="T1142"><text:tab/>n</text:span></text:p>
      <text:p text:style-name="P1143"><text:span text:style-name="T1144"><text:s text:c="8"/>value = imti_list(f, offset)</text:span><text:span text:style-name="T1145"><text:tab/></text:span><text:span text:style-name="T1146"><text:tab/></text:span><text:span text:style-name="T1147"><text:tab/></text:span><text:span text:style-name="T1148"><text:tab/></text:span><text:span text:style-name="T1149"><text:tab/>Timti_list</text:span></text:p>
      <text:p text:style-name="P1150"><text:span text:style-name="T1151"><text:s text:c="8"/>const += 1</text:span><text:span text:style-name="T1152"><text:tab/></text:span><text:span text:style-name="T1153"><text:tab/></text:span><text:span text:style-name="T1154"><text:tab/></text:span><text:span text:style-name="T1155"><text:tab/></text:span><text:span text:style-name="T1156"><text:tab/></text:span><text:span text:style-name="T1157"><text:tab/>1</text:span></text:p>
      <text:p text:style-name="P1158"><text:span text:style-name="T1159"><text:s text:c="8"/>if value == '':</text:span><text:span text:style-name="T1160"><text:tab/></text:span><text:span text:style-name="T1161"><text:tab/></text:span><text:span text:style-name="T1162"><text:tab/></text:span><text:span text:style-name="T1163"><text:tab/></text:span><text:span text:style-name="T1164"><text:tab/></text:span><text:span text:style-name="T1165"><text:tab/>1</text:span></text:p>
      <text:p text:style-name="P1166"><text:span text:style-name="T1167"><text:s text:c="12"/>const += 1</text:span><text:span text:style-name="T1168"><text:tab/></text:span><text:span text:style-name="T1169"><text:tab/></text:span><text:span text:style-name="T1170"><text:tab/></text:span><text:span text:style-name="T1171"><text:tab/></text:span><text:span text:style-name="T1172"><text:tab/></text:span><text:span text:style-name="T1173"><text:tab/>1</text:span></text:p>
      <text:p text:style-name="P1174"><text:span text:style-name="T1175"><text:s text:c="12"/>break</text:span><text:span text:style-name="T1176"><text:tab/></text:span><text:span text:style-name="T1177"><text:tab/></text:span><text:span text:style-name="T1178"><text:tab/></text:span><text:span text:style-name="T1179"><text:tab/></text:span><text:span text:style-name="T1180"><text:tab/></text:span><text:span text:style-name="T1181"><text:tab/>1</text:span></text:p>
      <text:p text:style-name="P1182"><text:span text:style-name="T1183"><text:s text:c="8"/>print (value)</text:span><text:span text:style-name="T1184"><text:tab/></text:span><text:span text:style-name="T1185"><text:tab/></text:span><text:span text:style-name="T1186"><text:tab/></text:span><text:span text:style-name="T1187"><text:tab/></text:span><text:span text:style-name="T1188"><text:tab/></text:span><text:span text:style-name="T1189"><text:tab/>1</text:span></text:p>
      <text:p text:style-name="P1190"><text:span text:style-name="T1191"><text:s text:c="8"/>offset += 4</text:span><text:span text:style-name="T1192"><text:tab/></text:span><text:span text:style-name="T1193"><text:tab/></text:span><text:span text:style-name="T1194"><text:tab/></text:span><text:span text:style-name="T1195"><text:tab/></text:span><text:span text:style-name="T1196"><text:tab/></text:span><text:span text:style-name="T1197"><text:tab/>1</text:span></text:p>
      <text:p text:style-name="P1198"><text:span text:style-name="T1199"><text:s text:c="8"/>const += 2</text:span><text:span text:style-name="T1200"><text:tab/></text:span><text:span text:style-name="T1201"><text:tab/></text:span><text:span text:style-name="T1202"><text:tab/></text:span><text:span text:style-name="T1203"><text:tab/></text:span><text:span text:style-name="T1204"><text:tab/></text:span><text:span text:style-name="T1205"><text:tab/>1</text:span></text:p>
      <text:p text:style-name="P1206"/>
      <text:p text:style-name="P1207">T(n) = 1+1+1+1+1+1+1+Trusiuoti(n)+1+1+1+1+1 = Trusiuoti(n) + 12</text:p>
      <text:p text:style-name="P1208">Trusiuoti(n) = 1+1+1+1+1+1+1+1+1+1+1+1+1+1+1+1+1+1+1+1+Tsujungti(2Trusiuoti(n/2))</text:p>
      <text:p text:style-name="P1209">Tsujungti(n) = 1+1+1+1+1+n+Timti_list(n)+Timti_list(n)+1+1+Timti_list_b(n)+Tdeti_list(n)+1+1+1+1+Timti_list_b(n)+Tdeti_list(n)+1+1+1+n+ Timti_list_b(n)+Tdeti_list(n)+1+1+n+Timti_list_b + Tdeti_list+1+1+n+Timti_list_b+Tdeti_list+1+1</text:p>
      <text:p text:style-name="P1210">Tpereiti(n) = 1+1+1+1+n+1+1+1+n+1+1+1+1+1= 2n + 12</text:p>
      <text:p text:style-name="P1211">Timti_list(n) = 1+Tpereiti(n)+1+1+1+1+1+1+1+1= 2n + 12 + 9 = 2n + 21</text:p>
      <text:p text:style-name="P1212">Timti_list_b(n) = 1+Tpereiti(n)+1+1 = 2n + 12 + 3 = 2n + 15</text:p>
      <text:p text:style-name="P1213">Tdeti_list(n) = 1+Tpereiti(n)+1+1 = 2n + 12 + 3 = 2n + 15</text:p>
      <text:p text:style-name="P1214"><text:span text:style-name="T1215">Tsujungti(n) = 5 + n + 2n + 21 + 2n + 21 + 2 + 2n + 15 + 2n + 15 + 4 + 2n + 15 + 2n + 15 + 3 + n + 2n + 15 + 2n + 15 +2 + n + 2n + 15 + 2n + 15 + 2 + n + 2n + 15 + 2n + 15 + 2<text:s/></text:span><text:span text:style-name="T1216">= 28n + 212</text:span></text:p>
      <text:p text:style-name="P1217">Trusiuoti(n) = 20 + 2Trusiuoti(n/2) + 28n + 212 = 2Trusiuoti(n/2)<text:s/>+ 28n<text:s/>+ 232</text:p>
      <text:p text:style-name="P1218">T(n) = 2Trusiuoti(n/2)<text:s/>+ 28n<text:s/>+ 244</text:p>
      <text:p text:style-name="P1219">Taikant pradinę teoriją, gauname:</text:p>
      <text:p text:style-name="P1220"><text:span text:style-name="T1221">f(n)<text:s/></text:span><text:span text:style-name="T1222">=<text:s/></text:span><text:span text:style-name="T1223">28n + 232</text:span></text:p>
      <text:p text:style-name="P1224">f(n) = n ^ log2(2)</text:p>
      <text:p text:style-name="P1225">T(n) = O(n * log2(n))</text:p>
      <text:p text:style-name="P1226"><text:span text:style-name="T1227">Algoritmo ekspermentinis tyrimas</text:span></text:p>
      <text:p text:style-name="P1228"><text:span text:style-name="T1229">Algoritmas testuojamas rikiuojant sveikuosius skaičius. Buvo sugeneruota daug atsitiktinių skaičių, nurodant failo dydį.</text:span><text:span text:style-name="T1230"><text:line-break/>Rikiuojant buvo skaičiuojama rikiavimo trukmė, palyginamas rikiavimas masyve ir sąraše. Duomenų imtis 200 iki 100.000.</text:span></text:p>
      <text:p text:style-name="P1231"/>
      <text:p text:style-name="P1232"><text:span text:style-name="T1233">Atlikus tyrimą – gauti tokie rezultatai:</text:span></text:p>
      <table:table table:style-name="Table1234">
        <table:table-columns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</table:table-columns>
        <table:table-row table:style-name="TableRow1240">
          <table:table-cell table:style-name="TableCell1241" table:number-rows-spanned="2">
            <text:p text:style-name="P1242">Elementų sk.</text:p>
          </table:table-cell>
          <table:table-cell table:style-name="TableCell1243" table:number-columns-spanned="2">
            <text:p text:style-name="P1244">Masyvas</text:p>
          </table:table-cell>
          <table:covered-table-cell/>
          <table:table-cell table:style-name="TableCell1245" table:number-columns-spanned="2">
            <text:p text:style-name="P1246">Sąrašas</text:p>
          </table:table-cell>
          <table:covered-table-cell/>
        </table:table-row>
        <table:table-row table:style-name="TableRow1247">
          <table:covered-table-cell>
            <text:p text:style-name="P1248"/>
          </table:covered-table-cell>
          <table:table-cell table:style-name="TableCell1249">
            <text:p text:style-name="P1250">Trukmė (s)</text:p>
          </table:table-cell>
          <table:table-cell table:style-name="TableCell1251">
            <text:p text:style-name="P1252">Operacijų sk.</text:p>
          </table:table-cell>
          <table:table-cell table:style-name="TableCell1253">
            <text:p text:style-name="P1254">Trukmė (s)</text:p>
          </table:table-cell>
          <table:table-cell table:style-name="TableCell1255">
            <text:p text:style-name="P1256">Operacijų sk.</text:p>
          </table:table-cell>
        </table:table-row>
        <table:table-row table:style-name="TableRow1257">
          <table:table-cell table:style-name="TableCell1258">
            <text:p text:style-name="P1259">200</text:p>
          </table:table-cell>
          <table:table-cell table:style-name="TableCell1260">
            <text:p text:style-name="P1261">0.0280029773712</text:p>
          </table:table-cell>
          <table:table-cell table:style-name="TableCell1262">
            <text:p text:style-name="P1263">30480</text:p>
          </table:table-cell>
          <table:table-cell table:style-name="TableCell1264">
            <text:p text:style-name="P1265">0.046942949295</text:p>
          </table:table-cell>
          <table:table-cell table:style-name="TableCell1266">
            <text:p text:style-name="P1267">136834</text:p>
          </table:table-cell>
        </table:table-row>
        <table:table-row table:style-name="TableRow1268">
          <table:table-cell table:style-name="TableCell1269">
            <text:p text:style-name="P1270">400</text:p>
          </table:table-cell>
          <table:table-cell table:style-name="TableCell1271">
            <text:p text:style-name="P1272">0.0377688407898</text:p>
          </table:table-cell>
          <table:table-cell table:style-name="TableCell1273">
            <text:p text:style-name="P1274">68968</text:p>
          </table:table-cell>
          <table:table-cell table:style-name="TableCell1275">
            <text:p text:style-name="P1276">0.138601064682</text:p>
          </table:table-cell>
          <table:table-cell table:style-name="TableCell1277">
            <text:p text:style-name="P1278">447930</text:p>
          </table:table-cell>
        </table:table-row>
        <table:table-row table:style-name="TableRow1279">
          <table:table-cell table:style-name="TableCell1280">
            <text:p text:style-name="P1281">600</text:p>
          </table:table-cell>
          <table:table-cell table:style-name="TableCell1282">
            <text:p text:style-name="P1283">0.0606980323792</text:p>
          </table:table-cell>
          <table:table-cell table:style-name="TableCell1284">
            <text:p text:style-name="P1285">110389</text:p>
          </table:table-cell>
          <table:table-cell table:style-name="TableCell1286">
            <text:p text:style-name="P1287">0.27435708046</text:p>
          </table:table-cell>
          <table:table-cell table:style-name="TableCell1288">
            <text:p text:style-name="P1289">905297</text:p>
          </table:table-cell>
        </table:table-row>
        <table:table-row table:style-name="TableRow1290">
          <table:table-cell table:style-name="TableCell1291">
            <text:p text:style-name="P1292">800</text:p>
          </table:table-cell>
          <table:table-cell table:style-name="TableCell1293">
            <text:p text:style-name="P1294">0.0848579406738</text:p>
          </table:table-cell>
          <table:table-cell table:style-name="TableCell1295">
            <text:p text:style-name="P1296">153902</text:p>
          </table:table-cell>
          <table:table-cell table:style-name="TableCell1297">
            <text:p text:style-name="P1298">0.463610172272</text:p>
          </table:table-cell>
          <table:table-cell table:style-name="TableCell1299">
            <text:p text:style-name="P1300">1533798</text:p>
          </table:table-cell>
        </table:table-row>
        <table:table-row table:style-name="TableRow1301">
          <table:table-cell table:style-name="TableCell1302">
            <text:p text:style-name="P1303">1.000</text:p>
          </table:table-cell>
          <table:table-cell table:style-name="TableCell1304">
            <text:p text:style-name="P1305">0.108127832413</text:p>
          </table:table-cell>
          <table:table-cell table:style-name="TableCell1306">
            <text:p text:style-name="P1307">197436</text:p>
          </table:table-cell>
          <table:table-cell table:style-name="TableCell1308">
            <text:p text:style-name="P1309">0.703898906708</text:p>
          </table:table-cell>
          <table:table-cell table:style-name="TableCell1310">
            <text:p text:style-name="P1311">2346424</text:p>
          </table:table-cell>
        </table:table-row>
        <table:table-row table:style-name="TableRow1312">
          <table:table-cell table:style-name="TableCell1313">
            <text:p text:style-name="P1314">1.200</text:p>
          </table:table-cell>
          <table:table-cell table:style-name="TableCell1315">
            <text:p text:style-name="P1316">0.134846925735</text:p>
          </table:table-cell>
          <table:table-cell table:style-name="TableCell1317">
            <text:p text:style-name="P1318">244737</text:p>
          </table:table-cell>
          <table:table-cell table:style-name="TableCell1319">
            <text:p text:style-name="P1320">0.982892990112</text:p>
          </table:table-cell>
          <table:table-cell table:style-name="TableCell1321">
            <text:p text:style-name="P1322">3315345</text:p>
          </table:table-cell>
        </table:table-row>
        <table:table-row table:style-name="TableRow1323">
          <table:table-cell table:style-name="TableCell1324">
            <text:p text:style-name="P1325">1.400</text:p>
          </table:table-cell>
          <table:table-cell table:style-name="TableCell1326">
            <text:p text:style-name="P1327">0.161478042603</text:p>
          </table:table-cell>
          <table:table-cell table:style-name="TableCell1328">
            <text:p text:style-name="P1329">292258</text:p>
          </table:table-cell>
          <table:table-cell table:style-name="TableCell1330">
            <text:p text:style-name="P1331">1.29967403412</text:p>
          </table:table-cell>
          <table:table-cell table:style-name="TableCell1332">
            <text:p text:style-name="P1333">4461120</text:p>
          </table:table-cell>
        </table:table-row>
        <table:table-row table:style-name="TableRow1334">
          <table:table-cell table:style-name="TableCell1335">
            <text:p text:style-name="P1336">1.600</text:p>
          </table:table-cell>
          <table:table-cell table:style-name="TableCell1337">
            <text:p text:style-name="P1338">0.186622142792</text:p>
          </table:table-cell>
          <table:table-cell table:style-name="TableCell1339">
            <text:p text:style-name="P1340">339798</text:p>
          </table:table-cell>
          <table:table-cell table:style-name="TableCell1341">
            <text:p text:style-name="P1342">1.65995502472</text:p>
          </table:table-cell>
          <table:table-cell table:style-name="TableCell1343">
            <text:p text:style-name="P1344">5710916</text:p>
          </table:table-cell>
        </table:table-row>
        <table:table-row table:style-name="TableRow1345">
          <table:table-cell table:style-name="TableCell1346">
            <text:p text:style-name="P1347">1.800</text:p>
          </table:table-cell>
          <table:table-cell table:style-name="TableCell1348">
            <text:p text:style-name="P1349">0.214425086975</text:p>
          </table:table-cell>
          <table:table-cell table:style-name="TableCell1350">
            <text:p text:style-name="P1351">387430</text:p>
          </table:table-cell>
          <table:table-cell table:style-name="TableCell1352">
            <text:p text:style-name="P1353">2.09401583672</text:p>
          </table:table-cell>
          <table:table-cell table:style-name="TableCell1354">
            <text:p text:style-name="P1355">7260512</text:p>
          </table:table-cell>
        </table:table-row>
        <table:table-row table:style-name="TableRow1356">
          <table:table-cell table:style-name="TableCell1357">
            <text:p text:style-name="P1358">2.000</text:p>
          </table:table-cell>
          <table:table-cell table:style-name="TableCell1359">
            <text:p text:style-name="P1360">0.240694046021</text:p>
          </table:table-cell>
          <table:table-cell table:style-name="TableCell1361">
            <text:p text:style-name="P1362">435230</text:p>
          </table:table-cell>
          <table:table-cell table:style-name="TableCell1363">
            <text:p text:style-name="P1364">2.50607204437</text:p>
          </table:table-cell>
          <table:table-cell table:style-name="TableCell1365">
            <text:p text:style-name="P1366">8734050</text:p>
          </table:table-cell>
        </table:table-row>
        <table:table-row table:style-name="TableRow1367">
          <table:table-cell table:style-name="TableCell1368">
            <text:p text:style-name="P1369">3.000</text:p>
          </table:table-cell>
          <table:table-cell table:style-name="TableCell1370">
            <text:p text:style-name="P1371">0.383118152618</text:p>
          </table:table-cell>
          <table:table-cell table:style-name="TableCell1372">
            <text:p text:style-name="P1373">692010</text:p>
          </table:table-cell>
          <table:table-cell table:style-name="TableCell1374">
            <text:p text:style-name="P1375">5.43825507164</text:p>
          </table:table-cell>
          <table:table-cell table:style-name="TableCell1376">
            <text:p text:style-name="P1377">18988868</text:p>
          </table:table-cell>
        </table:table-row>
        <table:table-row table:style-name="TableRow1378">
          <table:table-cell table:style-name="TableCell1379">
            <text:p text:style-name="P1380">5.000</text:p>
          </table:table-cell>
          <table:table-cell table:style-name="TableCell1381">
            <text:p text:style-name="P1382">0.683442831039</text:p>
          </table:table-cell>
          <table:table-cell table:style-name="TableCell1383">
            <text:p text:style-name="P1384">1226696</text:p>
          </table:table-cell>
          <table:table-cell table:style-name="TableCell1385">
            <text:p text:style-name="P1386">14.874557972</text:p>
          </table:table-cell>
          <table:table-cell table:style-name="TableCell1387">
            <text:p text:style-name="P1388">52323344</text:p>
          </table:table-cell>
        </table:table-row>
        <table:table-row table:style-name="TableRow1389">
          <table:table-cell table:style-name="TableCell1390">
            <text:p text:style-name="P1391">10.000</text:p>
          </table:table-cell>
          <table:table-cell table:style-name="TableCell1392">
            <text:p text:style-name="P1393">1.47425580025</text:p>
          </table:table-cell>
          <table:table-cell table:style-name="TableCell1394">
            <text:p text:style-name="P1395">2651839</text:p>
          </table:table-cell>
          <table:table-cell table:style-name="TableCell1396">
            <text:p text:style-name="P1397">57.7681789398</text:p>
          </table:table-cell>
          <table:table-cell table:style-name="TableCell1398">
            <text:p text:style-name="P1399">204461345</text:p>
          </table:table-cell>
        </table:table-row>
        <table:table-row table:style-name="TableRow1400">
          <table:table-cell table:style-name="TableCell1401">
            <text:p text:style-name="P1402">20.000</text:p>
          </table:table-cell>
          <table:table-cell table:style-name="TableCell1403">
            <text:p text:style-name="P1404">3.17960715294</text:p>
          </table:table-cell>
          <table:table-cell table:style-name="TableCell1405">
            <text:p text:style-name="P1406">5703938</text:p>
          </table:table-cell>
          <table:table-cell table:style-name="TableCell1407">
            <text:p text:style-name="P1408">228.491272926</text:p>
          </table:table-cell>
          <table:table-cell table:style-name="TableCell1409">
            <text:p text:style-name="P1410">809978924</text:p>
          </table:table-cell>
        </table:table-row>
        <table:table-row table:style-name="TableRow1411">
          <table:table-cell table:style-name="TableCell1412">
            <text:p text:style-name="P1413">30.000</text:p>
          </table:table-cell>
          <table:table-cell table:style-name="TableCell1414">
            <text:p text:style-name="P1415">5.03977489471</text:p>
          </table:table-cell>
          <table:table-cell table:style-name="TableCell1416">
            <text:p text:style-name="P1417">8886143</text:p>
          </table:table-cell>
          <table:table-cell table:style-name="TableCell1418">
            <text:p text:style-name="P1419">507.873284101</text:p>
          </table:table-cell>
          <table:table-cell table:style-name="TableCell1420">
            <text:p text:style-name="P1421">1814532217</text:p>
          </table:table-cell>
        </table:table-row>
        <table:table-row table:style-name="TableRow1422">
          <table:table-cell table:style-name="TableCell1423">
            <text:p text:style-name="P1424">50.000</text:p>
          </table:table-cell>
          <table:table-cell table:style-name="TableCell1425">
            <text:p text:style-name="P1426">8.82009005547</text:p>
          </table:table-cell>
          <table:table-cell table:style-name="TableCell1427">
            <text:p text:style-name="P1428">15590694</text:p>
          </table:table-cell>
          <table:table-cell table:style-name="TableCell1429">
            <text:p text:style-name="P1430">1403.47742891</text:p>
          </table:table-cell>
          <table:table-cell table:style-name="TableCell1431">
            <text:p text:style-name="P1432">5024689734</text:p>
          </table:table-cell>
        </table:table-row>
        <table:table-row table:style-name="TableRow1433">
          <table:table-cell table:style-name="TableCell1434">
            <text:p text:style-name="P1435">100.000</text:p>
          </table:table-cell>
          <table:table-cell table:style-name="TableCell1436">
            <text:p text:style-name="P1437">18.7796959877</text:p>
          </table:table-cell>
          <table:table-cell table:style-name="TableCell1438">
            <text:p text:style-name="P1439">33181753</text:p>
          </table:table-cell>
          <table:table-cell table:style-name="TableCell1440">
            <text:p text:style-name="P1441">5600.19350195</text:p>
          </table:table-cell>
          <table:table-cell table:style-name="TableCell1442">
            <text:p text:style-name="P1443">20036545219</text:p>
          </table:table-cell>
        </table:table-row>
      </table:table>
      <text:p text:style-name="P1444">Laiko trukmė pagal elementų kiekį</text:p>
      <text:p text:style-name="P1445">Mėlyna – masyvas. Orandžinė - sąrašas</text:p>
      <text:p text:style-name="P1446"/>
      <text:p text:style-name="P1447"><text:span text:style-name="T1448"><draw:frame draw:style-name="a1" draw:name="Chart 2" text:anchor-type="as-char" svg:x="0in" svg:y="0in" svg:width="3.27014in" svg:height="2.42639in" style:rel-width="scale" style:rel-height="scale"><draw:object xlink:href="Object 2/" xlink:type="simple" xlink:show="embed" xlink:actuate="onLoad"/><svg:title/><svg:desc/></draw:frame></text:span><text:span text:style-name="T1449"><draw:frame draw:style-name="a2" draw:name="Chart 3" text:anchor-type="as-char" svg:x="0in" svg:y="0in" svg:width="3.37431in" svg:height="2.44028in" style:rel-width="scale" style:rel-height="scale"><draw:object xlink:href="Object 3/" xlink:type="simple" xlink:show="embed" xlink:actuate="onLoad"/><svg:title>Laiko diagrama</svg:title><svg:desc/></draw:frame></text:span></text:p>
      <text:h text:style-name="Heading2" text:outline-level="2"><text:span text:style-name="T1450"><draw:frame draw:style-name="a3" draw:name="Chart 6" text:anchor-type="as-char" svg:x="0in" svg:y="0in" svg:width="3.25in" svg:height="2.42639in" style:rel-width="scale" style:rel-height="scale"><draw:object xlink:href="Object 4/" xlink:type="simple" xlink:show="embed" xlink:actuate="onLoad"/><svg:title/><svg:desc/></draw:frame></text:span><text:span text:style-name="T1451"><draw:frame draw:style-name="a4" draw:name="Chart 7" text:anchor-type="as-char" svg:x="0in" svg:y="0in" svg:width="3.33264in" svg:height="2.42639in" style:rel-width="scale" style:rel-height="scale"><draw:object xlink:href="Object 5/" xlink:type="simple" xlink:show="embed" xlink:actuate="onLoad"/><svg:title/><svg:desc/></draw:frame></text:span></text:h>
      <text:h text:style-name="Heading2" text:outline-level="2"><text:span text:style-name="T1452">Greitasis rūšiavimas „Quick Sort“</text:span></text:h>
      <text:p text:style-name="P1453"><text:span text:style-name="T1454">Šis rikiavimo metodas remiasi „Skaldyk ir valdyk“ paradigma. Metodas – rekursinis. Algoritmo viekimo tvarka:</text:span></text:p>
      <text:soft-page-break/>
      <text:p text:style-name="P1455"><text:span text:style-name="T1456"><text:tab/></text:span><text:span text:style-name="T1457"><text:tab/>*Pertvarkomas masyvas į du kitus masyvus taip, kad tam tikras pasirinktas<text:s/></text:span><text:span text:style-name="T1458"><text:tab/>elementas būtų didesnis arba lygus už iš vieno masyvų visus elementus, o<text:s/></text:span><text:span text:style-name="T1459"><text:tab/>už kito masyvo elementus jis būtų mažesnis arba lygus. Elementas<text:s/></text:span><text:span text:style-name="T1460"><text:tab/>įvardintas kaip tam tikras elementas yra paskaičiuojamas pačioje<text:s/></text:span><text:span text:style-name="T1461"><text:tab/>pertvarkymo pusėje</text:span></text:p>
      <text:p text:style-name="P1462"><text:span text:style-name="T1463"><text:tab/></text:span><text:span text:style-name="T1464"><text:tab/>*Surikiuojami tie du masyvai rekursyviniais kvietimais į rikiavimo<text:s/></text:span><text:span text:style-name="T1465"><text:tab/>funkciją</text:span></text:p>
      <text:p text:style-name="P1466"><text:span text:style-name="T1467"><text:tab/></text:span><text:span text:style-name="T1468"><text:tab/>*Kadangi masyvai jau yra surikiuoti ir vienoje vietoje, taigi nėra reikalo <text:s/></text:span><text:span text:style-name="T1469"><text:tab/>juos sujungti. Visas masyvas surikiuotas</text:span></text:p>
      <text:p text:style-name="P1470"><text:span text:style-name="T1471"><text:s/>Teoriškai šio algoritmo sudėtingumas yra:</text:span></text:p>
      <text:p text:style-name="P1472"><draw:frame draw:style-name="a5" text:anchor-type="as-char" svg:x="0in" svg:y="0in" svg:width="0.98958in" svg:height="0.19792in" style:rel-width="scale" style:rel-height="scale"><draw:object xlink:href="Object 6/" xlink:type="simple" xlink:show="embed" xlink:actuate="onLoad"/></draw:frame></text:p>
      <text:p text:style-name="P1473"><text:span text:style-name="T1474">n – rikiuojamų elementų kiekis.</text:span></text:p>
      <text:p text:style-name="P1475"><text:span text:style-name="T1476">Rūšiavimas „QuickSort“ masyve</text:span></text:p>
      <text:p text:style-name="P1477"><text:span text:style-name="T1478">Dešinėje pažymėta, kiek kartų vykdomos eilutės. Skaičiavimo algoritme skaičiuosime tik tas eilutes, kurios yra susijusios su algoritmu.</text:span></text:p>
      <text:p text:style-name="P1479"><text:span text:style-name="T1480">L1_2_1.py</text:span></text:p>
      <text:p text:style-name="P1481">import os</text:p>
      <text:p text:style-name="P1482">import struct</text:p>
      <text:p text:style-name="P1483">import time</text:p>
      <text:p text:style-name="P1484">const = 0</text:p>
      <text:p text:style-name="P1485"/>
      <text:p text:style-name="P1486">def dalinti ( kaire, desine, f):</text:p>
      <text:p text:style-name="P1487"><text:s text:c="4"/>global const<text:tab/><text:tab/><text:tab/><text:tab/><text:tab/><text:tab/>1</text:p>
      <text:p text:style-name="P1488"><text:s text:c="4"/>t = indeksas = kaire<text:tab/><text:tab/><text:tab/><text:tab/><text:tab/><text:tab/>1</text:p>
      <text:p text:style-name="P1489"><text:s text:c="4"/>var_kaire = imti(f, kaire)<text:tab/><text:tab/><text:tab/><text:tab/><text:tab/>Timti</text:p>
      <text:p text:style-name="P1490"><text:s text:c="4"/>const += 2<text:tab/><text:tab/><text:tab/><text:tab/><text:tab/><text:tab/>1</text:p>
      <text:p text:style-name="P1491"><text:s text:c="4"/>for j in xrange( kaire + 4, desine + 4, 4):<text:tab/><text:tab/><text:tab/><text:tab/>n</text:p>
      <text:p text:style-name="P1492"><text:s text:c="8"/>var_j = imti(f, j)<text:tab/><text:tab/><text:tab/><text:tab/><text:tab/><text:tab/>Timti</text:p>
      <text:p text:style-name="P1493"><text:s text:c="8"/>const += 1<text:tab/><text:tab/><text:tab/><text:tab/><text:tab/><text:tab/>1</text:p>
      <text:p text:style-name="P1494"><text:s text:c="8"/>if var_j &lt; var_kaire:<text:tab/><text:tab/><text:tab/><text:tab/><text:tab/>1</text:p>
      <text:p text:style-name="P1495"><text:s text:c="12"/>indeksas += 4<text:tab/><text:tab/><text:tab/><text:tab/><text:tab/><text:tab/>1</text:p>
      <text:p text:style-name="P1496"><text:s text:c="12"/>sukeisti(f, indeksas, j)<text:tab/><text:tab/><text:tab/><text:tab/><text:tab/>Tsukeisti</text:p>
      <text:p text:style-name="P1497"><text:s text:c="12"/>const += 2<text:tab/><text:tab/><text:tab/><text:tab/><text:tab/><text:tab/>1</text:p>
      <text:p text:style-name="P1498"><text:s text:c="4"/>sukeisti(f, kaire, indeksas)<text:tab/><text:tab/><text:tab/><text:tab/><text:tab/>Tsukeisti</text:p>
      <text:p text:style-name="P1499"><text:s text:c="4"/>const += 1<text:tab/><text:tab/><text:tab/><text:tab/><text:tab/><text:tab/>1</text:p>
      <text:p text:style-name="P1500"><text:s text:c="4"/>return indeksas<text:tab/><text:tab/><text:tab/><text:tab/><text:tab/><text:tab/>1</text:p>
      <text:p text:style-name="P1501"/>
      <text:p text:style-name="P1502">def rusiuoti( kaire, desine, failas):</text:p>
      <text:p text:style-name="P1503"><text:s text:c="4"/>global const<text:tab/><text:tab/><text:tab/><text:tab/><text:tab/><text:tab/>1</text:p>
      <text:p text:style-name="P1504"><text:s text:c="4"/>if kaire &lt; desine :<text:tab/><text:tab/><text:tab/><text:tab/><text:tab/><text:tab/>1</text:p>
      <text:p text:style-name="P1505"><text:s text:c="8"/>indeksas = dalinti( kaire, desine, failas)<text:tab/><text:tab/><text:tab/><text:tab/>Tdalinti</text:p>
      <text:p text:style-name="P1506"><text:s text:c="8"/>rusiuoti(kaire, indeksas-4, failas)<text:tab/><text:tab/><text:tab/><text:tab/>Trusiuoti</text:p>
      <text:p text:style-name="P1507"><text:s text:c="8"/>rusiuoti(indeksas+4, desine, failas)<text:tab/><text:tab/><text:tab/><text:tab/>Trusiuoti</text:p>
      <text:p text:style-name="P1508"><text:s text:c="8"/>const += 3<text:tab/><text:tab/><text:tab/><text:tab/><text:tab/><text:tab/>1</text:p>
      <text:p text:style-name="P1509"/>
      <text:p text:style-name="P1510">def rik(failo_pav):</text:p>
      <text:p text:style-name="P1511"><text:s text:c="4"/>global const<text:tab/><text:tab/><text:tab/><text:tab/><text:tab/><text:tab/>1</text:p>
      <text:p text:style-name="P1512"><text:s text:c="4"/>f = open(failo_pav, 'r+b')<text:tab/><text:tab/><text:tab/><text:tab/><text:tab/>1</text:p>
      <text:p text:style-name="P1513"><text:s text:c="4"/>length = os.path.getsize(failo_pav)<text:tab/><text:tab/><text:tab/><text:tab/>1</text:p>
      <text:p text:style-name="P1514"><text:span text:style-name="T1515"><text:s text:c="4"/></text:span><text:span text:style-name="T1516">#failo_isvedimas(f, length)</text:span><text:span text:style-name="T1517"><text:tab/></text:span><text:span text:style-name="T1518"><text:tab/></text:span><text:span text:style-name="T1519"><text:tab/></text:span><text:span text:style-name="T1520"><text:tab/></text:span><text:span text:style-name="T1521"><text:tab/></text:span></text:p>
      <text:p text:style-name="P1522"><text:s text:c="4"/>time1 = time.time()<text:tab/><text:tab/><text:tab/><text:tab/><text:tab/><text:tab/>1</text:p>
      <text:p text:style-name="P1523"><text:s text:c="4"/>rusiuoti (0, length-4 ,f)<text:tab/><text:tab/><text:tab/><text:tab/><text:tab/>Trusiuoti</text:p>
      <text:p text:style-name="P1524"><text:s text:c="4"/>time2 = time.time()<text:tab/><text:tab/><text:tab/><text:tab/><text:tab/><text:tab/>1</text:p>
      <text:p text:style-name="P1525"><text:s text:c="4"/>skirtumas = time2 - time1<text:tab/><text:tab/><text:tab/><text:tab/><text:tab/>1</text:p>
      <text:p text:style-name="P1526"><text:span text:style-name="T1527"><text:s text:c="4"/></text:span><text:span text:style-name="T1528">#print "-----ISRIKIUOTAS-----"</text:span></text:p>
      <text:p text:style-name="P1529"><text:span text:style-name="T1530"><text:s text:c="4"/></text:span><text:span text:style-name="T1531">#failo_isvedimas(f, length)</text:span></text:p>
      <text:p text:style-name="P1532"><text:s text:c="4"/>print "Bendras uztruktas laikas sekundemis: %(time)s" %{'time': skirtumas}<text:tab/>1</text:p>
      <text:p text:style-name="P1533"><text:s text:c="4"/>const += 10<text:tab/><text:tab/><text:tab/><text:tab/><text:tab/><text:tab/>1</text:p>
      <text:p text:style-name="P1534"><text:s text:c="4"/>print "Eiluciu kiekis: %(const)s" %{'const': const}<text:tab/><text:tab/><text:tab/>1</text:p>
      <text:p text:style-name="P1535"><text:s text:c="4"/></text:p>
      <text:p text:style-name="P1536"><text:span text:style-name="T1537">def script(parent):</text:span><text:span text:style-name="T1538"><text:tab/></text:span><text:span text:style-name="T1539"><text:tab/></text:span><text:span text:style-name="T1540"><text:tab/></text:span><text:span text:style-name="T1541"><text:tab/></text:span><text:span text:style-name="T1542"><text:tab/></text:span><text:span text:style-name="T1543"><text:tab/></text:span><text:span text:style-name="T1544">#naudojamas test</text:span><text:span text:style-name="T1545">ų automatizavimui</text:span></text:p>
      <text:p text:style-name="P1546"><text:s text:c="4"/>global const</text:p>
      <text:p text:style-name="P1547"><text:s text:c="4"/>for x in xrange(1, 18):</text:p>
      <text:p text:style-name="P1548"><text:s text:c="8"/>const = 0</text:p>
      <text:p text:style-name="P1549"><text:s text:c="8"/>file_name = "T%(test)s" %{'test': x}</text:p>
      <text:p text:style-name="P1550"><text:s text:c="8"/>print file_name</text:p>
      <text:p text:style-name="P1551"><text:s text:c="8"/>rik(parent+file_name)</text:p>
      <text:p text:style-name="P1552"><text:s text:c="4"/></text:p>
      <text:p text:style-name="P1553">def imti(f, i):</text:p>
      <text:p text:style-name="P1554"><text:s text:c="4"/>global const<text:tab/><text:tab/>1</text:p>
      <text:p text:style-name="P1555"><text:s text:c="4"/>f.seek(i)<text:tab/><text:tab/><text:tab/><text:tab/><text:tab/><text:tab/><text:tab/>1</text:p>
      <text:p text:style-name="P1556"><text:s text:c="4"/>var = struct.unpack('i', f.read(4))[0]<text:tab/><text:tab/><text:tab/><text:tab/>1</text:p>
      <text:p text:style-name="P1557"><text:s text:c="4"/>const += 3<text:tab/><text:tab/><text:tab/><text:tab/><text:tab/><text:tab/>1</text:p>
      <text:p text:style-name="P1558"><text:s text:c="4"/>return var<text:tab/><text:tab/><text:tab/><text:tab/><text:tab/><text:tab/>1</text:p>
      <text:p text:style-name="P1559"/>
      <text:p text:style-name="P1560">def imti_b(f, i):</text:p>
      <text:p text:style-name="P1561"><text:s text:c="4"/>global const<text:tab/><text:tab/><text:tab/><text:tab/><text:tab/><text:tab/>1</text:p>
      <text:p text:style-name="P1562"><text:s text:c="4"/>f.seek(i)<text:tab/><text:tab/><text:tab/><text:tab/><text:tab/><text:tab/><text:tab/>1</text:p>
      <text:p text:style-name="P1563"><text:s text:c="4"/>var = f.read(4)<text:tab/><text:tab/><text:tab/><text:tab/><text:tab/><text:tab/>1</text:p>
      <text:p text:style-name="P1564"><text:s text:c="4"/>const += 3<text:tab/><text:tab/><text:tab/><text:tab/><text:tab/><text:tab/>1</text:p>
      <text:p text:style-name="P1565"><text:s text:c="4"/>return var<text:tab/><text:tab/><text:tab/><text:tab/><text:tab/><text:tab/>1</text:p>
      <text:p text:style-name="P1566"/>
      <text:p text:style-name="P1567">def deti(f, i, r):</text:p>
      <text:p text:style-name="P1568"><text:s text:c="4"/>global const<text:tab/><text:tab/><text:tab/><text:tab/><text:tab/><text:tab/>1</text:p>
      <text:p text:style-name="P1569"><text:s text:c="4"/>f.seek(i)<text:tab/><text:tab/><text:tab/><text:tab/><text:tab/><text:tab/><text:tab/>1</text:p>
      <text:p text:style-name="P1570"><text:s text:c="4"/>f.write(r)<text:tab/><text:tab/><text:tab/><text:tab/><text:tab/><text:tab/><text:tab/>1</text:p>
      <text:soft-page-break/>
      <text:p text:style-name="P1571"><text:s text:c="4"/>const += 2<text:tab/><text:tab/><text:tab/><text:tab/><text:tab/><text:tab/>1</text:p>
      <text:p text:style-name="P1572"><text:s text:c="4"/></text:p>
      <text:p text:style-name="P1573">def sukeisti(f, i, j):</text:p>
      <text:p text:style-name="P1574"><text:s text:c="4"/>global const<text:tab/><text:tab/><text:tab/><text:tab/><text:tab/><text:tab/>1</text:p>
      <text:p text:style-name="P1575"><text:s text:c="4"/>f.seek(i)<text:tab/><text:tab/><text:tab/><text:tab/><text:tab/><text:tab/><text:tab/>1</text:p>
      <text:p text:style-name="P1576"><text:s text:c="4"/>var_a = f.read(4)<text:tab/><text:tab/><text:tab/><text:tab/><text:tab/><text:tab/>1</text:p>
      <text:p text:style-name="P1577"><text:s text:c="4"/>f.seek(j)<text:tab/><text:tab/><text:tab/><text:tab/><text:tab/><text:tab/><text:tab/>1</text:p>
      <text:p text:style-name="P1578"><text:s text:c="4"/>var_b = f.read(4)<text:tab/><text:tab/><text:tab/><text:tab/><text:tab/><text:tab/>1</text:p>
      <text:p text:style-name="P1579"><text:s text:c="4"/>f.seek(i)<text:tab/><text:tab/><text:tab/><text:tab/><text:tab/><text:tab/><text:tab/>1</text:p>
      <text:p text:style-name="P1580"><text:s text:c="4"/>f.write(var_b)<text:tab/><text:tab/><text:tab/><text:tab/><text:tab/><text:tab/>1</text:p>
      <text:p text:style-name="P1581"><text:s text:c="4"/>f.seek(j)<text:tab/><text:tab/><text:tab/><text:tab/><text:tab/><text:tab/><text:tab/>1</text:p>
      <text:p text:style-name="P1582"><text:s text:c="4"/>f.write(var_a)<text:tab/><text:tab/><text:tab/><text:tab/><text:tab/><text:tab/>1</text:p>
      <text:p text:style-name="P1583"><text:s text:c="4"/>const += 8<text:tab/><text:tab/><text:tab/><text:tab/><text:tab/><text:tab/>1</text:p>
      <text:p text:style-name="P1584"><text:s text:c="4"/><text:tab/><text:tab/><text:tab/></text:p>
      <text:p text:style-name="P1585">def failo_isvedimas(f, length):</text:p>
      <text:p text:style-name="P1586"><text:s text:c="4"/>global const<text:tab/><text:tab/><text:tab/><text:tab/><text:tab/><text:tab/>1</text:p>
      <text:p text:style-name="P1587"><text:s text:c="4"/>for j in xrange(0, length, 4):<text:tab/><text:tab/><text:tab/><text:tab/><text:tab/>n</text:p>
      <text:p text:style-name="P1588"><text:s text:c="8"/>print imti(f, j)<text:tab/><text:tab/><text:tab/><text:tab/><text:tab/><text:tab/>Timti</text:p>
      <text:p text:style-name="P1589"><text:s text:c="8"/>const += 1<text:tab/><text:tab/><text:tab/><text:tab/><text:tab/><text:tab/>1</text:p>
      <text:p text:style-name="P1590"/>
      <text:p text:style-name="P1591">T(n) = 9 + 2T(n/2) + n + 30 = 2T(n/2) + n + 39</text:p>
      <text:p text:style-name="P1592"><text:span text:style-name="T1593">Trusiuoti = 2 + n + 27 + 2Trusiuoti + 1<text:s/></text:span><text:span text:style-name="T1594">= 2Trusiuoti(n/2) + n + 30</text:span></text:p>
      <text:p text:style-name="P1595"><text:span text:style-name="T1596">Tdalinti(n)<text:s/></text:span><text:span text:style-name="T1597">= 2 + Timti + 1 + n + Timti + 3 + Tsukeisti + 1 + Tsukeisti + 2 = 2 + 5 + 1 + n + 5 + 3 + 10 + 1 + 10 + 2 = n + 27</text:span></text:p>
      <text:p text:style-name="P1598">Timti(n) = 5</text:p>
      <text:p text:style-name="P1599">Timti_b(n) = <text:s/>5</text:p>
      <text:p text:style-name="P1600">Tdeti(n) = <text:s/>4</text:p>
      <text:p text:style-name="P1601"><text:span text:style-name="T1602">Tsukeisti(n)<text:s/></text:span><text:span text:style-name="T1603">= 10</text:span></text:p>
      <text:p text:style-name="P1604">Kadangi naudojama rekursija, tai T(n) = O(n²)</text:p>
      <text:p text:style-name="P1605"/>
      <text:p text:style-name="P1606"><text:span text:style-name="T1607">Rūšiavimas „QuickSort“ sąraše</text:span><text:span text:style-name="T1608"><text:tab/></text:span><text:span text:style-name="T1609"><text:tab/></text:span><text:span text:style-name="T1610"><text:tab/></text:span></text:p>
      <text:p text:style-name="P1611"><text:span text:style-name="T1612">L1_2_2.py</text:span></text:p>
      <text:p text:style-name="P1613">import os</text:p>
      <text:p text:style-name="P1614">import struct</text:p>
      <text:p text:style-name="P1615">import time</text:p>
      <text:p text:style-name="P1616">const = 0</text:p>
      <text:p text:style-name="P1617"/>
      <text:p text:style-name="P1618">def dalinti ( kaire, desine, f):</text:p>
      <text:p text:style-name="P1619"><text:s text:c="4"/>global const<text:tab/><text:tab/><text:tab/><text:tab/><text:tab/><text:tab/>1</text:p>
      <text:p text:style-name="P1620"><text:s text:c="4"/>t = indeksas = kaire<text:tab/><text:tab/><text:tab/><text:tab/><text:tab/><text:tab/>1</text:p>
      <text:p text:style-name="P1621"><text:s text:c="4"/>var_kaire = imti_list(f, kaire)<text:tab/><text:tab/><text:tab/><text:tab/><text:tab/>Timti_list</text:p>
      <text:p text:style-name="P1622"><text:s text:c="4"/>const += 2<text:tab/><text:tab/><text:tab/><text:tab/><text:tab/><text:tab/>1</text:p>
      <text:p text:style-name="P1623"><text:s text:c="4"/>for j in xrange( kaire + 4, desine + 4, 4):<text:tab/><text:tab/><text:tab/><text:tab/>n</text:p>
      <text:p text:style-name="P1624"><text:s text:c="8"/>var_j = imti_list(f, j)<text:tab/><text:tab/><text:tab/><text:tab/><text:tab/>Timti_list</text:p>
      <text:p text:style-name="P1625"><text:s text:c="8"/>const += 1<text:tab/><text:tab/><text:tab/><text:tab/><text:tab/><text:tab/>1</text:p>
      <text:p text:style-name="P1626"><text:s text:c="8"/>if var_j &lt; var_kaire:<text:tab/><text:tab/><text:tab/><text:tab/><text:tab/>1</text:p>
      <text:p text:style-name="P1627"><text:s text:c="12"/>indeksas += 4<text:tab/><text:tab/><text:tab/><text:tab/><text:tab/><text:tab/>1</text:p>
      <text:p text:style-name="P1628"><text:s text:c="12"/>sukeisti_list(f, indeksas, j)<text:tab/><text:tab/><text:tab/><text:tab/><text:tab/>Tsukeisti_list</text:p>
      <text:p text:style-name="P1629"><text:s text:c="12"/>const += 2<text:tab/><text:tab/><text:tab/><text:tab/><text:tab/><text:tab/>1</text:p>
      <text:p text:style-name="P1630"><text:s text:c="4"/>sukeisti_list(f, kaire, indeksas)<text:tab/><text:tab/><text:tab/><text:tab/><text:tab/>Tsukeisti_list</text:p>
      <text:p text:style-name="P1631"><text:s text:c="4"/>const += 1<text:tab/><text:tab/><text:tab/><text:tab/><text:tab/><text:tab/>1</text:p>
      <text:p text:style-name="P1632"><text:s text:c="4"/>return indeksas<text:tab/><text:tab/><text:tab/><text:tab/><text:tab/><text:tab/>1</text:p>
      <text:p text:style-name="P1633"/>
      <text:p text:style-name="P1634">def rusiuoti( kaire, desine, failas):</text:p>
      <text:p text:style-name="P1635"><text:s text:c="4"/>global const<text:tab/><text:tab/><text:tab/><text:tab/><text:tab/><text:tab/>1</text:p>
      <text:p text:style-name="P1636"><text:s text:c="4"/>if kaire &lt; desine :<text:tab/><text:tab/><text:tab/><text:tab/><text:tab/><text:tab/>1</text:p>
      <text:p text:style-name="P1637"><text:s text:c="8"/>indeksas = dalinti( kaire, desine, failas)<text:tab/><text:tab/><text:tab/><text:tab/>Tdalinti</text:p>
      <text:p text:style-name="P1638"><text:s text:c="8"/>rusiuoti(kaire, indeksas-4, failas)<text:tab/><text:tab/><text:tab/><text:tab/>Trusiuoti</text:p>
      <text:p text:style-name="P1639"><text:s text:c="8"/>rusiuoti(indeksas+4, desine, failas)<text:tab/><text:tab/><text:tab/><text:tab/>Trusiuoti</text:p>
      <text:p text:style-name="P1640"><text:s text:c="8"/>const += 3<text:tab/><text:tab/><text:tab/><text:tab/><text:tab/><text:tab/>1</text:p>
      <text:p text:style-name="P1641"/>
      <text:p text:style-name="P1642">def rik(failo_pav):</text:p>
      <text:p text:style-name="P1643"><text:s text:c="4"/>global const<text:tab/><text:tab/><text:tab/><text:tab/><text:tab/><text:tab/>1</text:p>
      <text:p text:style-name="P1644"><text:s text:c="4"/>f = open(failo_pav, 'r+b')<text:tab/><text:tab/><text:tab/><text:tab/><text:tab/>1</text:p>
      <text:p text:style-name="P1645"><text:s text:c="4"/>length = os.path.getsize(failo_pav)<text:tab/><text:tab/><text:tab/><text:tab/>1</text:p>
      <text:p text:style-name="P1646"><text:span text:style-name="T1647"><text:s text:c="4"/></text:span><text:span text:style-name="T1648">#failo_isvedimas_list(f)</text:span></text:p>
      <text:p text:style-name="P1649"><text:s text:c="4"/>time1 = time.time()<text:tab/><text:tab/><text:tab/><text:tab/><text:tab/><text:tab/>1</text:p>
      <text:p text:style-name="P1650"><text:s text:c="4"/>rusiuoti (0, length-4 ,f)<text:tab/><text:tab/><text:tab/><text:tab/><text:tab/>Trusiuoti</text:p>
      <text:p text:style-name="P1651"><text:s text:c="4"/>time2 = time.time()<text:tab/><text:tab/><text:tab/><text:tab/><text:tab/><text:tab/>1</text:p>
      <text:p text:style-name="P1652"><text:s text:c="4"/>skirtumas = time2 - time1<text:tab/><text:tab/><text:tab/><text:tab/><text:tab/>1</text:p>
      <text:p text:style-name="P1653"><text:span text:style-name="T1654"><text:s text:c="4"/></text:span><text:span text:style-name="T1655">#print "-----ISRIKIUOTAS-----"</text:span></text:p>
      <text:p text:style-name="P1656"><text:span text:style-name="T1657"><text:s text:c="4"/></text:span><text:span text:style-name="T1658">#failo_isvedimas_list(f)</text:span></text:p>
      <text:p text:style-name="P1659"><text:s text:c="4"/>print "Bendras uztruktas laikas sekundemis: %(time)s" %{'time': skirtumas}<text:tab/>1</text:p>
      <text:p text:style-name="P1660"><text:s text:c="4"/>const += 10<text:tab/><text:tab/><text:tab/><text:tab/><text:tab/><text:tab/>1</text:p>
      <text:p text:style-name="P1661"><text:s text:c="4"/>print "Eiluciu kiekis: %(const)s" %{'const': const}<text:tab/><text:tab/><text:tab/>1</text:p>
      <text:p text:style-name="P1662"><text:s text:c="4"/></text:p>
      <text:p text:style-name="P1663"><text:span text:style-name="T1664">def script(parent):</text:span><text:span text:style-name="T1665"><text:tab/></text:span><text:span text:style-name="T1666"><text:tab/></text:span><text:span text:style-name="T1667"><text:tab/></text:span><text:span text:style-name="T1668"><text:tab/></text:span><text:span text:style-name="T1669"><text:tab/></text:span><text:span text:style-name="T1670"><text:tab/></text:span><text:span text:style-name="T1671">#naudojamas test</text:span><text:span text:style-name="T1672">ų automatizavimui</text:span></text:p>
      <text:p text:style-name="P1673"><text:s text:c="4"/>global const<text:tab/><text:tab/><text:tab/><text:tab/><text:tab/></text:p>
      <text:p text:style-name="P1674"><text:s text:c="4"/>for x in xrange(1, 18):</text:p>
      <text:p text:style-name="P1675"><text:s text:c="8"/>const = 0</text:p>
      <text:p text:style-name="P1676"><text:s text:c="8"/>file_name = "T%(test)s" %{'test': x}</text:p>
      <text:p text:style-name="P1677"><text:s text:c="8"/>print file_name</text:p>
      <text:p text:style-name="P1678"><text:s text:c="8"/>rik(parent+file_name)</text:p>
      <text:p text:style-name="P1679"><text:s text:c="4"/></text:p>
      <text:p text:style-name="P1680">def pereiti(f, j):</text:p>
      <text:p text:style-name="P1681"><text:s text:c="4"/>global const<text:tab/><text:tab/><text:tab/><text:tab/><text:tab/><text:tab/>1</text:p>
      <text:p text:style-name="P1682"><text:s text:c="4"/>i = f.tell()<text:tab/><text:tab/><text:tab/><text:tab/><text:tab/><text:tab/><text:tab/>1</text:p>
      <text:p text:style-name="P1683"><text:s text:c="4"/>const += 1<text:tab/><text:tab/><text:tab/><text:tab/><text:tab/><text:tab/>1</text:p>
      <text:soft-page-break/>
      <text:p text:style-name="P1684"><text:s text:c="4"/>if i &lt; j:<text:tab/><text:tab/><text:tab/><text:tab/><text:tab/><text:tab/><text:tab/>1</text:p>
      <text:p text:style-name="P1685"><text:s text:c="8"/>for x in xrange(i+4, j+4, 4):<text:tab/><text:tab/><text:tab/><text:tab/><text:tab/>n</text:p>
      <text:p text:style-name="P1686"><text:s text:c="12"/>f.seek(x)<text:tab/><text:tab/><text:tab/><text:tab/><text:tab/><text:tab/>1</text:p>
      <text:p text:style-name="P1687"><text:s text:c="12"/>const += 1<text:tab/><text:tab/><text:tab/><text:tab/><text:tab/><text:tab/>1</text:p>
      <text:p text:style-name="P1688"><text:s text:c="4"/>if i &gt; j:<text:tab/><text:tab/><text:tab/><text:tab/><text:tab/><text:tab/><text:tab/>1</text:p>
      <text:p text:style-name="P1689"><text:s text:c="8"/>for x in xrange(i-4, j-4, -4):<text:tab/><text:tab/><text:tab/><text:tab/><text:tab/>n</text:p>
      <text:p text:style-name="P1690"><text:s text:c="12"/>f.seek(x)<text:tab/><text:tab/><text:tab/><text:tab/><text:tab/><text:tab/>1</text:p>
      <text:p text:style-name="P1691"><text:s text:c="12"/>const += 1<text:tab/><text:tab/><text:tab/><text:tab/><text:tab/><text:tab/>1</text:p>
      <text:p text:style-name="P1692"><text:s text:c="4"/>if i == j:<text:tab/><text:tab/><text:tab/><text:tab/><text:tab/><text:tab/><text:tab/>1</text:p>
      <text:p text:style-name="P1693"><text:s text:c="8"/>pass<text:tab/><text:tab/><text:tab/><text:tab/><text:tab/><text:tab/><text:tab/>1</text:p>
      <text:p text:style-name="P1694"><text:s text:c="4"/>const += 1<text:tab/><text:tab/><text:tab/><text:tab/><text:tab/><text:tab/>1</text:p>
      <text:p text:style-name="P1695"><text:s text:c="8"/></text:p>
      <text:p text:style-name="P1696">def imti_list(f, j):</text:p>
      <text:p text:style-name="P1697"><text:s text:c="4"/>global const<text:tab/><text:tab/><text:tab/><text:tab/><text:tab/><text:tab/>1</text:p>
      <text:p text:style-name="P1698"><text:s text:c="4"/>pereiti(f, j)<text:tab/><text:tab/><text:tab/><text:tab/><text:tab/><text:tab/>Tpereiti</text:p>
      <text:p text:style-name="P1699"><text:s text:c="4"/>val = f.read(4)<text:tab/><text:tab/><text:tab/><text:tab/><text:tab/><text:tab/>1</text:p>
      <text:p text:style-name="P1700"><text:s text:c="4"/>const += 2<text:tab/><text:tab/><text:tab/><text:tab/><text:tab/><text:tab/>1</text:p>
      <text:p text:style-name="P1701"><text:s text:c="4"/>if val == '':<text:tab/><text:tab/><text:tab/><text:tab/><text:tab/><text:tab/>1</text:p>
      <text:p text:style-name="P1702"><text:s text:c="8"/>const += 1<text:tab/><text:tab/><text:tab/><text:tab/><text:tab/><text:tab/>1</text:p>
      <text:p text:style-name="P1703"><text:s text:c="8"/>return ''<text:tab/><text:tab/><text:tab/><text:tab/><text:tab/><text:tab/>1</text:p>
      <text:p text:style-name="P1704"><text:s text:c="4"/>else:<text:tab/><text:tab/><text:tab/><text:tab/><text:tab/><text:tab/><text:tab/>1</text:p>
      <text:p text:style-name="P1705"><text:s text:c="8"/>const += 1<text:tab/><text:tab/><text:tab/><text:tab/><text:tab/><text:tab/>1</text:p>
      <text:p text:style-name="P1706"><text:s text:c="8"/>return struct.unpack('i', val)[0]<text:tab/><text:tab/><text:tab/><text:tab/>1</text:p>
      <text:p text:style-name="P1707"/>
      <text:p text:style-name="P1708">def imti_list_b(f, j):</text:p>
      <text:p text:style-name="P1709"><text:s text:c="4"/>global const<text:tab/><text:tab/><text:tab/><text:tab/><text:tab/><text:tab/>1</text:p>
      <text:p text:style-name="P1710"><text:s text:c="4"/>pereiti(f, j)<text:tab/><text:tab/><text:tab/><text:tab/><text:tab/><text:tab/>Tpereiti</text:p>
      <text:p text:style-name="P1711"><text:s text:c="4"/>const += 2<text:tab/><text:tab/><text:tab/><text:tab/><text:tab/><text:tab/>1</text:p>
      <text:p text:style-name="P1712"><text:s text:c="4"/>return f.read(4)<text:tab/><text:tab/><text:tab/><text:tab/><text:tab/><text:tab/>1</text:p>
      <text:p text:style-name="P1713"><text:tab/><text:tab/><text:tab/><text:tab/><text:tab/></text:p>
      <text:p text:style-name="P1714">def deti_list(f, j, r):</text:p>
      <text:p text:style-name="P1715"><text:s text:c="4"/>global const<text:tab/><text:tab/><text:tab/><text:tab/><text:tab/><text:tab/>1</text:p>
      <text:p text:style-name="P1716"><text:s text:c="4"/>pereiti(f, j)<text:tab/><text:tab/><text:tab/><text:tab/><text:tab/><text:tab/>Tpereiti</text:p>
      <text:p text:style-name="P1717"><text:s text:c="4"/>f.write(r)<text:tab/><text:tab/><text:tab/><text:tab/><text:tab/><text:tab/><text:tab/>1</text:p>
      <text:p text:style-name="P1718"><text:s text:c="4"/>const += 2<text:tab/><text:tab/><text:tab/><text:tab/><text:tab/><text:tab/>1</text:p>
      <text:p text:style-name="P1719"><text:s text:c="4"/><text:tab/><text:tab/><text:tab/></text:p>
      <text:p text:style-name="P1720">def failo_isvedimas_list(f):</text:p>
      <text:p text:style-name="P1721"><text:s text:c="4"/>global const<text:tab/><text:tab/><text:tab/><text:tab/><text:tab/><text:tab/>1</text:p>
      <text:p text:style-name="P1722"><text:s text:c="4"/>value = 0<text:tab/><text:tab/><text:tab/><text:tab/><text:tab/><text:tab/>1</text:p>
      <text:p text:style-name="P1723"><text:s text:c="4"/>f.seek(0)<text:tab/><text:tab/><text:tab/><text:tab/><text:tab/><text:tab/><text:tab/>1</text:p>
      <text:p text:style-name="P1724"><text:s text:c="4"/>offset = 0<text:tab/><text:tab/><text:tab/><text:tab/><text:tab/><text:tab/>1</text:p>
      <text:p text:style-name="P1725"><text:s text:c="4"/>const += 3<text:tab/><text:tab/><text:tab/><text:tab/><text:tab/><text:tab/>1</text:p>
      <text:p text:style-name="P1726"><text:s text:c="4"/>while value != '':<text:tab/><text:tab/><text:tab/><text:tab/><text:tab/><text:tab/>1</text:p>
      <text:p text:style-name="P1727"><text:s text:c="8"/>value = imti_list(f, offset)<text:tab/><text:tab/><text:tab/><text:tab/><text:tab/>Timti_list</text:p>
      <text:p text:style-name="P1728"><text:s text:c="8"/>const += 1<text:tab/><text:tab/><text:tab/><text:tab/><text:tab/><text:tab/>1</text:p>
      <text:p text:style-name="P1729"><text:s text:c="8"/>if value == '':<text:tab/><text:tab/><text:tab/><text:tab/><text:tab/><text:tab/>1</text:p>
      <text:p text:style-name="P1730"><text:s text:c="12"/>const += 1<text:tab/><text:tab/><text:tab/><text:tab/><text:tab/><text:tab/>1</text:p>
      <text:p text:style-name="P1731"><text:s text:c="12"/>break<text:tab/><text:tab/><text:tab/><text:tab/><text:tab/><text:tab/>1</text:p>
      <text:p text:style-name="P1732"><text:s text:c="8"/>print (value)<text:tab/><text:tab/><text:tab/><text:tab/><text:tab/><text:tab/>1</text:p>
      <text:p text:style-name="P1733"><text:s text:c="8"/>offset += 4<text:tab/><text:tab/><text:tab/><text:tab/><text:tab/><text:tab/>1</text:p>
      <text:p text:style-name="P1734"><text:s text:c="8"/>const += 2<text:tab/><text:tab/><text:tab/><text:tab/><text:tab/><text:tab/>1</text:p>
      <text:p text:style-name="P1735"><text:s text:c="8"/></text:p>
      <text:p text:style-name="P1736">def sukeisti_list(f, i, j):</text:p>
      <text:p text:style-name="P1737"><text:s text:c="4"/>global const<text:tab/><text:tab/><text:tab/><text:tab/><text:tab/><text:tab/>1</text:p>
      <text:p text:style-name="P1738"><text:s text:c="4"/>var_a = imti_list_b(f, i)<text:tab/><text:tab/><text:tab/><text:tab/><text:tab/>Timti_list_b</text:p>
      <text:p text:style-name="P1739"><text:s text:c="4"/>var_b = imti_list_b(f, j)<text:tab/><text:tab/><text:tab/><text:tab/><text:tab/>Timti_list_b</text:p>
      <text:p text:style-name="P1740"><text:s text:c="4"/>deti_list(f, i, var_b)<text:tab/><text:tab/><text:tab/><text:tab/><text:tab/><text:tab/>Tdeti_list</text:p>
      <text:p text:style-name="P1741"><text:s text:c="4"/>deti_list(f, j, var_a)<text:tab/><text:tab/><text:tab/><text:tab/><text:tab/><text:tab/>Tdeti_list</text:p>
      <text:p text:style-name="P1742"><text:s text:c="4"/>const += 4<text:tab/><text:tab/><text:tab/><text:tab/><text:tab/><text:tab/>1</text:p>
      <text:p text:style-name="P1743">T(n) = 2T(n/2) + 21n + 185</text:p>
      <text:p text:style-name="P1744">Trusiuoti(n) = 3 + 21n + 173<text:s/>+<text:s/>2Trusiuoti(n/2) = 2Trusiuoti(n/2) + 21n + 176</text:p>
      <text:p text:style-name="P1745">Tdalinti(n) = 2 + 2n + 21 + 1 + n + 2n + 21 + 3 + 8n + 61 + 1 + 8n + 61 + 2 = 21n + 173</text:p>
      <text:p text:style-name="P1746">Tpereiti(n) = 1+1+1+1+n+1+1+1+n+1+1+1+1+1= 2n + 12</text:p>
      <text:p text:style-name="P1747">Timti_list(n) = 1+Tpereiti(n)+1+1+1+1+1+1+1+1= 2n + 12 + 9 = 2n + 21</text:p>
      <text:p text:style-name="P1748">Timti_list_b(n) = 1+Tpereiti(n)+1+1 = 2n + 12 + 3 = 2n + 15</text:p>
      <text:p text:style-name="P1749">Tdeti_list(n) = 1+Tpereiti(n)+1+1 = 2n + 12 + 3 = 2n + 15</text:p>
      <text:p text:style-name="P1750">Tsukeisti_list(n) = 1 + 2n + 15 + 2n + 15 + 2n + 15 + 2n + 15 = 8n + 61</text:p>
      <text:p text:style-name="P1751">Kadangi naudojama rekursija, tai T(n) = O(n²)</text:p>
      <text:p text:style-name="P1752"><text:span text:style-name="T1753">Algoritmo ekspermentinis tyrimas</text:span></text:p>
      <text:p text:style-name="P1754"><text:span text:style-name="T1755">Algoritmas testuojamas rikiuojant sveikuosius skaičius. Buvo sugeneruota daug atsitiktinių skaičių, nurodant failo dydį.</text:span><text:span text:style-name="T1756"><text:line-break/>Rikiuojant buvo skaičiuojama rikiavimo trukmė, palyginamas rikiavimas masyve ir sąraše. Duomenų imtis 200 iki 100.000.</text:span></text:p>
      <text:p text:style-name="P1757"/>
      <table:table table:style-name="Table1758">
        <table:table-columns>
          <table:table-column table:style-name="TableColumn1759"/>
          <table:table-column table:style-name="TableColumn1760"/>
          <table:table-column table:style-name="TableColumn1761"/>
          <table:table-column table:style-name="TableColumn1762"/>
          <table:table-column table:style-name="TableColumn1763"/>
        </table:table-columns>
        <table:table-row table:style-name="TableRow1764">
          <table:table-cell table:style-name="TableCell1765" table:number-rows-spanned="2">
            <text:p text:style-name="P1766">Elementų sk.</text:p>
          </table:table-cell>
          <table:table-cell table:style-name="TableCell1767" table:number-columns-spanned="2">
            <text:p text:style-name="P1768">Masyvas</text:p>
          </table:table-cell>
          <table:covered-table-cell/>
          <table:table-cell table:style-name="TableCell1769" table:number-columns-spanned="2">
            <text:p text:style-name="P1770">Sąrašas</text:p>
          </table:table-cell>
          <table:covered-table-cell/>
        </table:table-row>
        <table:table-row table:style-name="TableRow1771">
          <table:covered-table-cell>
            <text:p text:style-name="P1772"/>
          </table:covered-table-cell>
          <table:table-cell table:style-name="TableCell1773">
            <text:p text:style-name="P1774">Trukmė (s)</text:p>
          </table:table-cell>
          <table:table-cell table:style-name="TableCell1775">
            <text:p text:style-name="P1776">Operacijų sk.</text:p>
          </table:table-cell>
          <table:table-cell table:style-name="TableCell1777">
            <text:p text:style-name="P1778">Trukmė (s)</text:p>
          </table:table-cell>
          <table:table-cell table:style-name="TableCell1779">
            <text:p text:style-name="P1780">Operacijų sk.</text:p>
          </table:table-cell>
        </table:table-row>
        <table:table-row table:style-name="TableRow1781">
          <table:table-cell table:style-name="TableCell1782">
            <text:p text:style-name="P1783">200</text:p>
          </table:table-cell>
          <table:table-cell table:style-name="TableCell1784">
            <text:p text:style-name="P1785">0.00722980499268</text:p>
          </table:table-cell>
          <table:table-cell table:style-name="TableCell1786">
            <text:p text:style-name="P1787">16607</text:p>
          </table:table-cell>
          <table:table-cell table:style-name="TableCell1788">
            <text:p text:style-name="P1789">0.0264909267426</text:p>
          </table:table-cell>
          <table:table-cell table:style-name="TableCell1790">
            <text:p text:style-name="P1791">77174</text:p>
          </table:table-cell>
        </table:table-row>
        <table:table-row table:style-name="TableRow1792">
          <table:table-cell table:style-name="TableCell1793">
            <text:p text:style-name="P1794">400</text:p>
          </table:table-cell>
          <table:table-cell table:style-name="TableCell1795">
            <text:p text:style-name="P1796">0.0161151885986</text:p>
          </table:table-cell>
          <table:table-cell table:style-name="TableCell1797">
            <text:p text:style-name="P1798">33653</text:p>
          </table:table-cell>
          <table:table-cell table:style-name="TableCell1799">
            <text:p text:style-name="P1800">0.0766530036926</text:p>
          </table:table-cell>
          <table:table-cell table:style-name="TableCell1801">
            <text:p text:style-name="P1802">233878</text:p>
          </table:table-cell>
        </table:table-row>
        <table:table-row table:style-name="TableRow1803">
          <table:table-cell table:style-name="TableCell1804">
            <text:p text:style-name="P1805">600</text:p>
          </table:table-cell>
          <table:table-cell table:style-name="TableCell1806">
            <text:p text:style-name="P1807">0.0260949134827</text:p>
          </table:table-cell>
          <table:table-cell table:style-name="TableCell1808">
            <text:p text:style-name="P1809">55203</text:p>
          </table:table-cell>
          <table:table-cell table:style-name="TableCell1810">
            <text:p text:style-name="P1811">0.140232086182</text:p>
          </table:table-cell>
          <table:table-cell table:style-name="TableCell1812">
            <text:p text:style-name="P1813">458394</text:p>
          </table:table-cell>
        </table:table-row>
        <table:table-row table:style-name="TableRow1814">
          <table:table-cell table:style-name="TableCell1815">
            <text:p text:style-name="P1816">800</text:p>
          </table:table-cell>
          <table:table-cell table:style-name="TableCell1817">
            <text:p text:style-name="P1818">0.0358850955963</text:p>
          </table:table-cell>
          <table:table-cell table:style-name="TableCell1819">
            <text:p text:style-name="P1820">78335</text:p>
          </table:table-cell>
          <table:table-cell table:style-name="TableCell1821">
            <text:p text:style-name="P1822">0.235728979111</text:p>
          </table:table-cell>
          <table:table-cell table:style-name="TableCell1823">
            <text:p text:style-name="P1824">783338</text:p>
          </table:table-cell>
        </table:table-row>
        <text:soft-page-break/>
        <table:table-row table:style-name="TableRow1825">
          <table:table-cell table:style-name="TableCell1826">
            <text:p text:style-name="P1827">1.000</text:p>
          </table:table-cell>
          <table:table-cell table:style-name="TableCell1828">
            <text:p text:style-name="P1829">0.0518169403076</text:p>
          </table:table-cell>
          <table:table-cell table:style-name="TableCell1830">
            <text:p text:style-name="P1831">111904</text:p>
          </table:table-cell>
          <table:table-cell table:style-name="TableCell1832">
            <text:p text:style-name="P1833">0.370328903198</text:p>
          </table:table-cell>
          <table:table-cell table:style-name="TableCell1834">
            <text:p text:style-name="P1835">1236110</text:p>
          </table:table-cell>
        </table:table-row>
        <table:table-row table:style-name="TableRow1836">
          <table:table-cell table:style-name="TableCell1837">
            <text:p text:style-name="P1838">1.200</text:p>
          </table:table-cell>
          <table:table-cell table:style-name="TableCell1839">
            <text:p text:style-name="P1840">0.0570778846741</text:p>
          </table:table-cell>
          <table:table-cell table:style-name="TableCell1841">
            <text:p text:style-name="P1842">126472</text:p>
          </table:table-cell>
          <table:table-cell table:style-name="TableCell1843">
            <text:p text:style-name="P1844">0.498943805695</text:p>
          </table:table-cell>
          <table:table-cell table:style-name="TableCell1845">
            <text:p text:style-name="P1846">1686500</text:p>
          </table:table-cell>
        </table:table-row>
        <table:table-row table:style-name="TableRow1847">
          <table:table-cell table:style-name="TableCell1848">
            <text:p text:style-name="P1849">1.400</text:p>
          </table:table-cell>
          <table:table-cell table:style-name="TableCell1850">
            <text:p text:style-name="P1851">0.0687489509583</text:p>
          </table:table-cell>
          <table:table-cell table:style-name="TableCell1852">
            <text:p text:style-name="P1853">153458</text:p>
          </table:table-cell>
          <table:table-cell table:style-name="TableCell1854">
            <text:p text:style-name="P1855">0.6734790802</text:p>
          </table:table-cell>
          <table:table-cell table:style-name="TableCell1856">
            <text:p text:style-name="P1857">2295624</text:p>
          </table:table-cell>
        </table:table-row>
        <table:table-row table:style-name="TableRow1858">
          <table:table-cell table:style-name="TableCell1859">
            <text:p text:style-name="P1860">1.600</text:p>
          </table:table-cell>
          <table:table-cell table:style-name="TableCell1861">
            <text:p text:style-name="P1862">0.0854139328003</text:p>
          </table:table-cell>
          <table:table-cell table:style-name="TableCell1863">
            <text:p text:style-name="P1864">190399</text:p>
          </table:table-cell>
          <table:table-cell table:style-name="TableCell1865">
            <text:p text:style-name="P1866">0.849053144455</text:p>
          </table:table-cell>
          <table:table-cell table:style-name="TableCell1867">
            <text:p text:style-name="P1868">2892716</text:p>
          </table:table-cell>
        </table:table-row>
        <table:table-row table:style-name="TableRow1869">
          <table:table-cell table:style-name="TableCell1870">
            <text:p text:style-name="P1871">1.800</text:p>
          </table:table-cell>
          <table:table-cell table:style-name="TableCell1872">
            <text:p text:style-name="P1873">0.0842127799988</text:p>
          </table:table-cell>
          <table:table-cell table:style-name="TableCell1874">
            <text:p text:style-name="P1875">194545</text:p>
          </table:table-cell>
          <table:table-cell table:style-name="TableCell1876">
            <text:p text:style-name="P1877">1.06589412689</text:p>
          </table:table-cell>
          <table:table-cell table:style-name="TableCell1878">
            <text:p text:style-name="P1879">3697035</text:p>
          </table:table-cell>
        </table:table-row>
        <table:table-row table:style-name="TableRow1880">
          <table:table-cell table:style-name="TableCell1881">
            <text:p text:style-name="P1882">2.000</text:p>
          </table:table-cell>
          <table:table-cell table:style-name="TableCell1883">
            <text:p text:style-name="P1884">0.11750292778</text:p>
          </table:table-cell>
          <table:table-cell table:style-name="TableCell1885">
            <text:p text:style-name="P1886">258097</text:p>
          </table:table-cell>
          <table:table-cell table:style-name="TableCell1887">
            <text:p text:style-name="P1888">1.31132292747</text:p>
          </table:table-cell>
          <table:table-cell table:style-name="TableCell1889">
            <text:p text:style-name="P1890">4491840</text:p>
          </table:table-cell>
        </table:table-row>
        <table:table-row table:style-name="TableRow1891">
          <table:table-cell table:style-name="TableCell1892">
            <text:p text:style-name="P1893">3.000</text:p>
          </table:table-cell>
          <table:table-cell table:style-name="TableCell1894">
            <text:p text:style-name="P1895">0.18168592453</text:p>
          </table:table-cell>
          <table:table-cell table:style-name="TableCell1896">
            <text:p text:style-name="P1897">406869</text:p>
          </table:table-cell>
          <table:table-cell table:style-name="TableCell1898">
            <text:p text:style-name="P1899">2.7841091156</text:p>
          </table:table-cell>
          <table:table-cell table:style-name="TableCell1900">
            <text:p text:style-name="P1901">9545275</text:p>
          </table:table-cell>
        </table:table-row>
        <table:table-row table:style-name="TableRow1902">
          <table:table-cell table:style-name="TableCell1903">
            <text:p text:style-name="P1904">5.000</text:p>
          </table:table-cell>
          <table:table-cell table:style-name="TableCell1905">
            <text:p text:style-name="P1906">0.313282012939</text:p>
          </table:table-cell>
          <table:table-cell table:style-name="TableCell1907">
            <text:p text:style-name="P1908">698795</text:p>
          </table:table-cell>
          <table:table-cell table:style-name="TableCell1909">
            <text:p text:style-name="P1910">7.66326284409</text:p>
          </table:table-cell>
          <table:table-cell table:style-name="TableCell1911">
            <text:p text:style-name="P1912">26701233</text:p>
          </table:table-cell>
        </table:table-row>
        <table:table-row table:style-name="TableRow1913">
          <table:table-cell table:style-name="TableCell1914">
            <text:p text:style-name="P1915">10.000</text:p>
          </table:table-cell>
          <table:table-cell table:style-name="TableCell1916">
            <text:p text:style-name="P1917">0.653005123138</text:p>
          </table:table-cell>
          <table:table-cell table:style-name="TableCell1918">
            <text:p text:style-name="P1919">1475820</text:p>
          </table:table-cell>
          <table:table-cell table:style-name="TableCell1920">
            <text:p text:style-name="P1921">29.0159919262</text:p>
          </table:table-cell>
          <table:table-cell table:style-name="TableCell1922">
            <text:p text:style-name="P1923">103059070</text:p>
          </table:table-cell>
        </table:table-row>
        <table:table-row table:style-name="TableRow1924">
          <table:table-cell table:style-name="TableCell1925">
            <text:p text:style-name="P1926">20.000</text:p>
          </table:table-cell>
          <table:table-cell table:style-name="TableCell1927">
            <text:p text:style-name="P1928">1.46271204948</text:p>
          </table:table-cell>
          <table:table-cell table:style-name="TableCell1929">
            <text:p text:style-name="P1930">3178045</text:p>
          </table:table-cell>
          <table:table-cell table:style-name="TableCell1931">
            <text:p text:style-name="P1932">114.94175601</text:p>
          </table:table-cell>
          <table:table-cell table:style-name="TableCell1933">
            <text:p text:style-name="P1934">407102394</text:p>
          </table:table-cell>
        </table:table-row>
        <table:table-row table:style-name="TableRow1935">
          <table:table-cell table:style-name="TableCell1936">
            <text:p text:style-name="P1937">30.000</text:p>
          </table:table-cell>
          <table:table-cell table:style-name="TableCell1938">
            <text:p text:style-name="P1939">2.37878799438</text:p>
          </table:table-cell>
          <table:table-cell table:style-name="TableCell1940">
            <text:p text:style-name="P1941">5067712</text:p>
          </table:table-cell>
          <table:table-cell table:style-name="TableCell1942">
            <text:p text:style-name="P1943">254.048069</text:p>
          </table:table-cell>
          <table:table-cell table:style-name="TableCell1944">
            <text:p text:style-name="P1945">909007000</text:p>
          </table:table-cell>
        </table:table-row>
        <table:table-row table:style-name="TableRow1946">
          <table:table-cell table:style-name="TableCell1947">
            <text:p text:style-name="P1948">50.000</text:p>
          </table:table-cell>
          <table:table-cell table:style-name="TableCell1949">
            <text:p text:style-name="P1950">4.39882588387</text:p>
          </table:table-cell>
          <table:table-cell table:style-name="TableCell1951">
            <text:p text:style-name="P1952">9419899</text:p>
          </table:table-cell>
          <table:table-cell table:style-name="TableCell1953">
            <text:p text:style-name="P1954">703.124616861</text:p>
          </table:table-cell>
          <table:table-cell table:style-name="TableCell1955">
            <text:p text:style-name="P1956">2516228387</text:p>
          </table:table-cell>
        </table:table-row>
        <table:table-row table:style-name="TableRow1957">
          <table:table-cell table:style-name="TableCell1958">
            <text:p text:style-name="P1959">100.000</text:p>
          </table:table-cell>
          <table:table-cell table:style-name="TableCell1960">
            <text:p text:style-name="P1961">8.94521903992</text:p>
          </table:table-cell>
          <table:table-cell table:style-name="TableCell1962">
            <text:p text:style-name="P1963">19373869</text:p>
          </table:table-cell>
          <table:table-cell table:style-name="TableCell1964">
            <text:p text:style-name="P1965">2794.91764808</text:p>
          </table:table-cell>
          <table:table-cell table:style-name="TableCell1966">
            <text:p text:style-name="P1967">10016471453</text:p>
          </table:table-cell>
        </table:table-row>
      </table:table>
      <text:p text:style-name="P1968">Laiko trukmė pagal elementų kiekį</text:p>
      <text:p text:style-name="P1969">Mėlyna – masyvas. Orandžinė - sąrašas</text:p>
      <text:p text:style-name="P1970"><text:span text:style-name="T1971"><draw:frame draw:style-name="a6" draw:name="Chart 12" text:anchor-type="as-char" svg:x="0in" svg:y="0in" svg:width="3.29167in" svg:height="2.84375in" style:rel-width="scale" style:rel-height="scale"><draw:object xlink:href="Object 7/" xlink:type="simple" xlink:show="embed" xlink:actuate="onLoad"/><svg:title/><svg:desc/></draw:frame></text:span><text:span text:style-name="T1972"><draw:frame draw:style-name="a7" draw:name="Chart 14" text:anchor-type="as-char" svg:x="0in" svg:y="0in" svg:width="3.29167in" svg:height="2.84375in" style:rel-width="scale" style:rel-height="scale"><draw:object xlink:href="Object 8/" xlink:type="simple" xlink:show="embed" xlink:actuate="onLoad"/><svg:title/><svg:desc/></draw:frame></text:span></text:p>
      <text:h text:style-name="Heading2" text:outline-level="2"><text:span text:style-name="T1973"><draw:frame draw:style-name="a8" draw:name="Chart 10" text:anchor-type="as-char" svg:x="0in" svg:y="0in" svg:width="3.25in" svg:height="2.42639in" style:rel-width="scale" style:rel-height="scale"><draw:object xlink:href="Object 9/" xlink:type="simple" xlink:show="embed" xlink:actuate="onLoad"/><svg:title/><svg:desc/></draw:frame></text:span><text:span text:style-name="T1974"><draw:frame draw:style-name="a9" draw:name="Chart 11" text:anchor-type="as-char" svg:x="0in" svg:y="0in" svg:width="3.33264in" svg:height="2.42639in" style:rel-width="scale" style:rel-height="scale"><draw:object xlink:href="Object 10/" xlink:type="simple" xlink:show="embed" xlink:actuate="onLoad"/><svg:title/><svg:desc/></draw:frame></text:span></text:h>
      <text:p text:style-name="P1975"/>
      <text:p text:style-name="P1976"><text:span text:style-name="T1977">Rūšiavimo algoritmas „Bucket sort“</text:span></text:p>
      <text:p text:style-name="P1978"><text:span text:style-name="T1979">Šis rikiavimo metodas remiasi „Skaldyk ir valdyk“ paradigma. Metodas – rekursinis. Algoritmo viekimo tvarka:</text:span></text:p>
      <text:p text:style-name="P1980"><text:span text:style-name="T1981"><text:tab/></text:span><text:span text:style-name="T1982"><text:tab/>*Duomenys yra išskaldomi pagal reikšmes į atskiras kategorijas</text:span></text:p>
      <text:p text:style-name="P1983"><text:span text:style-name="T1984"><text:tab/></text:span><text:span text:style-name="T1985"><text:tab/>*Įterpiant reikšmę į kategoriją, ši reikšmė yra iš karto įterpiama taip,<text:s/></text:span><text:span text:style-name="T1986"><text:tab/>jog seka būtų nuosekli</text:span></text:p>
      <text:p text:style-name="P1987"><text:span text:style-name="T1988"><text:tab/></text:span><text:span text:style-name="T1989"><text:tab/>*Kai visos reikšmės yra išbarstytos į kategorijas, pradedamas suliejimas</text:span></text:p>
      <text:p text:style-name="P1990"><text:span text:style-name="T1991"><text:tab/></text:span><text:span text:style-name="T1992"><text:tab/>*Suliejimo metu nuosekliai imamos reikšmės nuo žemiausios kategorijos ir<text:s/></text:span><text:span text:style-name="T1993"><text:tab/>palaipsniui imamos vis kitos reikšmės iki pačios aukščiausios reikšmės</text:span></text:p>
      <text:p text:style-name="P1994"><text:span text:style-name="T1995"><text:tab/></text:span><text:span text:style-name="T1996"><text:tab/>*Taip ištraukus reikšmes turime surikiuotą sąrašą</text:span><text:span text:style-name="T1997"><text:tab/></text:span><text:span text:style-name="T1998"><text:tab/></text:span></text:p>
      <text:p text:style-name="P1999"><text:span text:style-name="T2000"><text:s/>Teoriškai šio algoritmo sudėtingumas yra:</text:span></text:p>
      <text:p text:style-name="P2001"><draw:frame draw:style-name="a10" text:anchor-type="as-char" svg:x="0in" svg:y="0in" svg:width="1.16667in" svg:height="0.19792in" style:rel-width="scale" style:rel-height="scale"><draw:object xlink:href="Object 11/" xlink:type="simple" xlink:show="embed" xlink:actuate="onLoad"/></draw:frame></text:p>
      <text:p text:style-name="P2002"><text:span text:style-name="T2003">n – rikiuojamų elementų kiekis. K – kategorijų skaičius</text:span></text:p>
      <text:p text:style-name="P2004"><text:span text:style-name="T2005">Rūšiavimas „Bucket sort“ masyve</text:span></text:p>
      <text:p text:style-name="P2006"><text:span text:style-name="T2007">Dešinėje pažymėta, kiek kartų vykdomos eilutės. Skaičiavimo algoritme skaičiuosime tik tas eilutes, kurios yra susijusios su algoritmu.</text:span></text:p>
      <text:p text:style-name="P2008"><text:span text:style-name="T2009">L1_3_1.py</text:span></text:p>
      <text:p text:style-name="P2010">import os</text:p>
      <text:p text:style-name="P2011">import struct</text:p>
      <text:p text:style-name="P2012">import time</text:p>
      <text:p text:style-name="P2013">const = 0</text:p>
      <text:p text:style-name="P2014"><text:s text:c="8"/></text:p>
      <text:p text:style-name="P2015">def bucketSort(f, length, bucket_files, result_length):</text:p>
      <text:p text:style-name="P2016"><text:s text:c="4"/>global const<text:tab/><text:tab/><text:tab/><text:tab/><text:tab/><text:tab/><text:tab/>1</text:p>
      <text:p text:style-name="P2017"><text:s text:c="4"/>for j in xrange(0, length, 4):<text:tab/><text:tab/><text:tab/><text:tab/><text:tab/><text:tab/>n</text:p>
      <text:p text:style-name="P2018"><text:s text:c="8"/>variable = imti(f, j)<text:tab/><text:tab/><text:tab/><text:tab/><text:tab/><text:tab/>Timti</text:p>
      <text:p text:style-name="P2019"><text:s text:c="8"/>range = variable / 1000000000<text:tab/><text:tab/><text:tab/><text:tab/><text:tab/>1</text:p>
      <text:p text:style-name="P2020"><text:s text:c="8"/>const += 2<text:tab/><text:tab/><text:tab/><text:tab/><text:tab/><text:tab/><text:tab/>1</text:p>
      <text:p text:style-name="P2021"><text:s text:c="8"/>if bucket_files.has_key(range):<text:tab/><text:tab/><text:tab/><text:tab/><text:tab/>1</text:p>
      <text:p text:style-name="P2022"><text:s text:c="12"/>sort_insertion(bucket_files[range], result_length[range], imti(f, j), imti_b(f, j))<text:tab/>Tsort_intertion</text:p>
      <text:p text:style-name="P2023"><text:s text:c="12"/>result_length[range] += 4<text:tab/><text:tab/><text:tab/><text:tab/><text:tab/><text:tab/>1</text:p>
      <text:p text:style-name="P2024"><text:s text:c="12"/>const += 2<text:tab/><text:tab/><text:tab/><text:tab/><text:tab/><text:tab/><text:tab/>1</text:p>
      <text:p text:style-name="P2025"><text:s text:c="4"/>pos = 0<text:tab/><text:tab/><text:tab/><text:tab/><text:tab/><text:tab/><text:tab/><text:tab/>1</text:p>
      <text:p text:style-name="P2026"><text:s text:c="4"/>dict_list = sorted(bucket_files)<text:tab/><text:tab/><text:tab/><text:tab/><text:tab/><text:tab/>1</text:p>
      <text:p text:style-name="P2027"><text:s text:c="4"/>const += 2<text:tab/><text:tab/><text:tab/><text:tab/><text:tab/><text:tab/><text:tab/>1</text:p>
      <text:p text:style-name="P2028"><text:s text:c="4"/>for i in xrange(0, len(dict_list)):<text:tab/><text:tab/><text:tab/><text:tab/><text:tab/><text:tab/>n</text:p>
      <text:p text:style-name="P2029"><text:s text:c="8"/>for j in xrange(0, result_length[dict_list[i]], 4):<text:tab/><text:tab/><text:tab/><text:tab/>n</text:p>
      <text:p text:style-name="P2030"><text:s text:c="12"/>val = imti_b(bucket_files[dict_list[i]], j)<text:tab/><text:tab/><text:tab/><text:tab/><text:tab/>Timti_b</text:p>
      <text:p text:style-name="P2031"><text:s text:c="12"/>deti(f, pos, val)<text:tab/><text:tab/><text:tab/><text:tab/><text:tab/><text:tab/><text:tab/>Tdeti</text:p>
      <text:p text:style-name="P2032"><text:s text:c="12"/>pos += 4<text:tab/><text:tab/><text:tab/><text:tab/><text:tab/><text:tab/><text:tab/>1</text:p>
      <text:p text:style-name="P2033"><text:s text:c="12"/>const += 3<text:tab/><text:tab/><text:tab/><text:tab/><text:tab/><text:tab/><text:tab/>1</text:p>
      <text:p text:style-name="P2034"/>
      <text:p text:style-name="P2035">def rik(failo_pav, rez_failo_pav="Bucket"):</text:p>
      <text:p text:style-name="P2036"><text:s text:c="4"/>global const<text:tab/><text:tab/><text:tab/><text:tab/><text:tab/><text:tab/><text:tab/>1</text:p>
      <text:p text:style-name="P2037"><text:s text:c="4"/>f = open(failo_pav, 'r+b')<text:tab/><text:tab/><text:tab/><text:tab/><text:tab/><text:tab/>1</text:p>
      <text:p text:style-name="P2038"><text:s text:c="4"/>bucket_files = {}<text:tab/><text:tab/><text:tab/><text:tab/><text:tab/><text:tab/><text:tab/>1</text:p>
      <text:p text:style-name="P2039"><text:s text:c="4"/>result_length = {} <text:s/><text:tab/><text:tab/><text:tab/><text:tab/><text:tab/><text:tab/><text:tab/>1</text:p>
      <text:p text:style-name="P2040"><text:s text:c="4"/>for i in xrange(-10, 10):<text:tab/><text:tab/><text:tab/><text:tab/><text:tab/><text:tab/>21</text:p>
      <text:p text:style-name="P2041"><text:s text:c="8"/>open(rez_failo_pav+"_"+str(i), 'w').close()<text:tab/><text:tab/><text:tab/><text:tab/>1</text:p>
      <text:p text:style-name="P2042"><text:s text:c="8"/>w = open(rez_failo_pav+"_"+str(i), 'r+b')<text:tab/><text:tab/><text:tab/><text:tab/><text:tab/>1</text:p>
      <text:p text:style-name="P2043"><text:s text:c="8"/>w.truncate()<text:tab/><text:tab/><text:tab/><text:tab/><text:tab/><text:tab/><text:tab/>1</text:p>
      <text:p text:style-name="P2044"><text:s text:c="8"/>new_category = {i: w}<text:tab/><text:tab/><text:tab/><text:tab/><text:tab/><text:tab/>1</text:p>
      <text:p text:style-name="P2045"><text:s text:c="8"/>new_length = {i: 0}<text:tab/><text:tab/><text:tab/><text:tab/><text:tab/><text:tab/>1</text:p>
      <text:p text:style-name="P2046"><text:s text:c="8"/>bucket_files.update(new_category)<text:tab/><text:tab/><text:tab/><text:tab/><text:tab/>1</text:p>
      <text:p text:style-name="P2047"><text:s text:c="8"/>result_length.update(new_length)<text:tab/><text:tab/><text:tab/><text:tab/><text:tab/>1</text:p>
      <text:p text:style-name="P2048"><text:s text:c="8"/>const += 7<text:tab/><text:tab/><text:tab/><text:tab/><text:tab/><text:tab/><text:tab/>1</text:p>
      <text:p text:style-name="P2049"><text:s text:c="4"/>length = os.path.getsize(failo_pav)<text:tab/><text:tab/><text:tab/><text:tab/><text:tab/>1</text:p>
      <text:p text:style-name="P2050"><text:span text:style-name="T2051"><text:s text:c="4"/></text:span><text:span text:style-name="T2052">#failo_isvedimas(f, length)</text:span><text:span text:style-name="T2053"><text:tab/></text:span><text:span text:style-name="T2054"><text:tab/></text:span><text:span text:style-name="T2055"><text:tab/></text:span></text:p>
      <text:p text:style-name="P2056"><text:s text:c="4"/>time1 = time.time()<text:tab/><text:tab/><text:tab/><text:tab/><text:tab/><text:tab/><text:tab/>1</text:p>
      <text:p text:style-name="P2057"><text:s text:c="4"/>bucketSort(f, length, bucket_files, result_length)<text:tab/><text:tab/><text:tab/><text:tab/>TbucketSort</text:p>
      <text:p text:style-name="P2058"><text:s text:c="4"/>time2 = time.time()<text:tab/><text:tab/><text:tab/><text:tab/><text:tab/><text:tab/><text:tab/>1</text:p>
      <text:p text:style-name="P2059"><text:s text:c="4"/>skirtumas = time2 - time1<text:tab/><text:tab/><text:tab/><text:tab/><text:tab/><text:tab/>1</text:p>
      <text:p text:style-name="P2060"><text:span text:style-name="T2061"><text:s text:c="4"/></text:span><text:span text:style-name="T2062">#print "-----ISRIKIUOTAS-----"</text:span><text:span text:style-name="T2063"><text:tab/></text:span><text:span text:style-name="T2064"><text:tab/></text:span><text:span text:style-name="T2065"><text:tab/></text:span><text:span text:style-name="T2066"><text:tab/></text:span></text:p>
      <text:p text:style-name="P2067"><text:span text:style-name="T2068"><text:s text:c="4"/></text:span><text:span text:style-name="T2069">#failo_isvedimas(f, length)</text:span></text:p>
      <text:p text:style-name="P2070"><text:s text:c="4"/>print "Bendras uztruktas laikas sekundemis: %(time)s" %{'time': skirtumas}<text:tab/><text:tab/>1</text:p>
      <text:p text:style-name="P2071"><text:s text:c="4"/>const += 12<text:tab/><text:tab/><text:tab/><text:tab/><text:tab/><text:tab/><text:tab/>1</text:p>
      <text:p text:style-name="P2072"><text:s text:c="4"/>print "Eiluciu kiekis: %(const)s" %{'const': const}<text:tab/><text:tab/><text:tab/><text:tab/>1</text:p>
      <text:p text:style-name="P2073"/>
      <text:p text:style-name="P2074"><text:span text:style-name="T2075">def script(parent):</text:span><text:span text:style-name="T2076"><text:tab/></text:span><text:span text:style-name="T2077"><text:tab/></text:span><text:span text:style-name="T2078"><text:tab/></text:span><text:span text:style-name="T2079"><text:tab/></text:span><text:span text:style-name="T2080"><text:tab/></text:span><text:span text:style-name="T2081"><text:tab/>#naudojamas testų automatizavimui</text:span></text:p>
      <text:p text:style-name="P2082"><text:s text:c="4"/>global const<text:tab/><text:tab/><text:tab/><text:tab/><text:tab/><text:tab/><text:tab/></text:p>
      <text:p text:style-name="P2083"><text:s text:c="4"/>for x in xrange(1, 18):<text:tab/><text:tab/><text:tab/><text:tab/><text:tab/><text:tab/></text:p>
      <text:p text:style-name="P2084"><text:s text:c="8"/>const = 0</text:p>
      <text:p text:style-name="P2085"><text:s text:c="8"/>file_name = "T%(test)s" %{'test': x}</text:p>
      <text:p text:style-name="P2086"><text:s text:c="8"/>print file_name</text:p>
      <text:p text:style-name="P2087"><text:s text:c="8"/>rik(parent+file_name)</text:p>
      <text:p text:style-name="P2088"><text:s text:c="4"/></text:p>
      <text:p text:style-name="P2089">def imti(f, i):</text:p>
      <text:p text:style-name="P2090"><text:s text:c="4"/>global const<text:tab/><text:tab/><text:tab/><text:tab/><text:tab/><text:tab/><text:tab/>1</text:p>
      <text:p text:style-name="P2091"><text:s text:c="4"/>f.seek(i)<text:tab/><text:tab/><text:tab/><text:tab/><text:tab/><text:tab/><text:tab/><text:tab/>1</text:p>
      <text:p text:style-name="P2092"><text:s text:c="4"/>var = struct.unpack('i', f.read(4))[0]<text:tab/><text:tab/><text:tab/><text:tab/><text:tab/>1</text:p>
      <text:p text:style-name="P2093"><text:s text:c="4"/>const += 3<text:tab/><text:tab/><text:tab/><text:tab/><text:tab/><text:tab/><text:tab/>1</text:p>
      <text:p text:style-name="P2094"><text:s text:c="4"/>return var<text:tab/><text:tab/><text:tab/><text:tab/><text:tab/><text:tab/><text:tab/>1</text:p>
      <text:p text:style-name="P2095"/>
      <text:p text:style-name="P2096">def imti_b(f, i):</text:p>
      <text:p text:style-name="P2097"><text:s text:c="4"/>global const<text:tab/><text:tab/><text:tab/><text:tab/><text:tab/><text:tab/><text:tab/>1</text:p>
      <text:p text:style-name="P2098"><text:s text:c="4"/>f.seek(i)<text:tab/><text:tab/><text:tab/><text:tab/><text:tab/><text:tab/><text:tab/><text:tab/>1</text:p>
      <text:p text:style-name="P2099"><text:s text:c="4"/>var = f.read(4)<text:tab/><text:tab/><text:tab/><text:tab/><text:tab/><text:tab/><text:tab/>1</text:p>
      <text:p text:style-name="P2100"><text:s text:c="4"/>const += 3<text:tab/><text:tab/><text:tab/><text:tab/><text:tab/><text:tab/><text:tab/>1</text:p>
      <text:p text:style-name="P2101"><text:s text:c="4"/>return var<text:tab/><text:tab/><text:tab/><text:tab/><text:tab/><text:tab/><text:tab/>1</text:p>
      <text:p text:style-name="P2102"/>
      <text:p text:style-name="P2103">def deti(f, i, r):</text:p>
      <text:p text:style-name="P2104"><text:s text:c="4"/>global const<text:tab/><text:tab/><text:tab/><text:tab/><text:tab/><text:tab/><text:tab/>1</text:p>
      <text:p text:style-name="P2105"><text:s text:c="4"/>f.seek(i)<text:tab/><text:tab/><text:tab/><text:tab/><text:tab/><text:tab/><text:tab/><text:tab/>1</text:p>
      <text:p text:style-name="P2106"><text:s text:c="4"/>f.write(r)<text:tab/><text:tab/><text:tab/><text:tab/><text:tab/><text:tab/><text:tab/><text:tab/>1</text:p>
      <text:p text:style-name="P2107"><text:s text:c="4"/>const += 2<text:tab/><text:tab/><text:tab/><text:tab/><text:tab/><text:tab/><text:tab/>1</text:p>
      <text:p text:style-name="P2108"><text:s text:c="4"/><text:tab/></text:p>
      <text:p text:style-name="P2109">def failo_isvedimas(f, length):</text:p>
      <text:p text:style-name="P2110"><text:s text:c="4"/>global const<text:tab/><text:tab/><text:tab/><text:tab/><text:tab/><text:tab/><text:tab/>1</text:p>
      <text:soft-page-break/>
      <text:p text:style-name="P2111"><text:s text:c="4"/>for j in xrange(0, length, 4):<text:tab/><text:tab/><text:tab/><text:tab/><text:tab/><text:tab/>n</text:p>
      <text:p text:style-name="P2112"><text:s text:c="8"/>print imti(f, j)<text:tab/><text:tab/><text:tab/><text:tab/><text:tab/><text:tab/><text:tab/>1</text:p>
      <text:p text:style-name="P2113"><text:s text:c="8"/>const += 1<text:tab/><text:tab/><text:tab/><text:tab/><text:tab/><text:tab/><text:tab/>1</text:p>
      <text:p text:style-name="P2114"><text:s text:c="8"/><text:tab/><text:tab/><text:tab/></text:p>
      <text:p text:style-name="P2115">def sort_insertion(f, length, value, value_b):</text:p>
      <text:p text:style-name="P2116"><text:s text:c="4"/>global const<text:tab/><text:tab/><text:tab/><text:tab/><text:tab/><text:tab/><text:tab/>1</text:p>
      <text:p text:style-name="P2117"><text:s text:c="4"/>if length == 0:<text:tab/><text:tab/><text:tab/><text:tab/><text:tab/><text:tab/><text:tab/>1</text:p>
      <text:p text:style-name="P2118"><text:s text:c="8"/>deti(f, 0, value_b)<text:tab/><text:tab/><text:tab/><text:tab/><text:tab/><text:tab/><text:tab/>Tdeti</text:p>
      <text:p text:style-name="P2119"><text:s text:c="8"/>const += 1<text:tab/><text:tab/><text:tab/><text:tab/><text:tab/><text:tab/><text:tab/>1</text:p>
      <text:p text:style-name="P2120"><text:s text:c="4"/>else:<text:tab/><text:tab/><text:tab/><text:tab/><text:tab/><text:tab/><text:tab/><text:tab/>1</text:p>
      <text:p text:style-name="P2121"><text:s text:c="8"/>j = 0<text:tab/><text:tab/><text:tab/><text:tab/><text:tab/><text:tab/><text:tab/><text:tab/>1</text:p>
      <text:p text:style-name="P2122"><text:s text:c="8"/>const += 1<text:tab/><text:tab/><text:tab/><text:tab/><text:tab/><text:tab/><text:tab/>1</text:p>
      <text:p text:style-name="P2123"><text:s text:c="8"/>while j &lt; length and imti(f, j) &lt; value:<text:tab/><text:tab/><text:tab/><text:tab/><text:tab/>n</text:p>
      <text:p text:style-name="P2124"><text:s text:c="12"/>j += 4<text:tab/><text:tab/><text:tab/><text:tab/><text:tab/><text:tab/><text:tab/>1</text:p>
      <text:p text:style-name="P2125"><text:s text:c="12"/>const += 1<text:tab/><text:tab/><text:tab/><text:tab/><text:tab/><text:tab/><text:tab/>1</text:p>
      <text:p text:style-name="P2126"><text:s text:c="8"/>value_to_write = value_b<text:tab/><text:tab/><text:tab/><text:tab/><text:tab/><text:tab/>1</text:p>
      <text:p text:style-name="P2127"><text:s text:c="8"/>value_to_take = imti_b(f, j)<text:tab/><text:tab/><text:tab/><text:tab/><text:tab/><text:tab/>Timti_b</text:p>
      <text:p text:style-name="P2128"><text:s text:c="8"/>const += 2<text:tab/><text:tab/><text:tab/><text:tab/><text:tab/><text:tab/><text:tab/>1</text:p>
      <text:p text:style-name="P2129"><text:s text:c="8"/>for x in xrange(j, length + 4, 4):<text:tab/><text:tab/><text:tab/><text:tab/><text:tab/>n</text:p>
      <text:p text:style-name="P2130"><text:s text:c="12"/>deti(f, x, value_to_write)<text:tab/><text:tab/><text:tab/><text:tab/><text:tab/><text:tab/>Tdeti</text:p>
      <text:p text:style-name="P2131"><text:s text:c="12"/>value_to_write = value_to_take<text:tab/><text:tab/><text:tab/><text:tab/><text:tab/>1</text:p>
      <text:p text:style-name="P2132"><text:s text:c="12"/>const += 2<text:tab/><text:tab/><text:tab/><text:tab/><text:tab/><text:tab/><text:tab/>1</text:p>
      <text:p text:style-name="P2133"><text:s text:c="12"/>try:<text:tab/><text:tab/><text:tab/><text:tab/><text:tab/><text:tab/><text:tab/><text:tab/>1</text:p>
      <text:p text:style-name="P2134"><text:s text:c="16"/>value_to_take = imti_b(f, x+4)<text:tab/><text:tab/><text:tab/><text:tab/><text:tab/>Timti_b</text:p>
      <text:p text:style-name="P2135"><text:s text:c="16"/>const += 1<text:tab/><text:tab/><text:tab/><text:tab/><text:tab/><text:tab/><text:tab/>1</text:p>
      <text:p text:style-name="P2136"><text:s text:c="12"/>except:<text:tab/><text:tab/><text:tab/><text:tab/><text:tab/><text:tab/><text:tab/>1</text:p>
      <text:p text:style-name="P2137"><text:s text:c="16"/>const += 1<text:tab/><text:tab/><text:tab/><text:tab/><text:tab/><text:tab/><text:tab/>1</text:p>
      <text:p text:style-name="P2138"><text:s text:c="16"/>pass<text:tab/><text:tab/><text:tab/><text:tab/><text:tab/><text:tab/><text:tab/>1</text:p>
      <text:p text:style-name="P2139"/>
      <text:p text:style-name="P2140">T(n) = 40 + Tbucket_sort(n) = 5n + 60 + 40 = 5n + 100</text:p>
      <text:p text:style-name="P2141">Tbucketsort(n) = 1 + n + Timti + 3 + Tsort_insertion + 5 + 2n + Timti_b + Tdeti + 2 = 3n + 11 + 5 + 5 + 4 + 2n + 35 = 5n + 60</text:p>
      <text:p text:style-name="P2142">Timti(n) = 5</text:p>
      <text:p text:style-name="P2143">Timti_b(n) = <text:s/>5</text:p>
      <text:p text:style-name="P2144">Tdeti(n) = <text:s/>4</text:p>
      <text:p text:style-name="P2145"><text:span text:style-name="T2146">Tsort_insertion(n)<text:s/></text:span><text:span text:style-name="T2147">= 2 + Tdeti + 4 + n + 3 + Timti_b + 1 + n + Tdeti + 3 + Timti_b + 4 = 2n + 17 + 10 + 8 = 2n + 35</text:span></text:p>
      <text:p text:style-name="P2148"/>
      <text:p text:style-name="P2149"><text:span text:style-name="T2150">Galutinis T(n) = O(n * k), k – kategorij</text:span><text:span text:style-name="T2151">ų skaičius</text:span></text:p>
      <text:p text:style-name="P2152"><text:span text:style-name="T2153">Rūšiavimas „Bucket sort“ sąraše</text:span></text:p>
      <text:p text:style-name="P2154"><text:span text:style-name="T2155">L1_3_2.py</text:span></text:p>
      <text:p text:style-name="P2156">import os</text:p>
      <text:p text:style-name="P2157">import struct</text:p>
      <text:p text:style-name="P2158">import time</text:p>
      <text:p text:style-name="P2159">const = 0</text:p>
      <text:p text:style-name="P2160"><text:s text:c="8"/></text:p>
      <text:p text:style-name="P2161">def bucketSort(f, length, bucket_files, result_length):</text:p>
      <text:p text:style-name="P2162"><text:s text:c="4"/>global const<text:tab/><text:tab/><text:tab/><text:tab/><text:tab/><text:tab/><text:tab/>1</text:p>
      <text:p text:style-name="P2163"><text:s text:c="4"/>for j in xrange(0, length, 4):<text:tab/><text:tab/><text:tab/><text:tab/><text:tab/><text:tab/>n</text:p>
      <text:p text:style-name="P2164"><text:s text:c="8"/>variable = imti_list(f, j)<text:tab/><text:tab/><text:tab/><text:tab/><text:tab/><text:tab/>Timti_list</text:p>
      <text:p text:style-name="P2165"><text:s text:c="8"/>range = variable / 1000000000<text:tab/><text:tab/><text:tab/><text:tab/><text:tab/>1</text:p>
      <text:p text:style-name="P2166"><text:s text:c="8"/>const += 2<text:tab/><text:tab/><text:tab/><text:tab/><text:tab/><text:tab/><text:tab/>1</text:p>
      <text:p text:style-name="P2167"><text:s text:c="8"/>if bucket_files.has_key(range):<text:tab/><text:tab/><text:tab/><text:tab/><text:tab/>1</text:p>
      <text:p text:style-name="P2168"><text:s text:c="12"/>sort_insertion(bucket_files[range], result_length[range], imti_list(f, j), imti_list_b(f, j))<text:tab/>Tsort_insertion</text:p>
      <text:p text:style-name="P2169"><text:s text:c="12"/>result_length[range] += 4<text:tab/><text:tab/><text:tab/><text:tab/><text:tab/><text:tab/>1</text:p>
      <text:p text:style-name="P2170"><text:s text:c="12"/>const += 2<text:tab/><text:tab/><text:tab/><text:tab/><text:tab/><text:tab/><text:tab/>1</text:p>
      <text:p text:style-name="P2171"><text:s text:c="4"/>pos = 0<text:tab/><text:tab/><text:tab/><text:tab/><text:tab/><text:tab/><text:tab/><text:tab/>1</text:p>
      <text:p text:style-name="P2172"><text:s text:c="4"/>dict_list = sorted(bucket_files)<text:tab/><text:tab/><text:tab/><text:tab/><text:tab/><text:tab/>1</text:p>
      <text:p text:style-name="P2173"><text:s text:c="4"/>const += 2<text:tab/><text:tab/><text:tab/><text:tab/><text:tab/><text:tab/><text:tab/>1</text:p>
      <text:p text:style-name="P2174"><text:s text:c="4"/>for i in xrange(0, len(dict_list)):<text:tab/><text:tab/><text:tab/><text:tab/><text:tab/><text:tab/>n</text:p>
      <text:p text:style-name="P2175"><text:s text:c="8"/>for j in xrange(0, result_length[dict_list[i]], 4):<text:tab/><text:tab/><text:tab/><text:tab/>n</text:p>
      <text:p text:style-name="P2176"><text:s text:c="12"/>val = imti_list_b(bucket_files[dict_list[i]], j)<text:tab/><text:tab/><text:tab/><text:tab/>Timti_list_b</text:p>
      <text:p text:style-name="P2177"><text:s text:c="12"/>deti_list(f, pos, val)<text:tab/><text:tab/><text:tab/><text:tab/><text:tab/><text:tab/>Tdeti_list</text:p>
      <text:p text:style-name="P2178"><text:s text:c="12"/>pos += 4<text:tab/><text:tab/><text:tab/><text:tab/><text:tab/><text:tab/><text:tab/>1</text:p>
      <text:p text:style-name="P2179"><text:s text:c="12"/>const += 3<text:tab/><text:tab/><text:tab/><text:tab/><text:tab/><text:tab/><text:tab/>1</text:p>
      <text:p text:style-name="P2180"><text:tab/></text:p>
      <text:p text:style-name="P2181">def rik(failo_pav, rez_failo_pav="Bucket"):</text:p>
      <text:p text:style-name="P2182"><text:s text:c="4"/>global const<text:tab/><text:tab/><text:tab/><text:tab/><text:tab/><text:tab/><text:tab/>1</text:p>
      <text:p text:style-name="P2183"><text:s text:c="4"/>f = open(failo_pav, 'r+b')<text:tab/><text:tab/><text:tab/><text:tab/><text:tab/><text:tab/>1</text:p>
      <text:p text:style-name="P2184"><text:s text:c="4"/>bucket_files = {}<text:tab/><text:tab/><text:tab/><text:tab/><text:tab/><text:tab/><text:tab/>1</text:p>
      <text:p text:style-name="P2185"><text:s text:c="4"/>result_length = {} <text:s/><text:tab/><text:tab/><text:tab/><text:tab/><text:tab/><text:tab/><text:tab/>1</text:p>
      <text:p text:style-name="P2186"><text:s text:c="4"/>for i in xrange(-10, 10):<text:tab/><text:tab/><text:tab/><text:tab/><text:tab/><text:tab/>21</text:p>
      <text:p text:style-name="P2187"><text:s text:c="8"/>open(rez_failo_pav+"_"+str(i), 'w').close()<text:tab/><text:tab/><text:tab/><text:tab/>1</text:p>
      <text:p text:style-name="P2188"><text:s text:c="8"/>w = open(rez_failo_pav+"_"+str(i), 'r+b')<text:tab/><text:tab/><text:tab/><text:tab/><text:tab/>1</text:p>
      <text:p text:style-name="P2189"><text:s text:c="8"/>w.truncate()<text:tab/><text:tab/><text:tab/><text:tab/><text:tab/><text:tab/><text:tab/>1</text:p>
      <text:p text:style-name="P2190"><text:s text:c="8"/>new_category = {i: w}<text:tab/><text:tab/><text:tab/><text:tab/><text:tab/><text:tab/>1</text:p>
      <text:p text:style-name="P2191"><text:s text:c="8"/>new_length = {i: 0}<text:tab/><text:tab/><text:tab/><text:tab/><text:tab/><text:tab/>1</text:p>
      <text:p text:style-name="P2192"><text:s text:c="8"/>bucket_files.update(new_category)<text:tab/><text:tab/><text:tab/><text:tab/><text:tab/>1</text:p>
      <text:p text:style-name="P2193"><text:s text:c="8"/>result_length.update(new_length)<text:tab/><text:tab/><text:tab/><text:tab/><text:tab/>1</text:p>
      <text:p text:style-name="P2194"><text:s text:c="8"/>const += 7<text:tab/><text:tab/><text:tab/><text:tab/><text:tab/><text:tab/><text:tab/>1</text:p>
      <text:p text:style-name="P2195"><text:s text:c="4"/>length = os.path.getsize(failo_pav)<text:tab/><text:tab/><text:tab/><text:tab/><text:tab/>1</text:p>
      <text:p text:style-name="P2196"><text:span text:style-name="T2197"><text:s text:c="4"/></text:span><text:span text:style-name="T2198">#failo_isvedimas_list(f)</text:span><text:span text:style-name="T2199"><text:tab/></text:span><text:span text:style-name="T2200"><text:tab/></text:span><text:span text:style-name="T2201"><text:tab/></text:span></text:p>
      <text:p text:style-name="P2202"><text:s text:c="4"/>time1 = time.time()<text:tab/><text:tab/><text:tab/><text:tab/><text:tab/><text:tab/><text:tab/>1</text:p>
      <text:p text:style-name="P2203"><text:s text:c="4"/>bucketSort(f, length, bucket_files, result_length)<text:tab/><text:tab/><text:tab/><text:tab/>Tbucket_sort</text:p>
      <text:p text:style-name="P2204"><text:s text:c="4"/>time2 = time.time()<text:tab/><text:tab/><text:tab/><text:tab/><text:tab/><text:tab/><text:tab/>1</text:p>
      <text:p text:style-name="P2205"><text:s text:c="4"/>skirtumas = time2 - time1<text:tab/><text:tab/><text:tab/><text:tab/><text:tab/><text:tab/>1</text:p>
      <text:p text:style-name="P2206"><text:span text:style-name="T2207"><text:s text:c="4"/></text:span><text:span text:style-name="T2208">#print "-----ISRIKIUOTAS-----"</text:span></text:p>
      <text:p text:style-name="P2209"><text:span text:style-name="T2210"><text:s text:c="4"/></text:span><text:span text:style-name="T2211">#failo_isvedimas_list(f)</text:span></text:p>
      <text:p text:style-name="P2212"><text:s text:c="4"/>print "Bendras uztruktas laikas sekundemis: %(time)s" %{'time': skirtumas}<text:tab/><text:tab/>1</text:p>
      <text:p text:style-name="P2213"><text:s text:c="4"/>const += 12<text:tab/><text:tab/><text:tab/><text:tab/><text:tab/><text:tab/><text:tab/>1</text:p>
      <text:soft-page-break/>
      <text:p text:style-name="P2214"><text:s text:c="4"/>print "Eiluciu kiekis: %(const)s" %{'const': const}<text:tab/><text:tab/><text:tab/><text:tab/>1</text:p>
      <text:p text:style-name="P2215"><text:s text:c="4"/></text:p>
      <text:p text:style-name="P2216">def script(parent):<text:tab/><text:tab/><text:tab/><text:tab/><text:tab/><text:tab/>#naudojamas testu automatizavimui</text:p>
      <text:p text:style-name="P2217"><text:s text:c="4"/>global const</text:p>
      <text:p text:style-name="P2218"><text:s text:c="4"/>for x in xrange(1, 18):</text:p>
      <text:p text:style-name="P2219"><text:s text:c="8"/>const = 0</text:p>
      <text:p text:style-name="P2220"><text:s text:c="8"/>file_name = "T%(test)s" %{'test': x}</text:p>
      <text:p text:style-name="P2221"><text:s text:c="8"/>print file_name</text:p>
      <text:p text:style-name="P2222"><text:s text:c="8"/>rik(parent+file_name)</text:p>
      <text:p text:style-name="P2223"><text:s text:c="4"/></text:p>
      <text:p text:style-name="P2224">def pereiti(f, j):</text:p>
      <text:p text:style-name="P2225"><text:s text:c="4"/>global const<text:tab/><text:tab/><text:tab/><text:tab/><text:tab/><text:tab/><text:tab/>1</text:p>
      <text:p text:style-name="P2226"><text:s text:c="4"/>i = f.tell()<text:tab/><text:tab/><text:tab/><text:tab/><text:tab/><text:tab/><text:tab/><text:tab/>1</text:p>
      <text:p text:style-name="P2227"><text:s text:c="4"/>const += 1<text:tab/><text:tab/><text:tab/><text:tab/><text:tab/><text:tab/><text:tab/>1</text:p>
      <text:p text:style-name="P2228"><text:s text:c="4"/>if i &lt; j:<text:tab/><text:tab/><text:tab/><text:tab/><text:tab/><text:tab/><text:tab/><text:tab/>1</text:p>
      <text:p text:style-name="P2229"><text:s text:c="8"/>for x in xrange(i+4, j+4, 4):<text:tab/><text:tab/><text:tab/><text:tab/><text:tab/><text:tab/>n</text:p>
      <text:p text:style-name="P2230"><text:s text:c="12"/>f.seek(x)<text:tab/><text:tab/><text:tab/><text:tab/><text:tab/><text:tab/><text:tab/>1</text:p>
      <text:p text:style-name="P2231"><text:s text:c="12"/>const += 1<text:tab/><text:tab/><text:tab/><text:tab/><text:tab/><text:tab/><text:tab/>1</text:p>
      <text:p text:style-name="P2232"><text:s text:c="4"/>if i &gt; j:<text:tab/><text:tab/><text:tab/><text:tab/><text:tab/><text:tab/><text:tab/><text:tab/>1</text:p>
      <text:p text:style-name="P2233"><text:s text:c="8"/>for x in xrange(i-4, j-4, -4):<text:tab/><text:tab/><text:tab/><text:tab/><text:tab/><text:tab/>n</text:p>
      <text:p text:style-name="P2234"><text:s text:c="12"/>f.seek(x)<text:tab/><text:tab/><text:tab/><text:tab/><text:tab/><text:tab/><text:tab/>1</text:p>
      <text:p text:style-name="P2235"><text:s text:c="12"/>const += 1<text:tab/><text:tab/><text:tab/><text:tab/><text:tab/><text:tab/><text:tab/>1</text:p>
      <text:p text:style-name="P2236"><text:s text:c="4"/>if i == j:<text:tab/><text:tab/><text:tab/><text:tab/><text:tab/><text:tab/><text:tab/><text:tab/>1</text:p>
      <text:p text:style-name="P2237"><text:s text:c="8"/>pass<text:tab/><text:tab/><text:tab/><text:tab/><text:tab/><text:tab/><text:tab/><text:tab/>1</text:p>
      <text:p text:style-name="P2238"><text:s text:c="4"/>const += 1<text:tab/><text:tab/><text:tab/><text:tab/><text:tab/><text:tab/><text:tab/>1</text:p>
      <text:p text:style-name="P2239"><text:s text:c="8"/></text:p>
      <text:p text:style-name="P2240">def imti_list(f, j):<text:tab/></text:p>
      <text:p text:style-name="P2241"><text:s text:c="4"/>global const<text:tab/><text:tab/><text:tab/><text:tab/><text:tab/><text:tab/><text:tab/>1</text:p>
      <text:p text:style-name="P2242"><text:s text:c="4"/>pereiti(f, j)<text:tab/><text:tab/><text:tab/><text:tab/><text:tab/><text:tab/><text:tab/>Tpereiti</text:p>
      <text:p text:style-name="P2243"><text:s text:c="4"/>val = f.read(4)<text:tab/><text:tab/><text:tab/><text:tab/><text:tab/><text:tab/><text:tab/>1</text:p>
      <text:p text:style-name="P2244"><text:s text:c="4"/>const += 2<text:tab/><text:tab/><text:tab/><text:tab/><text:tab/><text:tab/><text:tab/>1</text:p>
      <text:p text:style-name="P2245"><text:s text:c="4"/>if val == '':<text:tab/><text:tab/><text:tab/><text:tab/><text:tab/><text:tab/><text:tab/>1</text:p>
      <text:p text:style-name="P2246"><text:s text:c="8"/>const += 1<text:tab/><text:tab/><text:tab/><text:tab/><text:tab/><text:tab/><text:tab/>1</text:p>
      <text:p text:style-name="P2247"><text:s text:c="8"/>return ''<text:tab/><text:tab/><text:tab/><text:tab/><text:tab/><text:tab/><text:tab/>1</text:p>
      <text:p text:style-name="P2248"><text:s text:c="4"/>else:<text:tab/><text:tab/><text:tab/><text:tab/><text:tab/><text:tab/><text:tab/><text:tab/>1</text:p>
      <text:p text:style-name="P2249"><text:s text:c="8"/>const += 1<text:tab/><text:tab/><text:tab/><text:tab/><text:tab/><text:tab/><text:tab/>1</text:p>
      <text:p text:style-name="P2250"><text:s text:c="8"/>return struct.unpack('i', val)[0]<text:tab/><text:tab/><text:tab/><text:tab/><text:tab/>1</text:p>
      <text:p text:style-name="P2251"/>
      <text:p text:style-name="P2252">def imti_list_b(f, j):</text:p>
      <text:p text:style-name="P2253"><text:s text:c="4"/>global const<text:tab/><text:tab/><text:tab/><text:tab/><text:tab/><text:tab/><text:tab/>1</text:p>
      <text:p text:style-name="P2254"><text:s text:c="4"/>pereiti(f, j)<text:tab/><text:tab/><text:tab/><text:tab/><text:tab/><text:tab/><text:tab/>Tpereiti</text:p>
      <text:p text:style-name="P2255"><text:s text:c="4"/>const += 2<text:tab/><text:tab/><text:tab/><text:tab/><text:tab/><text:tab/><text:tab/>1</text:p>
      <text:p text:style-name="P2256"><text:s text:c="4"/>return f.read(4)<text:tab/><text:tab/><text:tab/><text:tab/><text:tab/><text:tab/><text:tab/>1</text:p>
      <text:p text:style-name="P2257"/>
      <text:p text:style-name="P2258">def deti_list(f, j, r):</text:p>
      <text:p text:style-name="P2259"><text:s text:c="4"/>global const<text:tab/><text:tab/><text:tab/><text:tab/><text:tab/><text:tab/><text:tab/>1</text:p>
      <text:p text:style-name="P2260"><text:s text:c="4"/>pereiti(f, j)<text:tab/><text:tab/><text:tab/><text:tab/><text:tab/><text:tab/><text:tab/>Tpereiti</text:p>
      <text:p text:style-name="P2261"><text:s text:c="4"/>f.write(r)<text:tab/><text:tab/><text:tab/><text:tab/><text:tab/><text:tab/><text:tab/><text:tab/>1</text:p>
      <text:p text:style-name="P2262"><text:s text:c="4"/>const += 2<text:tab/><text:tab/><text:tab/><text:tab/><text:tab/><text:tab/><text:tab/>1</text:p>
      <text:p text:style-name="P2263"><text:s text:c="4"/><text:tab/><text:tab/></text:p>
      <text:p text:style-name="P2264">def failo_isvedimas_list(f):</text:p>
      <text:p text:style-name="P2265"><text:s text:c="4"/>global const<text:tab/><text:tab/><text:tab/><text:tab/><text:tab/><text:tab/><text:tab/>1</text:p>
      <text:p text:style-name="P2266"><text:s text:c="4"/>value = 0<text:tab/><text:tab/><text:tab/><text:tab/><text:tab/><text:tab/><text:tab/>1</text:p>
      <text:p text:style-name="P2267"><text:s text:c="4"/>f.seek(0)<text:tab/><text:tab/><text:tab/><text:tab/><text:tab/><text:tab/><text:tab/><text:tab/>1</text:p>
      <text:p text:style-name="P2268"><text:s text:c="4"/>offset = 0<text:tab/><text:tab/><text:tab/><text:tab/><text:tab/><text:tab/><text:tab/>1</text:p>
      <text:p text:style-name="P2269"><text:s text:c="4"/>const += 3<text:tab/><text:tab/><text:tab/><text:tab/><text:tab/><text:tab/><text:tab/>1</text:p>
      <text:p text:style-name="P2270"><text:s text:c="4"/>while value != '':<text:tab/><text:tab/><text:tab/><text:tab/><text:tab/><text:tab/><text:tab/>1</text:p>
      <text:p text:style-name="P2271"><text:s text:c="8"/>value = imti_list(f, offset)<text:tab/><text:tab/><text:tab/><text:tab/><text:tab/><text:tab/>Timti_list</text:p>
      <text:p text:style-name="P2272"><text:s text:c="8"/>const += 1<text:tab/><text:tab/><text:tab/><text:tab/><text:tab/><text:tab/><text:tab/>1</text:p>
      <text:p text:style-name="P2273"><text:s text:c="8"/>if value == '':<text:tab/><text:tab/><text:tab/><text:tab/><text:tab/><text:tab/><text:tab/>1</text:p>
      <text:p text:style-name="P2274"><text:s text:c="12"/>const += 1<text:tab/><text:tab/><text:tab/><text:tab/><text:tab/><text:tab/><text:tab/>1</text:p>
      <text:p text:style-name="P2275"><text:s text:c="12"/>break<text:tab/><text:tab/><text:tab/><text:tab/><text:tab/><text:tab/><text:tab/>1</text:p>
      <text:p text:style-name="P2276"><text:s text:c="8"/>print (value)<text:tab/><text:tab/><text:tab/><text:tab/><text:tab/><text:tab/><text:tab/>1</text:p>
      <text:p text:style-name="P2277"><text:s text:c="8"/>offset += 4<text:tab/><text:tab/><text:tab/><text:tab/><text:tab/><text:tab/><text:tab/>1</text:p>
      <text:p text:style-name="P2278"><text:s text:c="8"/>const += 2<text:tab/><text:tab/><text:tab/><text:tab/><text:tab/><text:tab/><text:tab/>1</text:p>
      <text:p text:style-name="P2279"><text:s text:c="8"/><text:tab/></text:p>
      <text:p text:style-name="P2280">def sort_insertion(f, length, value, value_b):</text:p>
      <text:p text:style-name="P2281"><text:s text:c="4"/>global const<text:tab/><text:tab/><text:tab/><text:tab/><text:tab/><text:tab/><text:tab/>1</text:p>
      <text:p text:style-name="P2282"><text:s text:c="4"/>if length == 0:<text:tab/><text:tab/><text:tab/><text:tab/><text:tab/><text:tab/><text:tab/>1</text:p>
      <text:p text:style-name="P2283"><text:s text:c="8"/>deti_list(f, 0, value_b)<text:tab/><text:tab/><text:tab/><text:tab/><text:tab/><text:tab/>Tdeti_list</text:p>
      <text:p text:style-name="P2284"><text:s text:c="8"/>const += 1<text:tab/><text:tab/><text:tab/><text:tab/><text:tab/><text:tab/><text:tab/>1</text:p>
      <text:p text:style-name="P2285"><text:s text:c="4"/>else:<text:tab/><text:tab/><text:tab/><text:tab/><text:tab/><text:tab/><text:tab/><text:tab/>1</text:p>
      <text:p text:style-name="P2286"><text:s text:c="8"/>j = 0<text:tab/><text:tab/><text:tab/><text:tab/><text:tab/><text:tab/><text:tab/><text:tab/>1</text:p>
      <text:p text:style-name="P2287"><text:s text:c="8"/>const += 1<text:tab/><text:tab/><text:tab/><text:tab/><text:tab/><text:tab/><text:tab/>1</text:p>
      <text:p text:style-name="P2288"><text:s text:c="8"/>while j &lt; length and imti_list(f, j) &lt; value:<text:tab/><text:tab/><text:tab/><text:tab/><text:tab/>n</text:p>
      <text:p text:style-name="P2289"><text:s text:c="12"/>j += 4<text:tab/><text:tab/><text:tab/><text:tab/><text:tab/><text:tab/><text:tab/>1</text:p>
      <text:p text:style-name="P2290"><text:s text:c="12"/>const += 1<text:tab/><text:tab/><text:tab/><text:tab/><text:tab/><text:tab/><text:tab/>1</text:p>
      <text:p text:style-name="P2291"><text:s text:c="8"/>value_to_write = value_b<text:tab/><text:tab/><text:tab/><text:tab/><text:tab/><text:tab/>1</text:p>
      <text:p text:style-name="P2292"><text:s text:c="8"/>value_to_take = imti_list_b(f, j)<text:tab/><text:tab/><text:tab/><text:tab/><text:tab/>Timti_list_b</text:p>
      <text:p text:style-name="P2293"><text:s text:c="8"/>const += 2<text:tab/><text:tab/><text:tab/><text:tab/><text:tab/><text:tab/><text:tab/>1</text:p>
      <text:p text:style-name="P2294"><text:s text:c="8"/>for x in xrange(j, length + 4, 4):<text:tab/><text:tab/><text:tab/><text:tab/><text:tab/>n</text:p>
      <text:p text:style-name="P2295"><text:s text:c="12"/>deti_list(f, x, value_to_write)<text:tab/><text:tab/><text:tab/><text:tab/><text:tab/>Tdeti_list</text:p>
      <text:p text:style-name="P2296"><text:s text:c="12"/>value_to_write = value_to_take<text:tab/><text:tab/><text:tab/><text:tab/><text:tab/>1</text:p>
      <text:p text:style-name="P2297"><text:s text:c="12"/>const += 2<text:tab/><text:tab/><text:tab/><text:tab/><text:tab/><text:tab/><text:tab/>1</text:p>
      <text:p text:style-name="P2298"><text:s text:c="12"/>try:<text:tab/><text:tab/><text:tab/><text:tab/><text:tab/><text:tab/><text:tab/><text:tab/>1</text:p>
      <text:p text:style-name="P2299"><text:s text:c="16"/>value_to_take = imti_list_b(f, x+4)<text:tab/><text:tab/><text:tab/><text:tab/><text:tab/>Timti_list_b</text:p>
      <text:p text:style-name="P2300"><text:s text:c="16"/>const += 1<text:tab/><text:tab/><text:tab/><text:tab/><text:tab/><text:tab/><text:tab/>1</text:p>
      <text:p text:style-name="P2301"><text:s text:c="12"/>except:<text:tab/><text:tab/><text:tab/><text:tab/><text:tab/><text:tab/><text:tab/>1</text:p>
      <text:p text:style-name="P2302"><text:s text:c="16"/>const += 1<text:tab/><text:tab/><text:tab/><text:tab/><text:tab/><text:tab/><text:tab/>1</text:p>
      <text:p text:style-name="P2303"><text:s text:c="16"/>pass<text:tab/><text:tab/><text:tab/><text:tab/><text:tab/><text:tab/><text:tab/>1</text:p>
      <text:p text:style-name="P2304"/>
      <text:p text:style-name="P2305">T(n) = 40 + Tbucket_sort(n) = 40 + 139 + 19n = 19n + 179</text:p>
      <text:p text:style-name="P2306">Tbucketsort(n) = 1 + n + Timti_list<text:s/>+ 3 + Tsort_insertion + 5 + 2n + Timti_list_b + Tdeti_list + 2<text:s/><text:s/>=<text:s/>1 + n + 2n + 21 + 3 + 10n + 77 + 5 + 2n + 2n + 15 + 2n + 15 + 2 = 19n + 139<text:s/></text:p>
      <text:p text:style-name="P2307">Tpereiti(n) = 1+1+1+1+n+1+1+1+n+1+1+1+1+1= 2n + 12</text:p>
      <text:p text:style-name="P2308">Timti_list(n) = 1+Tpereiti(n)+1+1+1+1+1+1+1+1= 2n + 12 + 9 = 2n + 21</text:p>
      <text:p text:style-name="P2309">Timti_list_b(n) = 1+Tpereiti(n)+1+1 = 2n + 12 + 3 = 2n + 15</text:p>
      <text:p text:style-name="P2310">Tdeti_list(n) = 1+Tpereiti(n)+1+1 = 2n + 12 + 3 = 2n + 15</text:p>
      <text:p text:style-name="P2311"><text:span text:style-name="T2312">Tsort_insertion(n)<text:s/></text:span><text:span text:style-name="T2313">= 2 + Tdeti</text:span><text:span text:style-name="T2314">_list</text:span><text:span text:style-name="T2315"><text:s/>+ 4 + n + 3 + Timti_</text:span><text:span text:style-name="T2316">list_</text:span><text:span text:style-name="T2317">b + 1 + n + Tdeti</text:span><text:span text:style-name="T2318">_list</text:span><text:span text:style-name="T2319"><text:s/>+ 3 + Timti_</text:span><text:span text:style-name="T2320">list_</text:span><text:span text:style-name="T2321">b + 4 =<text:s/></text:span><text:span text:style-name="T2322">2 + 2n + 15 + 4 + n + 3 + 2n + 15 + 1 + n + 2n + 15 + 3 + 2n + 15 + 4 = 10n + 77</text:span></text:p>
      <text:p text:style-name="P2323"/>
      <text:p text:style-name="P2324"><text:span text:style-name="T2325">Galutinis T(n) = O(n * k), k – kategorij</text:span><text:span text:style-name="T2326">ų skaičius</text:span></text:p>
      <text:p text:style-name="P2327"><text:span text:style-name="T2328"><text:s text:c="4"/></text:span></text:p>
      <text:p text:style-name="P2329"><text:span text:style-name="T2330">Algoritmo ekspermentinis tyrimas</text:span></text:p>
      <text:p text:style-name="P2331"><text:span text:style-name="T2332">Algoritmas testuojamas rikiuojant sveikuosius skaičius. Buvo sugeneruota daug atsitiktinių skaičių, nurodant failo dydį.</text:span><text:span text:style-name="T2333"><text:line-break/>Rikiuojant buvo skaičiuojama rikiavimo trukmė, palyginamas rikiavimas masyve ir sąraše. Duomenų imtis 200 iki 100.000.</text:span></text:p>
      <table:table table:style-name="Table2334">
        <table:table-columns>
          <table:table-column table:style-name="TableColumn2335"/>
          <table:table-column table:style-name="TableColumn2336"/>
          <table:table-column table:style-name="TableColumn2337"/>
          <table:table-column table:style-name="TableColumn2338"/>
          <table:table-column table:style-name="TableColumn2339"/>
        </table:table-columns>
        <table:table-row table:style-name="TableRow2340">
          <table:table-cell table:style-name="TableCell2341" table:number-rows-spanned="2">
            <text:p text:style-name="P2342">Elementų sk.</text:p>
          </table:table-cell>
          <table:table-cell table:style-name="TableCell2343" table:number-columns-spanned="2">
            <text:p text:style-name="P2344">Masyvas</text:p>
          </table:table-cell>
          <table:covered-table-cell/>
          <table:table-cell table:style-name="TableCell2345" table:number-columns-spanned="2">
            <text:p text:style-name="P2346">Sąrašas</text:p>
          </table:table-cell>
          <table:covered-table-cell/>
        </table:table-row>
        <table:table-row table:style-name="TableRow2347">
          <table:covered-table-cell>
            <text:p text:style-name="P2348"/>
          </table:covered-table-cell>
          <table:table-cell table:style-name="TableCell2349">
            <text:p text:style-name="P2350">Trukmė (s)</text:p>
          </table:table-cell>
          <table:table-cell table:style-name="TableCell2351">
            <text:p text:style-name="P2352">Operacijų sk.</text:p>
          </table:table-cell>
          <table:table-cell table:style-name="TableCell2353">
            <text:p text:style-name="P2354">Trukmė (s)</text:p>
          </table:table-cell>
          <table:table-cell table:style-name="TableCell2355">
            <text:p text:style-name="P2356">Operacijų sk.</text:p>
          </table:table-cell>
        </table:table-row>
        <table:table-row table:style-name="TableRow2357">
          <table:table-cell table:style-name="TableCell2358">
            <text:p text:style-name="P2359">200</text:p>
          </table:table-cell>
          <table:table-cell table:style-name="TableCell2360">
            <text:p text:style-name="P2361">0.0172638893127</text:p>
          </table:table-cell>
          <table:table-cell table:style-name="TableCell2362">
            <text:p text:style-name="P2363">34486</text:p>
          </table:table-cell>
          <table:table-cell table:style-name="TableCell2364">
            <text:p text:style-name="P2365">0.0241098403931</text:p>
          </table:table-cell>
          <table:table-cell table:style-name="TableCell2366">
            <text:p text:style-name="P2367">56096</text:p>
          </table:table-cell>
        </table:table-row>
        <table:table-row table:style-name="TableRow2368">
          <table:table-cell table:style-name="TableCell2369">
            <text:p text:style-name="P2370">400</text:p>
          </table:table-cell>
          <table:table-cell table:style-name="TableCell2371">
            <text:p text:style-name="P2372">0.0555970668793</text:p>
          </table:table-cell>
          <table:table-cell table:style-name="TableCell2373">
            <text:p text:style-name="P2374">118993</text:p>
          </table:table-cell>
          <table:table-cell table:style-name="TableCell2375">
            <text:p text:style-name="P2376">0.078996181488</text:p>
          </table:table-cell>
          <table:table-cell table:style-name="TableCell2377">
            <text:p text:style-name="P2378">195951</text:p>
          </table:table-cell>
        </table:table-row>
        <table:table-row table:style-name="TableRow2379">
          <table:table-cell table:style-name="TableCell2380">
            <text:p text:style-name="P2381">600</text:p>
          </table:table-cell>
          <table:table-cell table:style-name="TableCell2382">
            <text:p text:style-name="P2383">0.11394906044</text:p>
          </table:table-cell>
          <table:table-cell table:style-name="TableCell2384">
            <text:p text:style-name="P2385">255736</text:p>
          </table:table-cell>
          <table:table-cell table:style-name="TableCell2386">
            <text:p text:style-name="P2387">0.168732881546</text:p>
          </table:table-cell>
          <table:table-cell table:style-name="TableCell2388">
            <text:p text:style-name="P2389">422188</text:p>
          </table:table-cell>
        </table:table-row>
        <table:table-row table:style-name="TableRow2390">
          <table:table-cell table:style-name="TableCell2391">
            <text:p text:style-name="P2392">800</text:p>
          </table:table-cell>
          <table:table-cell table:style-name="TableCell2393">
            <text:p text:style-name="P2394">0.199162006378</text:p>
          </table:table-cell>
          <table:table-cell table:style-name="TableCell2395">
            <text:p text:style-name="P2396">455735</text:p>
          </table:table-cell>
          <table:table-cell table:style-name="TableCell2397">
            <text:p text:style-name="P2398">0.30180811882</text:p>
          </table:table-cell>
          <table:table-cell table:style-name="TableCell2399">
            <text:p text:style-name="P2400">754576</text:p>
          </table:table-cell>
        </table:table-row>
        <table:table-row table:style-name="TableRow2401">
          <table:table-cell table:style-name="TableCell2402">
            <text:p text:style-name="P2403">1.000</text:p>
          </table:table-cell>
          <table:table-cell table:style-name="TableCell2404">
            <text:p text:style-name="P2405">0.313737154007</text:p>
          </table:table-cell>
          <table:table-cell table:style-name="TableCell2406">
            <text:p text:style-name="P2407">711695</text:p>
          </table:table-cell>
          <table:table-cell table:style-name="TableCell2408">
            <text:p text:style-name="P2409">0.465600967407</text:p>
          </table:table-cell>
          <table:table-cell table:style-name="TableCell2410">
            <text:p text:style-name="P2411">1178508</text:p>
          </table:table-cell>
        </table:table-row>
        <table:table-row table:style-name="TableRow2412">
          <table:table-cell table:style-name="TableCell2413">
            <text:p text:style-name="P2414">1.200</text:p>
          </table:table-cell>
          <table:table-cell table:style-name="TableCell2415">
            <text:p text:style-name="P2416">0.456677913666</text:p>
          </table:table-cell>
          <table:table-cell table:style-name="TableCell2417">
            <text:p text:style-name="P2418">1001335</text:p>
          </table:table-cell>
          <table:table-cell table:style-name="TableCell2419">
            <text:p text:style-name="P2420">0.653183937073</text:p>
          </table:table-cell>
          <table:table-cell table:style-name="TableCell2421">
            <text:p text:style-name="P2422">1662029</text:p>
          </table:table-cell>
        </table:table-row>
        <table:table-row table:style-name="TableRow2423">
          <table:table-cell table:style-name="TableCell2424">
            <text:p text:style-name="P2425">1.400</text:p>
          </table:table-cell>
          <table:table-cell table:style-name="TableCell2426">
            <text:p text:style-name="P2427">0.576724052429</text:p>
          </table:table-cell>
          <table:table-cell table:style-name="TableCell2428">
            <text:p text:style-name="P2429">1329738</text:p>
          </table:table-cell>
          <table:table-cell table:style-name="TableCell2430">
            <text:p text:style-name="P2431">0.8708589077</text:p>
          </table:table-cell>
          <table:table-cell table:style-name="TableCell2432">
            <text:p text:style-name="P2433">2209305</text:p>
          </table:table-cell>
        </table:table-row>
        <table:table-row table:style-name="TableRow2434">
          <table:table-cell table:style-name="TableCell2435">
            <text:p text:style-name="P2436">1.600</text:p>
          </table:table-cell>
          <table:table-cell table:style-name="TableCell2437">
            <text:p text:style-name="P2438">0.760828018188</text:p>
          </table:table-cell>
          <table:table-cell table:style-name="TableCell2439">
            <text:p text:style-name="P2440">1719055</text:p>
          </table:table-cell>
          <table:table-cell table:style-name="TableCell2441">
            <text:p text:style-name="P2442">1.10874414444</text:p>
          </table:table-cell>
          <table:table-cell table:style-name="TableCell2443">
            <text:p text:style-name="P2444">2857383</text:p>
          </table:table-cell>
        </table:table-row>
        <table:table-row table:style-name="TableRow2445">
          <table:table-cell table:style-name="TableCell2446">
            <text:p text:style-name="P2447">1.800</text:p>
          </table:table-cell>
          <table:table-cell table:style-name="TableCell2448">
            <text:p text:style-name="P2449">0.996230125427</text:p>
          </table:table-cell>
          <table:table-cell table:style-name="TableCell2450">
            <text:p text:style-name="P2451">2226430</text:p>
          </table:table-cell>
          <table:table-cell table:style-name="TableCell2452">
            <text:p text:style-name="P2453">1.44347405434</text:p>
          </table:table-cell>
          <table:table-cell table:style-name="TableCell2454">
            <text:p text:style-name="P2455">3697037</text:p>
          </table:table-cell>
        </table:table-row>
        <table:table-row table:style-name="TableRow2456">
          <table:table-cell table:style-name="TableCell2457">
            <text:p text:style-name="P2458">2.000</text:p>
          </table:table-cell>
          <table:table-cell table:style-name="TableCell2459">
            <text:p text:style-name="P2460">1.24052000046</text:p>
          </table:table-cell>
          <table:table-cell table:style-name="TableCell2461">
            <text:p text:style-name="P2462">2681600</text:p>
          </table:table-cell>
          <table:table-cell table:style-name="TableCell2463">
            <text:p text:style-name="P2464">1.78206801414</text:p>
          </table:table-cell>
          <table:table-cell table:style-name="TableCell2465">
            <text:p text:style-name="P2466">4455230</text:p>
          </table:table-cell>
        </table:table-row>
        <table:table-row table:style-name="TableRow2467">
          <table:table-cell table:style-name="TableCell2468">
            <text:p text:style-name="P2469">3.000</text:p>
          </table:table-cell>
          <table:table-cell table:style-name="TableCell2470">
            <text:p text:style-name="P2471">2.6599919796</text:p>
          </table:table-cell>
          <table:table-cell table:style-name="TableCell2472">
            <text:p text:style-name="P2473">5973089</text:p>
          </table:table-cell>
          <table:table-cell table:style-name="TableCell2474">
            <text:p text:style-name="P2475">3.89628505707</text:p>
          </table:table-cell>
          <table:table-cell table:style-name="TableCell2476">
            <text:p text:style-name="P2477">9941081</text:p>
          </table:table-cell>
        </table:table-row>
        <table:table-row table:style-name="TableRow2478">
          <table:table-cell table:style-name="TableCell2479">
            <text:p text:style-name="P2480">5.000</text:p>
          </table:table-cell>
          <table:table-cell table:style-name="TableCell2481">
            <text:p text:style-name="P2482">7.33256602287</text:p>
          </table:table-cell>
          <table:table-cell table:style-name="TableCell2483">
            <text:p text:style-name="P2484">16575953</text:p>
          </table:table-cell>
          <table:table-cell table:style-name="TableCell2485">
            <text:p text:style-name="P2486">10.7687971592</text:p>
          </table:table-cell>
          <table:table-cell table:style-name="TableCell2487">
            <text:p text:style-name="P2488">27603363</text:p>
          </table:table-cell>
        </table:table-row>
        <table:table-row table:style-name="TableRow2489">
          <table:table-cell table:style-name="TableCell2490">
            <text:p text:style-name="P2491">10.000</text:p>
          </table:table-cell>
          <table:table-cell table:style-name="TableCell2492">
            <text:p text:style-name="P2493">29.5510778427</text:p>
          </table:table-cell>
          <table:table-cell table:style-name="TableCell2494">
            <text:p text:style-name="P2495">66196647</text:p>
          </table:table-cell>
          <table:table-cell table:style-name="TableCell2496">
            <text:p text:style-name="P2497">43.6714830399</text:p>
          </table:table-cell>
          <table:table-cell table:style-name="TableCell2498">
            <text:p text:style-name="P2499">110270250</text:p>
          </table:table-cell>
        </table:table-row>
        <table:table-row table:style-name="TableRow2500">
          <table:table-cell table:style-name="TableCell2501">
            <text:p text:style-name="P2502">20.000</text:p>
          </table:table-cell>
          <table:table-cell table:style-name="TableCell2503">
            <text:p text:style-name="P2504">117.724260092</text:p>
          </table:table-cell>
          <table:table-cell table:style-name="TableCell2505">
            <text:p text:style-name="P2506">263500943</text:p>
          </table:table-cell>
          <table:table-cell table:style-name="TableCell2507">
            <text:p text:style-name="P2508">174.706534863</text:p>
          </table:table-cell>
          <table:table-cell table:style-name="TableCell2509">
            <text:p text:style-name="P2510">439015347</text:p>
          </table:table-cell>
        </table:table-row>
        <table:table-row table:style-name="TableRow2511">
          <table:table-cell table:style-name="TableCell2512">
            <text:p text:style-name="P2513">30.000</text:p>
          </table:table-cell>
          <table:table-cell table:style-name="TableCell2514">
            <text:p text:style-name="P2515">265.602306843</text:p>
          </table:table-cell>
          <table:table-cell table:style-name="TableCell2516">
            <text:p text:style-name="P2517">593854711</text:p>
          </table:table-cell>
          <table:table-cell table:style-name="TableCell2518">
            <text:p text:style-name="P2519">394.671413183</text:p>
          </table:table-cell>
          <table:table-cell table:style-name="TableCell2520">
            <text:p text:style-name="P2521">989608952</text:p>
          </table:table-cell>
        </table:table-row>
        <table:table-row table:style-name="TableRow2522">
          <table:table-cell table:style-name="TableCell2523">
            <text:p text:style-name="P2524">50.000</text:p>
          </table:table-cell>
          <table:table-cell table:style-name="TableCell2525">
            <text:p text:style-name="P2526">734.482411146</text:p>
          </table:table-cell>
          <table:table-cell table:style-name="TableCell2527">
            <text:p text:style-name="P2528">1643497575</text:p>
          </table:table-cell>
          <table:table-cell table:style-name="TableCell2529">
            <text:p text:style-name="P2530">1098.88654399</text:p>
          </table:table-cell>
          <table:table-cell table:style-name="TableCell2531">
            <text:p text:style-name="P2532">2738745233</text:p>
          </table:table-cell>
        </table:table-row>
        <table:table-row table:style-name="TableRow2533">
          <table:table-cell table:style-name="TableCell2534">
            <text:p text:style-name="P2535">100.000</text:p>
          </table:table-cell>
          <table:table-cell table:style-name="TableCell2536">
            <text:p text:style-name="P2537">2956.100564</text:p>
          </table:table-cell>
          <table:table-cell table:style-name="TableCell2538">
            <text:p text:style-name="P2539">6588102715</text:p>
          </table:table-cell>
          <table:table-cell table:style-name="TableCell2540">
            <text:p text:style-name="P2541">4513.14706802</text:p>
          </table:table-cell>
          <table:table-cell table:style-name="TableCell2542">
            <text:p text:style-name="P2543">10979540748</text:p>
          </table:table-cell>
        </table:table-row>
      </table:table>
      <text:p text:style-name="P2544">Laiko trukmė pagal elementų kiekį</text:p>
      <text:p text:style-name="P2545">Mėlyna – masyvas. Orandžinė - sąrašas</text:p>
      <text:p text:style-name="P2546"><text:span text:style-name="T2547"><draw:frame draw:style-name="a11" draw:name="Chart 15" text:anchor-type="as-char" svg:x="0in" svg:y="0in" svg:width="3.29167in" svg:height="2.84375in" style:rel-width="scale" style:rel-height="scale"><draw:object xlink:href="Object 12/" xlink:type="simple" xlink:show="embed" xlink:actuate="onLoad"/><svg:title/><svg:desc/></draw:frame></text:span><text:span text:style-name="T2548"><draw:frame draw:style-name="a12" draw:name="Chart 16" text:anchor-type="as-char" svg:x="0in" svg:y="0in" svg:width="3.29167in" svg:height="2.84375in" style:rel-width="scale" style:rel-height="scale"><draw:object xlink:href="Object 13/" xlink:type="simple" xlink:show="embed" xlink:actuate="onLoad"/><svg:title/><svg:desc/></draw:frame></text:span></text:p>
      <text:soft-page-break/>
      <text:h text:style-name="Heading2" text:outline-level="2"><text:span text:style-name="T2549"><draw:frame draw:style-name="a13" draw:name="Chart 17" text:anchor-type="as-char" svg:x="0in" svg:y="0in" svg:width="3.25in" svg:height="2.42639in" style:rel-width="scale" style:rel-height="scale"><draw:object xlink:href="Object 14/" xlink:type="simple" xlink:show="embed" xlink:actuate="onLoad"/><svg:title/><svg:desc/></draw:frame></text:span><text:span text:style-name="T2550"><draw:frame draw:style-name="a14" draw:name="Chart 18" text:anchor-type="as-char" svg:x="0in" svg:y="0in" svg:width="3.33264in" svg:height="2.42639in" style:rel-width="scale" style:rel-height="scale"><draw:object xlink:href="Object 15/" xlink:type="simple" xlink:show="embed" xlink:actuate="onLoad"/><svg:title/><svg:desc/></draw:frame></text:span></text:h>
      <text:p text:style-name="P2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lt" fo:country="LT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NoSpacing" style:display-name="No Spacing" style:family="paragraph">
      <style:paragraph-properties fo:widows="2" fo:orphans="2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lgoritmų sudarymas ir analizė</dc:title>
    <dc:subject>Laboratorinis darbas Nr. 1, 3 variantas</dc:subject>
    <meta:initial-creator>Atliko: Tautvydas Petkus IFF-1</meta:initial-creator>
    <dc:creator>petkus09@gmail.com</dc:creator>
    <meta:creation-date>2013-11-05T18:56:00Z</meta:creation-date>
    <dc:date>2013-11-12T18:52:00Z</dc:date>
    <meta:template xlink:href="Normal.dotm" xlink:type="simple"/>
    <meta:editing-cycles>19</meta:editing-cycles>
    <meta:editing-duration>PT162780S</meta:editing-duration>
    <meta:document-statistic meta:page-count="15" meta:paragraph-count="66" meta:word-count="21180" meta:character-count="33188" meta:row-count="100" meta:non-whitespace-character-count="12074"/>
  </office:meta>
</office:document-meta>
</file>

<file path=Object 1/content.xml><?xml version="1.0" encoding="utf-8"?>
<mml:math xmlns:mml="http://www.w3.org/1998/Math/MathML" xmlns:m="http://schemas.openxmlformats.org/officeDocument/2006/math">
  <mml:mi>O</mml:mi>
  <mml:mo>(</mml:mo>
  <mml:mi>n</mml:mi>
  <mml:mi>*</mml:mi>
  <mml:mi>l</mml:mi>
  <mml:mi>o</mml:mi>
  <mml:mi>g</mml:mi>
  <mml:mn>2</mml:mn>
  <mml:mo>(</mml:mo>
  <mml:mi>n</mml:mi>
  <mml:mo>)</mml:mo>
  <mml:mo>)</mml:mo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9.95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406869"/>
            <table:table-cell office:value-type="float" office:value="3000"/>
            <table:table-cell office:value-type="float" office:value="9545275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698795"/>
            <table:table-cell office:value-type="float" office:value="5000"/>
            <table:table-cell office:value-type="float" office:value="26701233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1475820"/>
            <table:table-cell office:value-type="float" office:value="10000"/>
            <table:table-cell office:value-type="float" office:value="103059070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3178045"/>
            <table:table-cell office:value-type="float" office:value="20000"/>
            <table:table-cell office:value-type="float" office:value="407102394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5067712"/>
            <table:table-cell office:value-type="float" office:value="30000"/>
            <table:table-cell office:value-type="float" office:value="909007000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9419899"/>
            <table:table-cell office:value-type="float" office:value="50000"/>
            <table:table-cell office:value-type="float" office:value="2516228387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19373869"/>
            <table:table-cell office:value-type="float" office:value="100000"/>
            <table:table-cell office:value-type="float" office:value="10016471453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i>O</mml:mi>
  <mml:mo>(</mml:mo>
  <mml:mi>n</mml:mi>
  <mml:mi>*</mml:mi>
  <mml:mi>k</mml:mi>
  <mml:mo>)</mml:mo>
</mml:math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1.7263889312699999E-2"/>
            <table:table-cell office:value-type="float" office:value="200"/>
            <table:table-cell office:value-type="float" office:value="2.4109840393100001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5.5597066879300001E-2"/>
            <table:table-cell office:value-type="float" office:value="400"/>
            <table:table-cell office:value-type="float" office:value="7.8996181488E-2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0.11394906044"/>
            <table:table-cell office:value-type="float" office:value="600"/>
            <table:table-cell office:value-type="float" office:value="0.168732881546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0.19916200637799999"/>
            <table:table-cell office:value-type="float" office:value="800"/>
            <table:table-cell office:value-type="float" office:value="0.30180811882000003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0.31373715400699997"/>
            <table:table-cell office:value-type="float" office:value="1000"/>
            <table:table-cell office:value-type="float" office:value="0.46560096740700002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0.45667791366600002"/>
            <table:table-cell office:value-type="float" office:value="1200"/>
            <table:table-cell office:value-type="float" office:value="0.65318393707300004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0.57672405242900004"/>
            <table:table-cell office:value-type="float" office:value="1400"/>
            <table:table-cell office:value-type="float" office:value="0.87085890769999996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0.76082801818800005"/>
            <table:table-cell office:value-type="float" office:value="1600"/>
            <table:table-cell office:value-type="float" office:value="1.1087441444399999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0.99623012542699996"/>
            <table:table-cell office:value-type="float" office:value="1800"/>
            <table:table-cell office:value-type="float" office:value="1.44347405434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1.2405200004600001"/>
            <table:table-cell office:value-type="float" office:value="2000"/>
            <table:table-cell office:value-type="float" office:value="1.78206801414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2.6599919796"/>
            <table:table-cell office:value-type="float" office:value="3000"/>
            <table:table-cell office:value-type="float" office:value="3.8962850570700001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7.33256602287"/>
            <table:table-cell office:value-type="float" office:value="5000"/>
            <table:table-cell office:value-type="float" office:value="10.7687971592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29.5510778427"/>
            <table:table-cell office:value-type="float" office:value="10000"/>
            <table:table-cell office:value-type="float" office:value="43.67148303989999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117.72426009199999"/>
            <table:table-cell office:value-type="float" office:value="20000"/>
            <table:table-cell office:value-type="float" office:value="174.706534863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265.60230684300001"/>
            <table:table-cell office:value-type="float" office:value="30000"/>
            <table:table-cell office:value-type="float" office:value="394.67141318300003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734.482411146"/>
            <table:table-cell office:value-type="float" office:value="50000"/>
            <table:table-cell office:value-type="float" office:value="1098.8865439900001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2956.1005639999998"/>
            <table:table-cell office:value-type="float" office:value="100000"/>
            <table:table-cell office:value-type="float" office:value="4513.14706802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34486"/>
            <table:table-cell office:value-type="float" office:value="200"/>
            <table:table-cell office:value-type="float" office:value="56096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118993"/>
            <table:table-cell office:value-type="float" office:value="400"/>
            <table:table-cell office:value-type="float" office:value="195951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255736"/>
            <table:table-cell office:value-type="float" office:value="600"/>
            <table:table-cell office:value-type="float" office:value="422188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455735"/>
            <table:table-cell office:value-type="float" office:value="800"/>
            <table:table-cell office:value-type="float" office:value="754576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711695"/>
            <table:table-cell office:value-type="float" office:value="1000"/>
            <table:table-cell office:value-type="float" office:value="1178508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1001335"/>
            <table:table-cell office:value-type="float" office:value="1200"/>
            <table:table-cell office:value-type="float" office:value="1662029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1329738"/>
            <table:table-cell office:value-type="float" office:value="1400"/>
            <table:table-cell office:value-type="float" office:value="2209305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1719055"/>
            <table:table-cell office:value-type="float" office:value="1600"/>
            <table:table-cell office:value-type="float" office:value="2857383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2226430"/>
            <table:table-cell office:value-type="float" office:value="1800"/>
            <table:table-cell office:value-type="float" office:value="3697037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2681600"/>
            <table:table-cell office:value-type="float" office:value="2000"/>
            <table:table-cell office:value-type="float" office:value="445523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9.95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5973089"/>
            <table:table-cell office:value-type="float" office:value="3000"/>
            <table:table-cell office:value-type="float" office:value="9941081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16575953"/>
            <table:table-cell office:value-type="float" office:value="5000"/>
            <table:table-cell office:value-type="float" office:value="27603363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66196647"/>
            <table:table-cell office:value-type="float" office:value="10000"/>
            <table:table-cell office:value-type="float" office:value="110270250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263500943"/>
            <table:table-cell office:value-type="float" office:value="20000"/>
            <table:table-cell office:value-type="float" office:value="439015347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593854711"/>
            <table:table-cell office:value-type="float" office:value="30000"/>
            <table:table-cell office:value-type="float" office:value="989608952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1643497575"/>
            <table:table-cell office:value-type="float" office:value="50000"/>
            <table:table-cell office:value-type="float" office:value="2738745233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6588102715"/>
            <table:table-cell office:value-type="float" office:value="100000"/>
            <table:table-cell office:value-type="float" office:value="10979540748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5.45pt" chart:style-name="Crt0">
        <chart:title chart:style-name="CT00">
          <text:p text:style-name="a0" text:class-names="" text:cond-style-name="">Laiko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Masyva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.80029773712E-2"/>
            <table:table-cell office:value-type="float" office:value="200"/>
            <table:table-cell office:value-type="float" office:value="4.6942949295000001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3.7768840789800001E-2"/>
            <table:table-cell office:value-type="float" office:value="400"/>
            <table:table-cell office:value-type="float" office:value="0.13860106468200001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6.0698032379199997E-2"/>
            <table:table-cell office:value-type="float" office:value="600"/>
            <table:table-cell office:value-type="float" office:value="0.27435708046000001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8.4857940673799995E-2"/>
            <table:table-cell office:value-type="float" office:value="800"/>
            <table:table-cell office:value-type="float" office:value="0.46361017227200002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0.108127832413"/>
            <table:table-cell office:value-type="float" office:value="1000"/>
            <table:table-cell office:value-type="float" office:value="0.70389890670800004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0.13484692573500001"/>
            <table:table-cell office:value-type="float" office:value="1200"/>
            <table:table-cell office:value-type="float" office:value="0.98289299011200004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0.161478042603"/>
            <table:table-cell office:value-type="float" office:value="1400"/>
            <table:table-cell office:value-type="float" office:value="1.2996740341199999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0.18662214279200001"/>
            <table:table-cell office:value-type="float" office:value="1600"/>
            <table:table-cell office:value-type="float" office:value="1.6599550247199999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0.21442508697500001"/>
            <table:table-cell office:value-type="float" office:value="1800"/>
            <table:table-cell office:value-type="float" office:value="2.0940158367200001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0.240694046021"/>
            <table:table-cell office:value-type="float" office:value="2000"/>
            <table:table-cell office:value-type="float" office:value="2.50607204437000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5.7pt" svg:width="242.95pt" chart:style-name="Crt0">
        <chart:title chart:style-name="CT00">
          <text:p text:style-name="a0" text:class-names="" text:cond-style-name="">Laiko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Masyvas</text:p>
              </table:table-cell>
              <table:table-cell/>
              <table:table-cell office:value-type="string">
                <text:p>Sąrašas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0"/>
            <table:table-cell office:value-type="float" office:value="0.240694046021"/>
            <table:table-cell office:value-type="float" office:value="2000"/>
            <table:table-cell office:value-type="float" office:value="2.5060720443700002"/>
          </table:table-row>
          <table:table-row>
            <table:table-cell office:value-type="string">
              <text:p>2</text:p>
            </table:table-cell>
            <table:table-cell office:value-type="float" office:value="3000"/>
            <table:table-cell office:value-type="float" office:value="0.38311815261799997"/>
            <table:table-cell office:value-type="float" office:value="3000"/>
            <table:table-cell office:value-type="float" office:value="5.4382550716400004"/>
          </table:table-row>
          <table:table-row>
            <table:table-cell office:value-type="string">
              <text:p>3</text:p>
            </table:table-cell>
            <table:table-cell office:value-type="float" office:value="5000"/>
            <table:table-cell office:value-type="float" office:value="0.68344283103900005"/>
            <table:table-cell office:value-type="float" office:value="5000"/>
            <table:table-cell office:value-type="float" office:value="14.874557972"/>
          </table:table-row>
          <table:table-row>
            <table:table-cell office:value-type="string">
              <text:p>4</text:p>
            </table:table-cell>
            <table:table-cell office:value-type="float" office:value="10000"/>
            <table:table-cell office:value-type="float" office:value="1.4742558002499999"/>
            <table:table-cell office:value-type="float" office:value="10000"/>
            <table:table-cell office:value-type="float" office:value="57.768178939800002"/>
          </table:table-row>
          <table:table-row>
            <table:table-cell office:value-type="string">
              <text:p>5</text:p>
            </table:table-cell>
            <table:table-cell office:value-type="float" office:value="20000"/>
            <table:table-cell office:value-type="float" office:value="3.1796071529400001"/>
            <table:table-cell office:value-type="float" office:value="20000"/>
            <table:table-cell office:value-type="float" office:value="228.49127292599999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5.0397748947099998"/>
            <table:table-cell office:value-type="float" office:value="30000"/>
            <table:table-cell office:value-type="float" office:value="507.87328410100002"/>
          </table:table-row>
          <table:table-row>
            <table:table-cell office:value-type="string">
              <text:p>7</text:p>
            </table:table-cell>
            <table:table-cell office:value-type="float" office:value="50000"/>
            <table:table-cell office:value-type="float" office:value="8.8200900554700006"/>
            <table:table-cell office:value-type="float" office:value="50000"/>
            <table:table-cell office:value-type="float" office:value="1403.4774289100001"/>
          </table:table-row>
          <table:table-row>
            <table:table-cell office:value-type="string">
              <text:p>8</text:p>
            </table:table-cell>
            <table:table-cell office:value-type="float" office:value="100000"/>
            <table:table-cell office:value-type="float" office:value="18.779695987699998"/>
            <table:table-cell office:value-type="float" office:value="100000"/>
            <table:table-cell office:value-type="float" office:value="5600.193501949999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30480"/>
            <table:table-cell office:value-type="float" office:value="200"/>
            <table:table-cell office:value-type="float" office:value="136834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68968"/>
            <table:table-cell office:value-type="float" office:value="400"/>
            <table:table-cell office:value-type="float" office:value="447930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110389"/>
            <table:table-cell office:value-type="float" office:value="600"/>
            <table:table-cell office:value-type="float" office:value="905297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153902"/>
            <table:table-cell office:value-type="float" office:value="800"/>
            <table:table-cell office:value-type="float" office:value="1533798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197436"/>
            <table:table-cell office:value-type="float" office:value="1000"/>
            <table:table-cell office:value-type="float" office:value="2346424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244737"/>
            <table:table-cell office:value-type="float" office:value="1200"/>
            <table:table-cell office:value-type="float" office:value="3315345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292258"/>
            <table:table-cell office:value-type="float" office:value="1400"/>
            <table:table-cell office:value-type="float" office:value="4461120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339798"/>
            <table:table-cell office:value-type="float" office:value="1600"/>
            <table:table-cell office:value-type="float" office:value="5710916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387430"/>
            <table:table-cell office:value-type="float" office:value="1800"/>
            <table:table-cell office:value-type="float" office:value="7260512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435230"/>
            <table:table-cell office:value-type="float" office:value="2000"/>
            <table:table-cell office:value-type="float" office:value="873405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9.95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692010"/>
            <table:table-cell office:value-type="float" office:value="3000"/>
            <table:table-cell office:value-type="float" office:value="18988868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1226696"/>
            <table:table-cell office:value-type="float" office:value="5000"/>
            <table:table-cell office:value-type="float" office:value="52323344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2651839"/>
            <table:table-cell office:value-type="float" office:value="10000"/>
            <table:table-cell office:value-type="float" office:value="204461345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5703938"/>
            <table:table-cell office:value-type="float" office:value="20000"/>
            <table:table-cell office:value-type="float" office:value="809978924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8886143"/>
            <table:table-cell office:value-type="float" office:value="30000"/>
            <table:table-cell office:value-type="float" office:value="1814532217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15590694"/>
            <table:table-cell office:value-type="float" office:value="50000"/>
            <table:table-cell office:value-type="float" office:value="5024689734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33181753"/>
            <table:table-cell office:value-type="float" office:value="100000"/>
            <table:table-cell office:value-type="float" office:value="20036545219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i>O</mml:mi>
  <mml:mo>(</mml:mo>
  <mml:msup>
    <mml:mrow>
      <mml:mi>n</mml:mi>
    </mml:mrow>
    <mml:mrow>
      <mml:mn>2</mml:mn>
    </mml:mrow>
  </mml:msup>
  <mml:mo>)</mml:mo>
</mml:math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7.2298049926800001E-3"/>
            <table:table-cell office:value-type="float" office:value="200"/>
            <table:table-cell office:value-type="float" office:value="2.64909267426E-2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1.6115188598599998E-2"/>
            <table:table-cell office:value-type="float" office:value="400"/>
            <table:table-cell office:value-type="float" office:value="7.6653003692600002E-2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2.6094913482699999E-2"/>
            <table:table-cell office:value-type="float" office:value="600"/>
            <table:table-cell office:value-type="float" office:value="0.140232086182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3.5885095596300001E-2"/>
            <table:table-cell office:value-type="float" office:value="800"/>
            <table:table-cell office:value-type="float" office:value="0.23572897911099999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5.18169403076E-2"/>
            <table:table-cell office:value-type="float" office:value="1000"/>
            <table:table-cell office:value-type="float" office:value="0.37032890319799999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5.70778846741E-2"/>
            <table:table-cell office:value-type="float" office:value="1200"/>
            <table:table-cell office:value-type="float" office:value="0.49894380569500002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6.8748950958299998E-2"/>
            <table:table-cell office:value-type="float" office:value="1400"/>
            <table:table-cell office:value-type="float" office:value="0.67347908020000002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8.5413932800300005E-2"/>
            <table:table-cell office:value-type="float" office:value="1600"/>
            <table:table-cell office:value-type="float" office:value="0.84905314445500002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8.4212779998800003E-2"/>
            <table:table-cell office:value-type="float" office:value="1800"/>
            <table:table-cell office:value-type="float" office:value="1.06589412689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0.11750292778"/>
            <table:table-cell office:value-type="float" office:value="2000"/>
            <table:table-cell office:value-type="float" office:value="1.3113229274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4.75pt" svg:width="237.0pt" chart:style-name="Crt0">
        <chart:title chart:style-name="CT00">
          <text:p text:style-name="a0" text:class-names="" text:cond-style-name="">Laiko/elementų sk.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0.18168592452999999"/>
            <table:table-cell office:value-type="float" office:value="3000"/>
            <table:table-cell office:value-type="float" office:value="2.7841091156000002"/>
          </table:table-row>
          <table:table-row>
            <table:table-cell office:value-type="string">
              <text:p>2</text:p>
            </table:table-cell>
            <table:table-cell office:value-type="float" office:value="5000"/>
            <table:table-cell office:value-type="float" office:value="0.31328201293899999"/>
            <table:table-cell office:value-type="float" office:value="5000"/>
            <table:table-cell office:value-type="float" office:value="7.6632628440900001"/>
          </table:table-row>
          <table:table-row>
            <table:table-cell office:value-type="string">
              <text:p>3</text:p>
            </table:table-cell>
            <table:table-cell office:value-type="float" office:value="10000"/>
            <table:table-cell office:value-type="float" office:value="0.65300512313799997"/>
            <table:table-cell office:value-type="float" office:value="10000"/>
            <table:table-cell office:value-type="float" office:value="29.015991926200002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1.4627120494800001"/>
            <table:table-cell office:value-type="float" office:value="20000"/>
            <table:table-cell office:value-type="float" office:value="114.94175601000001"/>
          </table:table-row>
          <table:table-row>
            <table:table-cell office:value-type="string">
              <text:p>5</text:p>
            </table:table-cell>
            <table:table-cell office:value-type="float" office:value="30000"/>
            <table:table-cell office:value-type="float" office:value="2.3787879943800001"/>
            <table:table-cell office:value-type="float" office:value="30000"/>
            <table:table-cell office:value-type="float" office:value="254.048069"/>
          </table:table-row>
          <table:table-row>
            <table:table-cell office:value-type="string">
              <text:p>6</text:p>
            </table:table-cell>
            <table:table-cell office:value-type="float" office:value="50000"/>
            <table:table-cell office:value-type="float" office:value="4.3988258838699998"/>
            <table:table-cell office:value-type="float" office:value="50000"/>
            <table:table-cell office:value-type="float" office:value="703.12461686100005"/>
          </table:table-row>
          <table:table-row>
            <table:table-cell office:value-type="string">
              <text:p>7</text:p>
            </table:table-cell>
            <table:table-cell office:value-type="float" office:value="100000"/>
            <table:table-cell office:value-type="float" office:value="8.9452190399199996"/>
            <table:table-cell office:value-type="float" office:value="100000"/>
            <table:table-cell office:value-type="float" office:value="2794.9176480800002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4.7pt" svg:width="234.0pt" chart:style-name="Crt0">
        <chart:title chart:style-name="CT00">
          <text:p text:style-name="a0" text:class-names="" text:cond-style-name="">Operac. sk./elementų priklausomybė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Laikas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lementų sk.</text:p>
            </chart:title>
            <chart:grid chart:class="major" chart:style-name="GMa1"/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  <table:table-cell/>
              <table:table-cell office:value-type="string">
                <text:p>Column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16607"/>
            <table:table-cell office:value-type="float" office:value="200"/>
            <table:table-cell office:value-type="float" office:value="77174"/>
          </table:table-row>
          <table:table-row>
            <table:table-cell office:value-type="string">
              <text:p>2</text:p>
            </table:table-cell>
            <table:table-cell office:value-type="float" office:value="400"/>
            <table:table-cell office:value-type="float" office:value="33653"/>
            <table:table-cell office:value-type="float" office:value="400"/>
            <table:table-cell office:value-type="float" office:value="233878"/>
          </table:table-row>
          <table:table-row>
            <table:table-cell office:value-type="string">
              <text:p>3</text:p>
            </table:table-cell>
            <table:table-cell office:value-type="float" office:value="600"/>
            <table:table-cell office:value-type="float" office:value="55203"/>
            <table:table-cell office:value-type="float" office:value="600"/>
            <table:table-cell office:value-type="float" office:value="458394"/>
          </table:table-row>
          <table:table-row>
            <table:table-cell office:value-type="string">
              <text:p>4</text:p>
            </table:table-cell>
            <table:table-cell office:value-type="float" office:value="800"/>
            <table:table-cell office:value-type="float" office:value="78335"/>
            <table:table-cell office:value-type="float" office:value="800"/>
            <table:table-cell office:value-type="float" office:value="783338"/>
          </table:table-row>
          <table:table-row>
            <table:table-cell office:value-type="string">
              <text:p>5</text:p>
            </table:table-cell>
            <table:table-cell office:value-type="float" office:value="1000"/>
            <table:table-cell office:value-type="float" office:value="111904"/>
            <table:table-cell office:value-type="float" office:value="1000"/>
            <table:table-cell office:value-type="float" office:value="1236110"/>
          </table:table-row>
          <table:table-row>
            <table:table-cell office:value-type="string">
              <text:p>6</text:p>
            </table:table-cell>
            <table:table-cell office:value-type="float" office:value="1200"/>
            <table:table-cell office:value-type="float" office:value="126472"/>
            <table:table-cell office:value-type="float" office:value="1200"/>
            <table:table-cell office:value-type="float" office:value="1686500"/>
          </table:table-row>
          <table:table-row>
            <table:table-cell office:value-type="string">
              <text:p>7</text:p>
            </table:table-cell>
            <table:table-cell office:value-type="float" office:value="1400"/>
            <table:table-cell office:value-type="float" office:value="153458"/>
            <table:table-cell office:value-type="float" office:value="1400"/>
            <table:table-cell office:value-type="float" office:value="2295624"/>
          </table:table-row>
          <table:table-row>
            <table:table-cell office:value-type="string">
              <text:p>8</text:p>
            </table:table-cell>
            <table:table-cell office:value-type="float" office:value="1600"/>
            <table:table-cell office:value-type="float" office:value="190399"/>
            <table:table-cell office:value-type="float" office:value="1600"/>
            <table:table-cell office:value-type="float" office:value="2892716"/>
          </table:table-row>
          <table:table-row>
            <table:table-cell office:value-type="string">
              <text:p>9</text:p>
            </table:table-cell>
            <table:table-cell office:value-type="float" office:value="1800"/>
            <table:table-cell office:value-type="float" office:value="194545"/>
            <table:table-cell office:value-type="float" office:value="1800"/>
            <table:table-cell office:value-type="float" office:value="3697035"/>
          </table:table-row>
          <table:table-row>
            <table:table-cell office:value-type="string">
              <text:p>10</text:p>
            </table:table-cell>
            <table:table-cell office:value-type="float" office:value="2000"/>
            <table:table-cell office:value-type="float" office:value="258097"/>
            <table:table-cell office:value-type="float" office:value="2000"/>
            <table:table-cell office:value-type="float" office:value="4491840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